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5" table:default-cell-style-name="Default"/>
        <table:table-row table:style-name="ro1">
          <table:table-cell table:style-name="Default" office:value-type="string" calcext:value-type="string">
            <text:p>Rack:Tube</text:p>
          </table:table-cell>
          <table:table-cell office:value-type="string" calcext:value-type="string">
            <text:p>Solution Label</text:p>
          </table:table-cell>
          <table:table-cell office:value-type="string" calcext:value-type="string">
            <text:p>Al Ax 396.152 nm ppm</text:p>
          </table:table-cell>
          <table:table-cell office:value-type="string" calcext:value-type="string">
            <text:p>Al R 396.152 nm ppm</text:p>
          </table:table-cell>
          <table:table-cell office:value-type="string" calcext:value-type="string">
            <text:p>Ba Ax 230.424 nm ppm</text:p>
          </table:table-cell>
          <table:table-cell office:value-type="string" calcext:value-type="string">
            <text:p>Ba Ax 233.527 nm ppm</text:p>
          </table:table-cell>
          <table:table-cell office:value-type="string" calcext:value-type="string">
            <text:p>Ba Ax 455.403 nm ppm</text:p>
          </table:table-cell>
          <table:table-cell office:value-type="string" calcext:value-type="string">
            <text:p>Ba Ax 493.408 nm ppm</text:p>
          </table:table-cell>
          <table:table-cell office:value-type="string" calcext:value-type="string">
            <text:p>Ba R 230.424 nm ppm</text:p>
          </table:table-cell>
          <table:table-cell office:value-type="string" calcext:value-type="string">
            <text:p>Ba R 233.527 nm ppm</text:p>
          </table:table-cell>
          <table:table-cell office:value-type="string" calcext:value-type="string">
            <text:p>Ba R 455.403 nm ppm</text:p>
          </table:table-cell>
          <table:table-cell office:value-type="string" calcext:value-type="string">
            <text:p>Ba R 493.408 nm ppm</text:p>
          </table:table-cell>
          <table:table-cell office:value-type="string" calcext:value-type="string">
            <text:p>Ca Ax 315.887 nm ppm</text:p>
          </table:table-cell>
          <table:table-cell office:value-type="string" calcext:value-type="string">
            <text:p>Ca Ax 317.933 nm ppm</text:p>
          </table:table-cell>
          <table:table-cell office:value-type="string" calcext:value-type="string">
            <text:p>Ca Ax 373.690 nm ppm</text:p>
          </table:table-cell>
          <table:table-cell office:value-type="string" calcext:value-type="string">
            <text:p>Ca Ax 393.366 nm ppm</text:p>
          </table:table-cell>
          <table:table-cell office:value-type="string" calcext:value-type="string">
            <text:p>Ca Ax 396.847 nm ppm</text:p>
          </table:table-cell>
          <table:table-cell office:value-type="string" calcext:value-type="string">
            <text:p>Ca Ax 422.673 nm ppm</text:p>
          </table:table-cell>
          <table:table-cell office:value-type="string" calcext:value-type="string">
            <text:p>Ca R 315.887 nm ppm</text:p>
          </table:table-cell>
          <table:table-cell office:value-type="string" calcext:value-type="string">
            <text:p>Ca R 317.933 nm ppm</text:p>
          </table:table-cell>
          <table:table-cell office:value-type="string" calcext:value-type="string">
            <text:p>Ca R 373.690 nm ppm</text:p>
          </table:table-cell>
          <table:table-cell office:value-type="string" calcext:value-type="string">
            <text:p>Ca R 393.366 nm ppm</text:p>
          </table:table-cell>
          <table:table-cell office:value-type="string" calcext:value-type="string">
            <text:p>Ca R 396.847 nm ppm</text:p>
          </table:table-cell>
          <table:table-cell office:value-type="string" calcext:value-type="string">
            <text:p>Ca R 422.673 nm ppm</text:p>
          </table:table-cell>
          <table:table-cell office:value-type="string" calcext:value-type="string">
            <text:p>Fe Ax 234.350 nm ppm</text:p>
          </table:table-cell>
          <table:table-cell office:value-type="string" calcext:value-type="string">
            <text:p>Fe Ax 238.204 nm ppm</text:p>
          </table:table-cell>
          <table:table-cell office:value-type="string" calcext:value-type="string">
            <text:p>Fe Ax 259.940 nm ppm</text:p>
          </table:table-cell>
          <table:table-cell office:value-type="string" calcext:value-type="string">
            <text:p>Fe R 234.350 nm ppm</text:p>
          </table:table-cell>
          <table:table-cell office:value-type="string" calcext:value-type="string">
            <text:p>Fe R 238.204 nm ppm</text:p>
          </table:table-cell>
          <table:table-cell office:value-type="string" calcext:value-type="string">
            <text:p>Fe R 259.940 nm ppm</text:p>
          </table:table-cell>
          <table:table-cell office:value-type="string" calcext:value-type="string">
            <text:p>K Ax 766.491 nm ppm</text:p>
          </table:table-cell>
          <table:table-cell office:value-type="string" calcext:value-type="string">
            <text:p>K Ax 769.897 nm ppm</text:p>
          </table:table-cell>
          <table:table-cell office:value-type="string" calcext:value-type="string">
            <text:p>K R 766.491 nm ppm</text:p>
          </table:table-cell>
          <table:table-cell office:value-type="string" calcext:value-type="string">
            <text:p>K R 769.897 nm ppm</text:p>
          </table:table-cell>
          <table:table-cell office:value-type="string" calcext:value-type="string">
            <text:p>Li Ax 670.783 nm ppm</text:p>
          </table:table-cell>
          <table:table-cell office:value-type="string" calcext:value-type="string">
            <text:p>Li R 670.783 nm ppm</text:p>
          </table:table-cell>
          <table:table-cell office:value-type="string" calcext:value-type="string">
            <text:p>Mg Ax 279.553 nm ppm</text:p>
          </table:table-cell>
          <table:table-cell office:value-type="string" calcext:value-type="string">
            <text:p>Mg Ax 280.270 nm ppm</text:p>
          </table:table-cell>
          <table:table-cell office:value-type="string" calcext:value-type="string">
            <text:p>Mg Ax 285.213 nm ppm</text:p>
          </table:table-cell>
          <table:table-cell office:value-type="string" calcext:value-type="string">
            <text:p>Mg R 279.553 nm ppm</text:p>
          </table:table-cell>
          <table:table-cell office:value-type="string" calcext:value-type="string">
            <text:p>Mg R 280.270 nm ppm</text:p>
          </table:table-cell>
          <table:table-cell office:value-type="string" calcext:value-type="string">
            <text:p>Mg R 285.213 nm ppm</text:p>
          </table:table-cell>
          <table:table-cell office:value-type="string" calcext:value-type="string">
            <text:p>Mn Ax 257.610 nm ppm</text:p>
          </table:table-cell>
          <table:table-cell office:value-type="string" calcext:value-type="string">
            <text:p>Mn Ax 259.372 nm ppm</text:p>
          </table:table-cell>
          <table:table-cell office:value-type="string" calcext:value-type="string">
            <text:p>Mn R 257.610 nm ppm</text:p>
          </table:table-cell>
          <table:table-cell office:value-type="string" calcext:value-type="string">
            <text:p>Mn R 259.372 nm ppm</text:p>
          </table:table-cell>
          <table:table-cell office:value-type="string" calcext:value-type="string">
            <text:p>Na Ax 568.821 nm ppm</text:p>
          </table:table-cell>
          <table:table-cell office:value-type="string" calcext:value-type="string">
            <text:p>Na Ax 588.995 nm ppm</text:p>
          </table:table-cell>
          <table:table-cell office:value-type="string" calcext:value-type="string">
            <text:p>Na Ax 589.592 nm ppm</text:p>
          </table:table-cell>
          <table:table-cell office:value-type="string" calcext:value-type="string">
            <text:p>Na R 568.821 nm ppm</text:p>
          </table:table-cell>
          <table:table-cell office:value-type="string" calcext:value-type="string">
            <text:p>Na R 588.995 nm ppm</text:p>
          </table:table-cell>
          <table:table-cell office:value-type="string" calcext:value-type="string">
            <text:p>Na R 589.592 nm ppm</text:p>
          </table:table-cell>
          <table:table-cell office:value-type="string" calcext:value-type="string">
            <text:p>S Ax 180.669 nm ppm</text:p>
          </table:table-cell>
          <table:table-cell office:value-type="string" calcext:value-type="string">
            <text:p>S Ax 181.972 nm ppm</text:p>
          </table:table-cell>
          <table:table-cell office:value-type="string" calcext:value-type="string">
            <text:p>S R 180.669 nm ppm</text:p>
          </table:table-cell>
          <table:table-cell office:value-type="string" calcext:value-type="string">
            <text:p>S R 181.972 nm ppm</text:p>
          </table:table-cell>
          <table:table-cell office:value-type="string" calcext:value-type="string">
            <text:p>Si Ax 251.432 nm ppm</text:p>
          </table:table-cell>
          <table:table-cell office:value-type="string" calcext:value-type="string">
            <text:p>Si Ax 251.611 nm ppm</text:p>
          </table:table-cell>
          <table:table-cell office:value-type="string" calcext:value-type="string">
            <text:p>Si Ax 288.158 nm ppm</text:p>
          </table:table-cell>
          <table:table-cell office:value-type="string" calcext:value-type="string">
            <text:p>Si R 251.432 nm ppm</text:p>
          </table:table-cell>
          <table:table-cell office:value-type="string" calcext:value-type="string">
            <text:p>Si R 251.611 nm ppm</text:p>
          </table:table-cell>
          <table:table-cell office:value-type="string" calcext:value-type="string">
            <text:p>Si R 288.158 nm ppm</text:p>
          </table:table-cell>
          <table:table-cell office:value-type="string" calcext:value-type="string">
            <text:p>Sr Ax 407.771 nm ppm</text:p>
          </table:table-cell>
          <table:table-cell office:value-type="string" calcext:value-type="string">
            <text:p>Sr Ax 421.552 nm ppm</text:p>
          </table:table-cell>
          <table:table-cell office:value-type="string" calcext:value-type="string">
            <text:p>Sr R 407.771 nm ppm</text:p>
          </table:table-cell>
          <table:table-cell office:value-type="string" calcext:value-type="string">
            <text:p>Sr R 421.552 nm ppm</text:p>
          </table:table-cell>
        </table:table-row>
        <table:table-row table:style-name="ro1">
          <table:table-cell office:value-type="time" office:time-value="PT01H01M00S" calcext:value-type="time">
            <text:p>01:01:00</text:p>
          </table:table-cell>
          <table:table-cell office:value-type="string" calcext:value-type="string">
            <text:p>Blank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01H02M00S" calcext:value-type="time">
            <text:p>01:02:0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--</text:p>
          </table:table-cell>
          <table:table-cell table:number-columns-repeated="2" office:value-type="float" office:value="0.00021" calcext:value-type="float">
            <text:p>0.00021</text:p>
          </table:table-cell>
          <table:table-cell table:number-columns-repeated="5" office:value-type="string" calcext:value-type="string">
            <text:p>--</text:p>
          </table:table-cell>
          <table:table-cell table:number-columns-repeated="6" office:value-type="float" office:value="0.10757" calcext:value-type="float">
            <text:p>0.10757</text:p>
          </table:table-cell>
          <table:table-cell office:value-type="string" calcext:value-type="string">
            <text:p>--</text:p>
          </table:table-cell>
          <table:table-cell table:number-columns-repeated="4" office:value-type="float" office:value="0.10757" calcext:value-type="float">
            <text:p>0.10757</text:p>
          </table:table-cell>
          <table:table-cell table:number-columns-repeated="6" office:value-type="string" calcext:value-type="string">
            <text:p>--</text:p>
          </table:table-cell>
          <table:table-cell table:number-columns-repeated="2" office:value-type="float" office:value="0.04327" calcext:value-type="float">
            <text:p>0.04327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000216" calcext:value-type="float">
            <text:p>0.000216</text:p>
          </table:table-cell>
          <table:table-cell office:value-type="string" calcext:value-type="string">
            <text:p>--</text:p>
          </table:table-cell>
          <table:table-cell table:number-columns-repeated="5" office:value-type="float" office:value="0.04339" calcext:value-type="float">
            <text:p>0.04339</text:p>
          </table:table-cell>
          <table:table-cell table:number-columns-repeated="6" office:value-type="string" calcext:value-type="string">
            <text:p>--</text:p>
          </table:table-cell>
          <table:table-cell table:number-columns-repeated="2" office:value-type="float" office:value="0.08678" calcext:value-type="float">
            <text:p>0.08678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08678" calcext:value-type="float">
            <text:p>0.08678</text:p>
          </table:table-cell>
          <table:table-cell table:number-columns-repeated="5" office:value-type="string" calcext:value-type="string">
            <text:p>--</text:p>
          </table:table-cell>
          <table:table-cell table:number-columns-repeated="2" office:value-type="float" office:value="0.08623" calcext:value-type="float">
            <text:p>0.08623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.08623" calcext:value-type="float">
            <text:p>0.08623</text:p>
          </table:table-cell>
          <table:table-cell table:number-columns-repeated="4" office:value-type="float" office:value="0.00131" calcext:value-type="float">
            <text:p>0.00131</text:p>
          </table:table-cell>
        </table:table-row>
        <table:table-row table:style-name="ro1">
          <table:table-cell office:value-type="time" office:time-value="PT01H03M00S" calcext:value-type="time">
            <text:p>01:03:00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-</text:p>
          </table:table-cell>
          <table:table-cell table:number-columns-repeated="3" office:value-type="float" office:value="0.00051" calcext:value-type="float">
            <text:p>0.00051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00051" calcext:value-type="float">
            <text:p>0.00051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1" office:value-type="float" office:value="0.26846" calcext:value-type="float">
            <text:p>0.26846</text:p>
          </table:table-cell>
          <table:table-cell table:number-columns-repeated="6" office:value-type="string" calcext:value-type="string">
            <text:p>--</text:p>
          </table:table-cell>
          <table:table-cell table:number-columns-repeated="2" office:value-type="float" office:value="0.10798" calcext:value-type="float">
            <text:p>0.10798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000539" calcext:value-type="float">
            <text:p>0.000539</text:p>
          </table:table-cell>
          <table:table-cell office:value-type="string" calcext:value-type="string">
            <text:p>--</text:p>
          </table:table-cell>
          <table:table-cell table:number-columns-repeated="6" office:value-type="float" office:value="0.10828" calcext:value-type="float">
            <text:p>0.10828</text:p>
          </table:table-cell>
          <table:table-cell office:value-type="float" office:value="0.00051" calcext:value-type="float">
            <text:p>0.00051</text:p>
          </table:table-cell>
          <table:table-cell table:number-columns-repeated="4" office:value-type="string" calcext:value-type="string">
            <text:p>--</text:p>
          </table:table-cell>
          <table:table-cell table:number-columns-repeated="2" office:value-type="float" office:value="0.21658" calcext:value-type="float">
            <text:p>0.21658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.21658" calcext:value-type="float">
            <text:p>0.21658</text:p>
          </table:table-cell>
          <table:table-cell table:number-columns-repeated="2" office:value-type="float" office:value="0.05405" calcext:value-type="float">
            <text:p>0.05405</text:p>
          </table:table-cell>
          <table:table-cell table:number-columns-repeated="3" office:value-type="string" calcext:value-type="string">
            <text:p>--</text:p>
          </table:table-cell>
          <table:table-cell table:number-columns-repeated="2" office:value-type="float" office:value="0.2152" calcext:value-type="float">
            <text:p>0.2152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.2152" calcext:value-type="float">
            <text:p>0.2152</text:p>
          </table:table-cell>
          <table:table-cell table:number-columns-repeated="4" office:value-type="float" office:value="0.00328" calcext:value-type="float">
            <text:p>0.00328</text:p>
          </table:table-cell>
        </table:table-row>
        <table:table-row table:style-name="ro1"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00096" calcext:value-type="float">
            <text:p>0.00096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.00096" calcext:value-type="float">
            <text:p>0.00096</text:p>
          </table:table-cell>
          <table:table-cell table:number-columns-repeated="3" office:value-type="string" calcext:value-type="string">
            <text:p>--</text:p>
          </table:table-cell>
          <table:table-cell office:value-type="float" office:value="0.00096" calcext:value-type="float">
            <text:p>0.00096</text:p>
          </table:table-cell>
          <table:table-cell office:value-type="string" calcext:value-type="string">
            <text:p>--</text:p>
          </table:table-cell>
          <table:table-cell table:number-columns-repeated="11" office:value-type="float" office:value="0.50372" calcext:value-type="float">
            <text:p>0.50372</text:p>
          </table:table-cell>
          <table:table-cell table:number-columns-repeated="6" office:value-type="string" calcext:value-type="string">
            <text:p>--</text:p>
          </table:table-cell>
          <table:table-cell table:number-columns-repeated="2" office:value-type="float" office:value="0.20261" calcext:value-type="float">
            <text:p>0.20261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00101" calcext:value-type="float">
            <text:p>0.00101</text:p>
          </table:table-cell>
          <table:table-cell office:value-type="string" calcext:value-type="string">
            <text:p>--</text:p>
          </table:table-cell>
          <table:table-cell table:number-columns-repeated="6" office:value-type="float" office:value="0.20317" calcext:value-type="float">
            <text:p>0.20317</text:p>
          </table:table-cell>
          <table:table-cell table:number-columns-repeated="3" office:value-type="float" office:value="0.00096" calcext:value-type="float">
            <text:p>0.00096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0.40637" calcext:value-type="float">
            <text:p>0.40637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.40637" calcext:value-type="float">
            <text:p>0.40637</text:p>
          </table:table-cell>
          <table:table-cell table:number-columns-repeated="2" office:value-type="float" office:value="0.10142" calcext:value-type="float">
            <text:p>0.10142</text:p>
          </table:table-cell>
          <table:table-cell office:value-type="string" calcext:value-type="string">
            <text:p>--</text:p>
          </table:table-cell>
          <table:table-cell office:value-type="float" office:value="0.10142" calcext:value-type="float">
            <text:p>0.10142</text:p>
          </table:table-cell>
          <table:table-cell table:number-columns-repeated="6" office:value-type="float" office:value="0.40379" calcext:value-type="float">
            <text:p>0.40379</text:p>
          </table:table-cell>
          <table:table-cell table:number-columns-repeated="4" office:value-type="float" office:value="0.00615" calcext:value-type="float">
            <text:p>0.00615</text:p>
          </table:table-cell>
        </table:table-row>
        <table:table-row table:style-name="ro1">
          <table:table-cell office:value-type="time" office:time-value="PT01H05M00S" calcext:value-type="time">
            <text:p>01:05:0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float" office:value="0.00202" calcext:value-type="float">
            <text:p>0.00202</text:p>
          </table:table-cell>
          <table:table-cell office:value-type="string" calcext:value-type="string">
            <text:p>--</text:p>
          </table:table-cell>
          <table:table-cell table:number-columns-repeated="3" office:value-type="float" office:value="0.00202" calcext:value-type="float">
            <text:p>0.00202</text:p>
          </table:table-cell>
          <table:table-cell table:number-columns-repeated="12" office:value-type="float" office:value="1.06094" calcext:value-type="float">
            <text:p>1.06094</text:p>
          </table:table-cell>
          <table:table-cell office:value-type="string" calcext:value-type="string">
            <text:p>--</text:p>
          </table:table-cell>
          <table:table-cell office:value-type="float" office:value="0.00196" calcext:value-type="float">
            <text:p>0.00196</text:p>
          </table:table-cell>
          <table:table-cell table:number-columns-repeated="4" office:value-type="string" calcext:value-type="string">
            <text:p>--</text:p>
          </table:table-cell>
          <table:table-cell table:number-columns-repeated="2" office:value-type="float" office:value="0.42674" calcext:value-type="float">
            <text:p>0.42674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002128" calcext:value-type="float">
            <text:p>0.002128</text:p>
          </table:table-cell>
          <table:table-cell office:value-type="string" calcext:value-type="string">
            <text:p>--</text:p>
          </table:table-cell>
          <table:table-cell table:number-columns-repeated="6" office:value-type="float" office:value="0.42792" calcext:value-type="float">
            <text:p>0.42792</text:p>
          </table:table-cell>
          <table:table-cell table:number-columns-repeated="4" office:value-type="float" office:value="0.00203" calcext:value-type="float">
            <text:p>0.00203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.8559" calcext:value-type="float">
            <text:p>0.8559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.8559" calcext:value-type="float">
            <text:p>0.8559</text:p>
          </table:table-cell>
          <table:table-cell table:number-columns-repeated="2" office:value-type="float" office:value="0.21361" calcext:value-type="float">
            <text:p>0.21361</text:p>
          </table:table-cell>
          <table:table-cell table:number-columns-repeated="2" office:value-type="string" calcext:value-type="string">
            <text:p>--</text:p>
          </table:table-cell>
          <table:table-cell table:number-columns-repeated="6" office:value-type="float" office:value="0.85046" calcext:value-type="float">
            <text:p>0.85046</text:p>
          </table:table-cell>
          <table:table-cell table:number-columns-repeated="4" office:value-type="float" office:value="0.01294" calcext:value-type="float">
            <text:p>0.01294</text:p>
          </table:table-cell>
        </table:table-row>
        <table:table-row table:style-name="ro1">
          <table:table-cell office:value-type="time" office:time-value="PT01H06M00S" calcext:value-type="time">
            <text:p>01:06:00</text:p>
          </table:table-cell>
          <table:table-cell office:value-type="string" calcext:value-type="string">
            <text:p>E</text:p>
          </table:table-cell>
          <table:table-cell office:value-type="float" office:value="0.00492" calcext:value-type="float">
            <text:p>0.00492</text:p>
          </table:table-cell>
          <table:table-cell office:value-type="string" calcext:value-type="string">
            <text:p>--</text:p>
          </table:table-cell>
          <table:table-cell table:number-columns-repeated="4" office:value-type="float" office:value="0.00505" calcext:value-type="float">
            <text:p>0.00505</text:p>
          </table:table-cell>
          <table:table-cell office:value-type="string" calcext:value-type="string">
            <text:p>--</text:p>
          </table:table-cell>
          <table:table-cell table:number-columns-repeated="3" office:value-type="float" office:value="0.00505" calcext:value-type="float">
            <text:p>0.00505</text:p>
          </table:table-cell>
          <table:table-cell table:number-columns-repeated="12" office:value-type="float" office:value="2.64686" calcext:value-type="float">
            <text:p>2.64686</text:p>
          </table:table-cell>
          <table:table-cell table:number-columns-repeated="3" office:value-type="float" office:value="0.00489" calcext:value-type="float">
            <text:p>0.00489</text:p>
          </table:table-cell>
          <table:table-cell table:number-columns-repeated="3" office:value-type="string" calcext:value-type="string">
            <text:p>--</text:p>
          </table:table-cell>
          <table:table-cell table:number-columns-repeated="2" office:value-type="float" office:value="1.06465" calcext:value-type="float">
            <text:p>1.0646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005309" calcext:value-type="float">
            <text:p>0.005309</text:p>
          </table:table-cell>
          <table:table-cell office:value-type="string" calcext:value-type="string">
            <text:p>--</text:p>
          </table:table-cell>
          <table:table-cell table:number-columns-repeated="6" office:value-type="float" office:value="1.06758" calcext:value-type="float">
            <text:p>1.06758</text:p>
          </table:table-cell>
          <table:table-cell table:number-columns-repeated="4" office:value-type="float" office:value="0.00506" calcext:value-type="float">
            <text:p>0.00506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2.13531" calcext:value-type="float">
            <text:p>2.13531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2.13531" calcext:value-type="float">
            <text:p>2.13531</text:p>
          </table:table-cell>
          <table:table-cell table:number-columns-repeated="4" office:value-type="float" office:value="0.53293" calcext:value-type="float">
            <text:p>0.53293</text:p>
          </table:table-cell>
          <table:table-cell table:number-columns-repeated="6" office:value-type="float" office:value="2.12176" calcext:value-type="float">
            <text:p>2.12176</text:p>
          </table:table-cell>
          <table:table-cell table:number-columns-repeated="4" office:value-type="float" office:value="0.03229" calcext:value-type="float">
            <text:p>0.03229</text:p>
          </table:table-cell>
        </table:table-row>
        <table:table-row table:style-name="ro1">
          <table:table-cell office:value-type="time" office:time-value="PT01H07M00S" calcext:value-type="time">
            <text:p>01:07: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.00925" calcext:value-type="float">
            <text:p>0.00925</text:p>
          </table:table-cell>
          <table:table-cell table:number-columns-repeated="8" office:value-type="float" office:value="0.0095" calcext:value-type="float">
            <text:p>0.0095</text:p>
          </table:table-cell>
          <table:table-cell table:number-columns-repeated="12" office:value-type="float" office:value="4.97843" calcext:value-type="float">
            <text:p>4.97843</text:p>
          </table:table-cell>
          <table:table-cell table:number-columns-repeated="3" office:value-type="float" office:value="0.0092" calcext:value-type="float">
            <text:p>0.0092</text:p>
          </table:table-cell>
          <table:table-cell office:value-type="string" calcext:value-type="string">
            <text:p>--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--</text:p>
          </table:table-cell>
          <table:table-cell table:number-columns-repeated="3" office:value-type="float" office:value="2.00249" calcext:value-type="float">
            <text:p>2.00249</text:p>
          </table:table-cell>
          <table:table-cell office:value-type="string" calcext:value-type="string">
            <text:p>--</text:p>
          </table:table-cell>
          <table:table-cell office:value-type="float" office:value="0.009986" calcext:value-type="float">
            <text:p>0.009986</text:p>
          </table:table-cell>
          <table:table-cell office:value-type="string" calcext:value-type="string">
            <text:p>--</text:p>
          </table:table-cell>
          <table:table-cell table:number-columns-repeated="6" office:value-type="float" office:value="2.008" calcext:value-type="float">
            <text:p>2.008</text:p>
          </table:table-cell>
          <table:table-cell table:number-columns-repeated="4" office:value-type="float" office:value="0.00951" calcext:value-type="float">
            <text:p>0.00951</text:p>
          </table:table-cell>
          <table:table-cell office:value-type="string" calcext:value-type="string">
            <text:p>--</text:p>
          </table:table-cell>
          <table:table-cell table:number-columns-repeated="5" office:value-type="float" office:value="4.01628" calcext:value-type="float">
            <text:p>4.01628</text:p>
          </table:table-cell>
          <table:table-cell table:number-columns-repeated="4" office:value-type="float" office:value="1.00237" calcext:value-type="float">
            <text:p>1.00237</text:p>
          </table:table-cell>
          <table:table-cell table:number-columns-repeated="6" office:value-type="float" office:value="3.9908" calcext:value-type="float">
            <text:p>3.9908</text:p>
          </table:table-cell>
          <table:table-cell table:number-columns-repeated="4" office:value-type="float" office:value="0.06074" calcext:value-type="float">
            <text:p>0.06074</text:p>
          </table:table-cell>
        </table:table-row>
        <table:table-row table:style-name="ro1">
          <table:table-cell office:value-type="time" office:time-value="PT01H08M00S" calcext:value-type="time">
            <text:p>01:08:00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.01944" calcext:value-type="float">
            <text:p>0.01944</text:p>
          </table:table-cell>
          <table:table-cell table:number-columns-repeated="5" office:value-type="float" office:value="0.01997" calcext:value-type="float">
            <text:p>0.01997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.01997" calcext:value-type="float">
            <text:p>0.01997</text:p>
          </table:table-cell>
          <table:table-cell table:number-columns-repeated="4" office:value-type="float" office:value="10.46783" calcext:value-type="float">
            <text:p>10.46783</text:p>
          </table:table-cell>
          <table:table-cell office:value-type="string" calcext:value-type="string">
            <text:p>--</text:p>
          </table:table-cell>
          <table:table-cell table:number-columns-repeated="7" office:value-type="float" office:value="10.46783" calcext:value-type="float">
            <text:p>10.46783</text:p>
          </table:table-cell>
          <table:table-cell table:number-columns-repeated="3" office:value-type="float" office:value="0.01935" calcext:value-type="float">
            <text:p>0.01935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.01935" calcext:value-type="float">
            <text:p>0.01935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4.21051" calcext:value-type="float">
            <text:p>4.21051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.020998" calcext:value-type="float">
            <text:p>0.020998</text:p>
          </table:table-cell>
          <table:table-cell table:number-columns-repeated="6" office:value-type="float" office:value="4.2221" calcext:value-type="float">
            <text:p>4.2221</text:p>
          </table:table-cell>
          <table:table-cell table:number-columns-repeated="4" office:value-type="float" office:value="0.02" calcext:value-type="float">
            <text:p>0.02</text:p>
          </table:table-cell>
          <table:table-cell table:number-columns-repeated="6" office:value-type="float" office:value="8.44477" calcext:value-type="float">
            <text:p>8.44477</text:p>
          </table:table-cell>
          <table:table-cell table:number-columns-repeated="4" office:value-type="float" office:value="2.10762" calcext:value-type="float">
            <text:p>2.10762</text:p>
          </table:table-cell>
          <table:table-cell table:number-columns-repeated="6" office:value-type="float" office:value="8.39119" calcext:value-type="float">
            <text:p>8.39119</text:p>
          </table:table-cell>
          <table:table-cell table:number-columns-repeated="4" office:value-type="float" office:value="0.1277" calcext:value-type="float">
            <text:p>0.1277</text:p>
          </table:table-cell>
        </table:table-row>
        <table:table-row table:style-name="ro1">
          <table:table-cell office:value-type="time" office:time-value="PT01H09M00S" calcext:value-type="time">
            <text:p>01:09:0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.0485" calcext:value-type="float">
            <text:p>0.0485</text:p>
          </table:table-cell>
          <table:table-cell table:number-columns-repeated="8" office:value-type="float" office:value="0.04983" calcext:value-type="float">
            <text:p>0.04983</text:p>
          </table:table-cell>
          <table:table-cell table:number-columns-repeated="4" office:value-type="float" office:value="26.1169" calcext:value-type="float">
            <text:p>26.1169</text:p>
          </table:table-cell>
          <table:table-cell office:value-type="string" calcext:value-type="string">
            <text:p>####</text:p>
          </table:table-cell>
          <table:table-cell table:number-columns-repeated="7" office:value-type="float" office:value="26.1169" calcext:value-type="float">
            <text:p>26.1169</text:p>
          </table:table-cell>
          <table:table-cell table:number-columns-repeated="6" office:value-type="float" office:value="0.04828" calcext:value-type="float">
            <text:p>0.04828</text:p>
          </table:table-cell>
          <table:table-cell table:number-columns-repeated="4" office:value-type="float" office:value="10.50508" calcext:value-type="float">
            <text:p>10.50508</text:p>
          </table:table-cell>
          <table:table-cell table:number-columns-repeated="2" office:value-type="float" office:value="0.052388" calcext:value-type="float">
            <text:p>0.052388</text:p>
          </table:table-cell>
          <table:table-cell table:number-columns-repeated="6" office:value-type="float" office:value="10.534" calcext:value-type="float">
            <text:p>10.534</text:p>
          </table:table-cell>
          <table:table-cell table:number-columns-repeated="4" office:value-type="float" office:value="0.04991" calcext:value-type="float">
            <text:p>0.04991</text:p>
          </table:table-cell>
          <table:table-cell table:number-columns-repeated="6" office:value-type="float" office:value="21.06943" calcext:value-type="float">
            <text:p>21.06943</text:p>
          </table:table-cell>
          <table:table-cell table:number-columns-repeated="4" office:value-type="float" office:value="5.25845" calcext:value-type="float">
            <text:p>5.25845</text:p>
          </table:table-cell>
          <table:table-cell table:number-columns-repeated="6" office:value-type="float" office:value="20.93575" calcext:value-type="float">
            <text:p>20.93575</text:p>
          </table:table-cell>
          <table:table-cell table:number-columns-repeated="4" office:value-type="float" office:value="0.31862" calcext:value-type="float">
            <text:p>0.31862</text:p>
          </table:table-cell>
        </table:table-row>
        <table:table-row table:style-name="ro1"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0.09107 !</text:p>
          </table:table-cell>
          <table:table-cell table:number-columns-repeated="8" office:value-type="string" calcext:value-type="string">
            <text:p>0.09357 !</text:p>
          </table:table-cell>
          <table:table-cell table:number-columns-repeated="4" office:value-type="string" calcext:value-type="string">
            <text:p>49.03875 !</text:p>
          </table:table-cell>
          <table:table-cell office:value-type="string" calcext:value-type="string">
            <text:p>####</text:p>
          </table:table-cell>
          <table:table-cell table:number-columns-repeated="7" office:value-type="string" calcext:value-type="string">
            <text:p>49.03875 !</text:p>
          </table:table-cell>
          <table:table-cell table:number-columns-repeated="6" office:value-type="string" calcext:value-type="string">
            <text:p>0.09065 !</text:p>
          </table:table-cell>
          <table:table-cell table:number-columns-repeated="4" office:value-type="string" calcext:value-type="string">
            <text:p>19.72501 !</text:p>
          </table:table-cell>
          <table:table-cell table:number-columns-repeated="2" office:value-type="string" calcext:value-type="string">
            <text:p>0.098367 !</text:p>
          </table:table-cell>
          <table:table-cell table:number-columns-repeated="6" office:value-type="string" calcext:value-type="string">
            <text:p>19.77931 !</text:p>
          </table:table-cell>
          <table:table-cell table:number-columns-repeated="4" office:value-type="string" calcext:value-type="string">
            <text:p>0.09371 !</text:p>
          </table:table-cell>
          <table:table-cell table:number-columns-repeated="6" office:value-type="string" calcext:value-type="string">
            <text:p>39.56130 !</text:p>
          </table:table-cell>
          <table:table-cell table:number-columns-repeated="4" office:value-type="string" calcext:value-type="string">
            <text:p>9.87360 !</text:p>
          </table:table-cell>
          <table:table-cell table:number-columns-repeated="6" office:value-type="string" calcext:value-type="string">
            <text:p>39.31030 !</text:p>
          </table:table-cell>
          <table:table-cell table:number-columns-repeated="4" office:value-type="string" calcext:value-type="string">
            <text:p>0.59826 !</text:p>
          </table:table-cell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 10%</text:p>
          </table:table-cell>
          <table:table-cell office:value-type="string" calcext:value-type="string">
            <text:p>0.02053 Q</text:p>
          </table:table-cell>
          <table:table-cell office:value-type="string" calcext:value-type="string">
            <text:p>0.02006 S</text:p>
          </table:table-cell>
          <table:table-cell office:value-type="string" calcext:value-type="string">
            <text:p>0.02380 S</text:p>
          </table:table-cell>
          <table:table-cell office:value-type="float" office:value="0.02432" calcext:value-type="float">
            <text:p>0.02432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2347" calcext:value-type="float">
            <text:p>0.02347</text:p>
          </table:table-cell>
          <table:table-cell office:value-type="string" calcext:value-type="string">
            <text:p>0.02541 S</text:p>
          </table:table-cell>
          <table:table-cell office:value-type="float" office:value="0.02539" calcext:value-type="float">
            <text:p>0.02539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1.0814" calcext:value-type="float">
            <text:p>1.0814</text:p>
          </table:table-cell>
          <table:table-cell office:value-type="float" office:value="1.09644" calcext:value-type="float">
            <text:p>1.09644</text:p>
          </table:table-cell>
          <table:table-cell office:value-type="string" calcext:value-type="string">
            <text:p>1.08337 S</text:p>
          </table:table-cell>
          <table:table-cell office:value-type="string" calcext:value-type="string">
            <text:p>Uncal</text:p>
          </table:table-cell>
          <table:table-cell office:value-type="float" office:value="1.06495" calcext:value-type="float">
            <text:p>1.06495</text:p>
          </table:table-cell>
          <table:table-cell office:value-type="float" office:value="1.07841" calcext:value-type="float">
            <text:p>1.07841</text:p>
          </table:table-cell>
          <table:table-cell office:value-type="string" calcext:value-type="string">
            <text:p>1.08562 S</text:p>
          </table:table-cell>
          <table:table-cell office:value-type="string" calcext:value-type="string">
            <text:p>1.10382 S</text:p>
          </table:table-cell>
          <table:table-cell office:value-type="string" calcext:value-type="string">
            <text:p>1.11966 S</text:p>
          </table:table-cell>
          <table:table-cell office:value-type="float" office:value="1.06775" calcext:value-type="float">
            <text:p>1.06775</text:p>
          </table:table-cell>
          <table:table-cell office:value-type="float" office:value="1.06994" calcext:value-type="float">
            <text:p>1.06994</text:p>
          </table:table-cell>
          <table:table-cell office:value-type="string" calcext:value-type="string">
            <text:p>1.05358 S</text:p>
          </table:table-cell>
          <table:table-cell office:value-type="string" calcext:value-type="string">
            <text:p>0.01000 S</text:p>
          </table:table-cell>
          <table:table-cell office:value-type="string" calcext:value-type="string">
            <text:p>0.01181 Q</text:p>
          </table:table-cell>
          <table:table-cell office:value-type="string" calcext:value-type="string">
            <text:p>0.01134 Q</text:p>
          </table:table-cell>
          <table:table-cell office:value-type="string" calcext:value-type="string">
            <text:p>0.01481 S</text:p>
          </table:table-cell>
          <table:table-cell office:value-type="string" calcext:value-type="string">
            <text:p>0.01204 S</text:p>
          </table:table-cell>
          <table:table-cell office:value-type="string" calcext:value-type="string">
            <text:p>0.01320 Q</text:p>
          </table:table-cell>
          <table:table-cell office:value-type="float" office:value="0.10305" calcext:value-type="float">
            <text:p>0.10305</text:p>
          </table:table-cell>
          <table:table-cell office:value-type="string" calcext:value-type="string">
            <text:p>0.11651 Q</text:p>
          </table:table-cell>
          <table:table-cell office:value-type="string" calcext:value-type="string">
            <text:p>0.16022 Q</text:p>
          </table:table-cell>
          <table:table-cell office:value-type="string" calcext:value-type="string">
            <text:p>-1.48942 Su</text:p>
          </table:table-cell>
          <table:table-cell office:value-type="string" calcext:value-type="string">
            <text:p>0.000163 S</text:p>
          </table:table-cell>
          <table:table-cell office:value-type="string" calcext:value-type="string">
            <text:p>0.001618 S</text:p>
          </table:table-cell>
          <table:table-cell office:value-type="float" office:value="0.21044" calcext:value-type="float">
            <text:p>0.21044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21238" calcext:value-type="float">
            <text:p>0.21238</text:p>
          </table:table-cell>
          <table:table-cell office:value-type="float" office:value="0.21237" calcext:value-type="float">
            <text:p>0.21237</text:p>
          </table:table-cell>
          <table:table-cell office:value-type="float" office:value="0.21144" calcext:value-type="float">
            <text:p>0.21144</text:p>
          </table:table-cell>
          <table:table-cell office:value-type="float" office:value="0.20664" calcext:value-type="float">
            <text:p>0.20664</text:p>
          </table:table-cell>
          <table:table-cell office:value-type="float" office:value="0.00484" calcext:value-type="float">
            <text:p>0.00484</text:p>
          </table:table-cell>
          <table:table-cell office:value-type="string" calcext:value-type="string">
            <text:p>0.00497 S</text:p>
          </table:table-cell>
          <table:table-cell office:value-type="float" office:value="0.00496" calcext:value-type="float">
            <text:p>0.00496</text:p>
          </table:table-cell>
          <table:table-cell office:value-type="string" calcext:value-type="string">
            <text:p>0.00461 S</text:p>
          </table:table-cell>
          <table:table-cell office:value-type="string" calcext:value-type="string">
            <text:p>0.73927 Q</text:p>
          </table:table-cell>
          <table:table-cell office:value-type="float" office:value="1.02694" calcext:value-type="float">
            <text:p>1.02694</text:p>
          </table:table-cell>
          <table:table-cell office:value-type="float" office:value="1.04989" calcext:value-type="float">
            <text:p>1.04989</text:p>
          </table:table-cell>
          <table:table-cell office:value-type="string" calcext:value-type="string">
            <text:p>1.62065 S</text:p>
          </table:table-cell>
          <table:table-cell office:value-type="float" office:value="1.03794" calcext:value-type="float">
            <text:p>1.03794</text:p>
          </table:table-cell>
          <table:table-cell office:value-type="float" office:value="1.07139" calcext:value-type="float">
            <text:p>1.07139</text:p>
          </table:table-cell>
          <table:table-cell office:value-type="string" calcext:value-type="string">
            <text:p>1.12349 S</text:p>
          </table:table-cell>
          <table:table-cell office:value-type="string" calcext:value-type="string">
            <text:p>1.18493 S</text:p>
          </table:table-cell>
          <table:table-cell office:value-type="string" calcext:value-type="string">
            <text:p>1.09595 S</text:p>
          </table:table-cell>
          <table:table-cell office:value-type="string" calcext:value-type="string">
            <text:p>1.06513 S</text:p>
          </table:table-cell>
          <table:table-cell office:value-type="float" office:value="0.53308" calcext:value-type="float">
            <text:p>0.53308</text:p>
          </table:table-cell>
          <table:table-cell office:value-type="float" office:value="0.53408" calcext:value-type="float">
            <text:p>0.53408</text:p>
          </table:table-cell>
          <table:table-cell office:value-type="float" office:value="0.54151" calcext:value-type="float">
            <text:p>0.54151</text:p>
          </table:table-cell>
          <table:table-cell office:value-type="string" calcext:value-type="string">
            <text:p>0.56288 Q</text:p>
          </table:table-cell>
          <table:table-cell office:value-type="float" office:value="0.54455" calcext:value-type="float">
            <text:p>0.54455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02598" calcext:value-type="float">
            <text:p>0.02598</text:p>
          </table:table-cell>
          <table:table-cell office:value-type="float" office:value="0.02597" calcext:value-type="float">
            <text:p>0.02597</text:p>
          </table:table-cell>
          <table:table-cell office:value-type="float" office:value="0.02617" calcext:value-type="float">
            <text:p>0.02617</text:p>
          </table:table-cell>
          <table:table-cell office:value-type="float" office:value="0.02589" calcext:value-type="float">
            <text:p>0.02589</text:p>
          </table:table-cell>
        </table:table-row>
        <table:table-row table:style-name="ro1">
          <table:table-cell table:style-name="Default" office:value-type="string" calcext:value-type="string">
            <text:p>—:—</text:p>
          </table:table-cell>
          <table:table-cell office:value-type="string" calcext:value-type="string">
            <text:p>SLRS-6</text:p>
          </table:table-cell>
          <table:table-cell office:value-type="string" calcext:value-type="string">
            <text:p>0.04549 Q</text:p>
          </table:table-cell>
          <table:table-cell office:value-type="string" calcext:value-type="string">
            <text:p>0.04478 S</text:p>
          </table:table-cell>
          <table:table-cell office:value-type="string" calcext:value-type="string">
            <text:p>0.01506 S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448" calcext:value-type="float">
            <text:p>0.01448</text:p>
          </table:table-cell>
          <table:table-cell office:value-type="string" calcext:value-type="string">
            <text:p>0.01480 S</text:p>
          </table:table-cell>
          <table:table-cell office:value-type="string" calcext:value-type="string">
            <text:p>0.01616 Q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452" calcext:value-type="float">
            <text:p>0.01452</text:p>
          </table:table-cell>
          <table:table-cell office:value-type="string" calcext:value-type="string">
            <text:p>11.99618 Q</text:p>
          </table:table-cell>
          <table:table-cell office:value-type="string" calcext:value-type="string">
            <text:p>11.86484 Q</text:p>
          </table:table-cell>
          <table:table-cell office:value-type="string" calcext:value-type="string">
            <text:p>11.77503 S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10.97107 Q</text:p>
          </table:table-cell>
          <table:table-cell office:value-type="string" calcext:value-type="string">
            <text:p>11.72847 Q</text:p>
          </table:table-cell>
          <table:table-cell office:value-type="string" calcext:value-type="string">
            <text:p>11.89658 S</text:p>
          </table:table-cell>
          <table:table-cell office:value-type="string" calcext:value-type="string">
            <text:p>11.83684 S</text:p>
          </table:table-cell>
          <table:table-cell office:value-type="string" calcext:value-type="string">
            <text:p>11.76822 S</text:p>
          </table:table-cell>
          <table:table-cell office:value-type="string" calcext:value-type="string">
            <text:p>11.61226 Q</text:p>
          </table:table-cell>
          <table:table-cell office:value-type="string" calcext:value-type="string">
            <text:p>11.65887 Q</text:p>
          </table:table-cell>
          <table:table-cell office:value-type="string" calcext:value-type="string">
            <text:p>11.42606 S</text:p>
          </table:table-cell>
          <table:table-cell office:value-type="string" calcext:value-type="string">
            <text:p>0.09277 S</text:p>
          </table:table-cell>
          <table:table-cell office:value-type="string" calcext:value-type="string">
            <text:p>0.09471 Q</text:p>
          </table:table-cell>
          <table:table-cell office:value-type="string" calcext:value-type="string">
            <text:p>0.09420 Q</text:p>
          </table:table-cell>
          <table:table-cell office:value-type="string" calcext:value-type="string">
            <text:p>0.09279 S</text:p>
          </table:table-cell>
          <table:table-cell office:value-type="string" calcext:value-type="string">
            <text:p>0.09303 S</text:p>
          </table:table-cell>
          <table:table-cell office:value-type="string" calcext:value-type="string">
            <text:p>0.09689 Qo</text:p>
          </table:table-cell>
          <table:table-cell office:value-type="string" calcext:value-type="string">
            <text:p>1.03129 Q</text:p>
          </table:table-cell>
          <table:table-cell office:value-type="string" calcext:value-type="string">
            <text:p>0.98946 Q</text:p>
          </table:table-cell>
          <table:table-cell office:value-type="string" calcext:value-type="string">
            <text:p>0.88739 Q</text:p>
          </table:table-cell>
          <table:table-cell office:value-type="string" calcext:value-type="string">
            <text:p>-0.86932 Su</text:p>
          </table:table-cell>
          <table:table-cell office:value-type="string" calcext:value-type="string">
            <text:p>0.000593 S</text:p>
          </table:table-cell>
          <table:table-cell office:value-type="string" calcext:value-type="string">
            <text:p>0.002031 S</text:p>
          </table:table-cell>
          <table:table-cell office:value-type="string" calcext:value-type="string">
            <text:p>2.81223 Q</text:p>
          </table:table-cell>
          <table:table-cell office:value-type="string" calcext:value-type="string">
            <text:p>2.80551 Q</text:p>
          </table:table-cell>
          <table:table-cell office:value-type="string" calcext:value-type="string">
            <text:p>2.87306 Q</text:p>
          </table:table-cell>
          <table:table-cell office:value-type="string" calcext:value-type="string">
            <text:p>2.85816 Q</text:p>
          </table:table-cell>
          <table:table-cell office:value-type="string" calcext:value-type="string">
            <text:p>2.83763 Q</text:p>
          </table:table-cell>
          <table:table-cell office:value-type="string" calcext:value-type="string">
            <text:p>2.81533 Q</text:p>
          </table:table-cell>
          <table:table-cell office:value-type="string" calcext:value-type="string">
            <text:p>0.00429 Q</text:p>
          </table:table-cell>
          <table:table-cell office:value-type="string" calcext:value-type="string">
            <text:p>0.00446 S</text:p>
          </table:table-cell>
          <table:table-cell office:value-type="string" calcext:value-type="string">
            <text:p>0.00446 Q</text:p>
          </table:table-cell>
          <table:table-cell office:value-type="string" calcext:value-type="string">
            <text:p>0.00463 S</text:p>
          </table:table-cell>
          <table:table-cell office:value-type="string" calcext:value-type="string">
            <text:p>5.50906 Q</text:p>
          </table:table-cell>
          <table:table-cell office:value-type="string" calcext:value-type="string">
            <text:p>5.93518 Q</text:p>
          </table:table-cell>
          <table:table-cell office:value-type="string" calcext:value-type="string">
            <text:p>5.98308 Q</text:p>
          </table:table-cell>
          <table:table-cell office:value-type="string" calcext:value-type="string">
            <text:p>5.62257 S</text:p>
          </table:table-cell>
          <table:table-cell office:value-type="string" calcext:value-type="string">
            <text:p>5.62614 Q</text:p>
          </table:table-cell>
          <table:table-cell office:value-type="string" calcext:value-type="string">
            <text:p>5.64535 Q</text:p>
          </table:table-cell>
          <table:table-cell office:value-type="string" calcext:value-type="string">
            <text:p>2.85335 S</text:p>
          </table:table-cell>
          <table:table-cell office:value-type="string" calcext:value-type="string">
            <text:p>2.89900 S</text:p>
          </table:table-cell>
          <table:table-cell office:value-type="string" calcext:value-type="string">
            <text:p>2.61532 S</text:p>
          </table:table-cell>
          <table:table-cell office:value-type="string" calcext:value-type="string">
            <text:p>2.63424 S</text:p>
          </table:table-cell>
          <table:table-cell office:value-type="string" calcext:value-type="string">
            <text:p>2.13286 S</text:p>
          </table:table-cell>
          <table:table-cell office:value-type="string" calcext:value-type="string">
            <text:p>2.11758 S</text:p>
          </table:table-cell>
          <table:table-cell office:value-type="string" calcext:value-type="string">
            <text:p>2.12738 S</text:p>
          </table:table-cell>
          <table:table-cell office:value-type="string" calcext:value-type="string">
            <text:p>2.10381 S</text:p>
          </table:table-cell>
          <table:table-cell office:value-type="string" calcext:value-type="string">
            <text:p>2.10627 S</text:p>
          </table:table-cell>
          <table:table-cell office:value-type="string" calcext:value-type="string">
            <text:p>2.12338 S</text:p>
          </table:table-cell>
          <table:table-cell office:value-type="string" calcext:value-type="string">
            <text:p>0.05771 Q</text:p>
          </table:table-cell>
          <table:table-cell office:value-type="string" calcext:value-type="string">
            <text:p>0.05790 Q</text:p>
          </table:table-cell>
          <table:table-cell office:value-type="string" calcext:value-type="string">
            <text:p>0.05740 Q</text:p>
          </table:table-cell>
          <table:table-cell office:value-type="string" calcext:value-type="string">
            <text:p>0.05808 Q</text:p>
          </table:table-cell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NEP24-050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.00103" calcext:value-type="float">
            <text:p>0.00103</text:p>
          </table:table-cell>
          <table:table-cell table:number-columns-repeated="3" office:value-type="float" office:value="0.00092" calcext:value-type="float">
            <text:p>0.00092</text:p>
          </table:table-cell>
          <table:table-cell office:value-type="string" calcext:value-type="string">
            <text:p>0.00144 u</text:p>
          </table:table-cell>
          <table:table-cell office:value-type="string" calcext:value-type="string">
            <text:p>0.00125 u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80619" calcext:value-type="float">
            <text:p>0.80619</text:p>
          </table:table-cell>
          <table:table-cell office:value-type="float" office:value="0.83629" calcext:value-type="float">
            <text:p>0.83629</text:p>
          </table:table-cell>
          <table:table-cell office:value-type="float" office:value="0.82861" calcext:value-type="float">
            <text:p>0.82861</text:p>
          </table:table-cell>
          <table:table-cell office:value-type="string" calcext:value-type="string">
            <text:p>Uncal</text:p>
          </table:table-cell>
          <table:table-cell office:value-type="float" office:value="0.80915" calcext:value-type="float">
            <text:p>0.80915</text:p>
          </table:table-cell>
          <table:table-cell office:value-type="float" office:value="0.81879" calcext:value-type="float">
            <text:p>0.81879</text:p>
          </table:table-cell>
          <table:table-cell office:value-type="float" office:value="0.86147" calcext:value-type="float">
            <text:p>0.86147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4831" calcext:value-type="float">
            <text:p>0.84831</text:p>
          </table:table-cell>
          <table:table-cell office:value-type="float" office:value="0.81372" calcext:value-type="float">
            <text:p>0.81372</text:p>
          </table:table-cell>
          <table:table-cell office:value-type="float" office:value="0.81494" calcext:value-type="float">
            <text:p>0.81494</text:p>
          </table:table-cell>
          <table:table-cell office:value-type="float" office:value="0.80726" calcext:value-type="float">
            <text:p>0.80726</text:p>
          </table:table-cell>
          <table:table-cell office:value-type="string" calcext:value-type="string">
            <text:p>0.00095 u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201" calcext:value-type="float">
            <text:p>0.00201</text:p>
          </table:table-cell>
          <table:table-cell office:value-type="string" calcext:value-type="string">
            <text:p>0.00064 u</text:p>
          </table:table-cell>
          <table:table-cell office:value-type="string" calcext:value-type="string">
            <text:p>0.00268 u</text:p>
          </table:table-cell>
          <table:table-cell office:value-type="string" calcext:value-type="string">
            <text:p>0.00377 u</text:p>
          </table:table-cell>
          <table:table-cell office:value-type="float" office:value="0.44803" calcext:value-type="float">
            <text:p>0.44803</text:p>
          </table:table-cell>
          <table:table-cell office:value-type="float" office:value="0.4486" calcext:value-type="float">
            <text:p>0.4486</text:p>
          </table:table-cell>
          <table:table-cell office:value-type="float" office:value="0.36377" calcext:value-type="float">
            <text:p>0.36377</text:p>
          </table:table-cell>
          <table:table-cell office:value-type="string" calcext:value-type="string">
            <text:p>-1.12433 u</text:p>
          </table:table-cell>
          <table:table-cell office:value-type="float" office:value="0.00021" calcext:value-type="float">
            <text:p>0.00021</text:p>
          </table:table-cell>
          <table:table-cell office:value-type="string" calcext:value-type="string">
            <text:p>-0.001817 u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14994" calcext:value-type="float">
            <text:p>0.14994</text:p>
          </table:table-cell>
          <table:table-cell office:value-type="float" office:value="0.15282" calcext:value-type="float">
            <text:p>0.15282</text:p>
          </table:table-cell>
          <table:table-cell office:value-type="float" office:value="0.15344" calcext:value-type="float">
            <text:p>0.15344</text:p>
          </table:table-cell>
          <table:table-cell office:value-type="float" office:value="0.15264" calcext:value-type="float">
            <text:p>0.15264</text:p>
          </table:table-cell>
          <table:table-cell office:value-type="float" office:value="0.14942" calcext:value-type="float">
            <text:p>0.14942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34" calcext:value-type="float">
            <text:p>0.00034</text:p>
          </table:table-cell>
          <table:table-cell office:value-type="string" calcext:value-type="string">
            <text:p>0.00056 u</text:p>
          </table:table-cell>
          <table:table-cell office:value-type="float" office:value="0.92006" calcext:value-type="float">
            <text:p>0.92006</text:p>
          </table:table-cell>
          <table:table-cell office:value-type="float" office:value="1.26051" calcext:value-type="float">
            <text:p>1.26051</text:p>
          </table:table-cell>
          <table:table-cell office:value-type="float" office:value="1.26032" calcext:value-type="float">
            <text:p>1.26032</text:p>
          </table:table-cell>
          <table:table-cell office:value-type="float" office:value="1.98486" calcext:value-type="float">
            <text:p>1.98486</text:p>
          </table:table-cell>
          <table:table-cell office:value-type="float" office:value="1.26343" calcext:value-type="float">
            <text:p>1.26343</text:p>
          </table:table-cell>
          <table:table-cell office:value-type="float" office:value="1.24076" calcext:value-type="float">
            <text:p>1.24076</text:p>
          </table:table-cell>
          <table:table-cell office:value-type="string" calcext:value-type="string">
            <text:p>0.09577 u</text:p>
          </table:table-cell>
          <table:table-cell office:value-type="float" office:value="0.08439" calcext:value-type="float">
            <text:p>0.08439</text:p>
          </table:table-cell>
          <table:table-cell office:value-type="float" office:value="0.13495" calcext:value-type="float">
            <text:p>0.13495</text:p>
          </table:table-cell>
          <table:table-cell office:value-type="float" office:value="0.06718" calcext:value-type="float">
            <text:p>0.06718</text:p>
          </table:table-cell>
          <table:table-cell office:value-type="float" office:value="5.01831" calcext:value-type="float">
            <text:p>5.01831</text:p>
          </table:table-cell>
          <table:table-cell office:value-type="float" office:value="5.02559" calcext:value-type="float">
            <text:p>5.02559</text:p>
          </table:table-cell>
          <table:table-cell office:value-type="float" office:value="5.0371" calcext:value-type="float">
            <text:p>5.0371</text:p>
          </table:table-cell>
          <table:table-cell office:value-type="float" office:value="4.95472" calcext:value-type="float">
            <text:p>4.95472</text:p>
          </table:table-cell>
          <table:table-cell office:value-type="float" office:value="4.9724" calcext:value-type="float">
            <text:p>4.9724</text:p>
          </table:table-cell>
          <table:table-cell office:value-type="float" office:value="4.95645" calcext:value-type="float">
            <text:p>4.95645</text:p>
          </table:table-cell>
          <table:table-cell office:value-type="float" office:value="0.01199" calcext:value-type="float">
            <text:p>0.01199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1208" calcext:value-type="float">
            <text:p>0.01208</text:p>
          </table:table-cell>
        </table:table-row>
        <table:table-row table:style-name="ro1"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NEP24-051</text:p>
          </table:table-cell>
          <table:table-cell office:value-type="float" office:value="0.00274" calcext:value-type="float">
            <text:p>0.00274</text:p>
          </table:table-cell>
          <table:table-cell office:value-type="string" calcext:value-type="string">
            <text:p>0.00052 u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168" calcext:value-type="float">
            <text:p>0.00168</text:p>
          </table:table-cell>
          <table:table-cell office:value-type="string" calcext:value-type="string">
            <text:p>0.00097 u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1.40204" calcext:value-type="float">
            <text:p>1.40204</text:p>
          </table:table-cell>
          <table:table-cell office:value-type="float" office:value="1.41216" calcext:value-type="float">
            <text:p>1.41216</text:p>
          </table:table-cell>
          <table:table-cell office:value-type="float" office:value="1.39032" calcext:value-type="float">
            <text:p>1.39032</text:p>
          </table:table-cell>
          <table:table-cell office:value-type="string" calcext:value-type="string">
            <text:p>Uncal</text:p>
          </table:table-cell>
          <table:table-cell office:value-type="float" office:value="1.36844" calcext:value-type="float">
            <text:p>1.36844</text:p>
          </table:table-cell>
          <table:table-cell office:value-type="float" office:value="1.3927" calcext:value-type="float">
            <text:p>1.3927</text:p>
          </table:table-cell>
          <table:table-cell office:value-type="float" office:value="1.42846" calcext:value-type="float">
            <text:p>1.42846</text:p>
          </table:table-cell>
          <table:table-cell office:value-type="float" office:value="1.43119" calcext:value-type="float">
            <text:p>1.43119</text:p>
          </table:table-cell>
          <table:table-cell office:value-type="float" office:value="1.41937" calcext:value-type="float">
            <text:p>1.41937</text:p>
          </table:table-cell>
          <table:table-cell office:value-type="float" office:value="1.38517" calcext:value-type="float">
            <text:p>1.38517</text:p>
          </table:table-cell>
          <table:table-cell office:value-type="float" office:value="1.37221" calcext:value-type="float">
            <text:p>1.37221</text:p>
          </table:table-cell>
          <table:table-cell office:value-type="float" office:value="1.35805" calcext:value-type="float">
            <text:p>1.35805</text:p>
          </table:table-cell>
          <table:table-cell office:value-type="string" calcext:value-type="string">
            <text:p>-0.00103 u</text:p>
          </table:table-cell>
          <table:table-cell office:value-type="float" office:value="0.00118" calcext:value-type="float">
            <text:p>0.00118</text:p>
          </table:table-cell>
          <table:table-cell office:value-type="string" calcext:value-type="string">
            <text:p>0.00030 u</text:p>
          </table:table-cell>
          <table:table-cell office:value-type="string" calcext:value-type="string">
            <text:p>-0.00058 u</text:p>
          </table:table-cell>
          <table:table-cell office:value-type="float" office:value="0.00289" calcext:value-type="float">
            <text:p>0.00289</text:p>
          </table:table-cell>
          <table:table-cell office:value-type="string" calcext:value-type="string">
            <text:p>0.00162 u</text:p>
          </table:table-cell>
          <table:table-cell office:value-type="float" office:value="0.42431" calcext:value-type="float">
            <text:p>0.42431</text:p>
          </table:table-cell>
          <table:table-cell office:value-type="float" office:value="0.42529" calcext:value-type="float">
            <text:p>0.42529</text:p>
          </table:table-cell>
          <table:table-cell office:value-type="float" office:value="0.4215" calcext:value-type="float">
            <text:p>0.4215</text:p>
          </table:table-cell>
          <table:table-cell office:value-type="string" calcext:value-type="string">
            <text:p>-1.10689 u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3076" calcext:value-type="float">
            <text:p>0.003076</text:p>
          </table:table-cell>
          <table:table-cell office:value-type="float" office:value="0.21925" calcext:value-type="float">
            <text:p>0.21925</text:p>
          </table:table-cell>
          <table:table-cell office:value-type="float" office:value="0.21736" calcext:value-type="float">
            <text:p>0.21736</text:p>
          </table:table-cell>
          <table:table-cell office:value-type="float" office:value="0.2209" calcext:value-type="float">
            <text:p>0.2209</text:p>
          </table:table-cell>
          <table:table-cell office:value-type="float" office:value="0.22207" calcext:value-type="float">
            <text:p>0.22207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21593" calcext:value-type="float">
            <text:p>0.2159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49" calcext:value-type="float">
            <text:p>0.00049</text:p>
          </table:table-cell>
          <table:table-cell office:value-type="string" calcext:value-type="string">
            <text:p>0.00035 u</text:p>
          </table:table-cell>
          <table:table-cell office:value-type="string" calcext:value-type="string">
            <text:p>0.00018 u</text:p>
          </table:table-cell>
          <table:table-cell office:value-type="float" office:value="1.70433" calcext:value-type="float">
            <text:p>1.70433</text:p>
          </table:table-cell>
          <table:table-cell office:value-type="float" office:value="2.05734" calcext:value-type="float">
            <text:p>2.05734</text:p>
          </table:table-cell>
          <table:table-cell office:value-type="float" office:value="2.05369" calcext:value-type="float">
            <text:p>2.05369</text:p>
          </table:table-cell>
          <table:table-cell office:value-type="float" office:value="2.95738" calcext:value-type="float">
            <text:p>2.95738</text:p>
          </table:table-cell>
          <table:table-cell office:value-type="float" office:value="2.03496" calcext:value-type="float">
            <text:p>2.03496</text:p>
          </table:table-cell>
          <table:table-cell office:value-type="float" office:value="2.01459" calcext:value-type="float">
            <text:p>2.01459</text:p>
          </table:table-cell>
          <table:table-cell office:value-type="string" calcext:value-type="string">
            <text:p>0.00117 u</text:p>
          </table:table-cell>
          <table:table-cell office:value-type="string" calcext:value-type="string">
            <text:p>0.02000 u</text:p>
          </table:table-cell>
          <table:table-cell office:value-type="string" calcext:value-type="string">
            <text:p>0.03767 u</text:p>
          </table:table-cell>
          <table:table-cell office:value-type="string" calcext:value-type="string">
            <text:p>0.00858 u</text:p>
          </table:table-cell>
          <table:table-cell office:value-type="float" office:value="6.26188" calcext:value-type="float">
            <text:p>6.26188</text:p>
          </table:table-cell>
          <table:table-cell office:value-type="float" office:value="6.25686" calcext:value-type="float">
            <text:p>6.25686</text:p>
          </table:table-cell>
          <table:table-cell office:value-type="float" office:value="6.27388" calcext:value-type="float">
            <text:p>6.27388</text:p>
          </table:table-cell>
          <table:table-cell office:value-type="float" office:value="6.24289" calcext:value-type="float">
            <text:p>6.24289</text:p>
          </table:table-cell>
          <table:table-cell office:value-type="float" office:value="6.15548" calcext:value-type="float">
            <text:p>6.15548</text:p>
          </table:table-cell>
          <table:table-cell office:value-type="float" office:value="6.177" calcext:value-type="float">
            <text:p>6.177</text:p>
          </table:table-cell>
          <table:table-cell office:value-type="float" office:value="0.02024" calcext:value-type="float">
            <text:p>0.02024</text:p>
          </table:table-cell>
          <table:table-cell office:value-type="float" office:value="0.02028" calcext:value-type="float">
            <text:p>0.02028</text:p>
          </table:table-cell>
          <table:table-cell office:value-type="float" office:value="0.02039" calcext:value-type="float">
            <text:p>0.02039</text:p>
          </table:table-cell>
          <table:table-cell office:value-type="float" office:value="0.02032" calcext:value-type="float">
            <text:p>0.02032</text:p>
          </table:table-cell>
        </table:table-row>
        <table:table-row table:style-name="ro1"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NEP24-052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272" calcext:value-type="float">
            <text:p>0.00272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2.57866" calcext:value-type="float">
            <text:p>2.57866</text:p>
          </table:table-cell>
          <table:table-cell office:value-type="float" office:value="2.56709" calcext:value-type="float">
            <text:p>2.56709</text:p>
          </table:table-cell>
          <table:table-cell office:value-type="float" office:value="2.53005" calcext:value-type="float">
            <text:p>2.53005</text:p>
          </table:table-cell>
          <table:table-cell office:value-type="string" calcext:value-type="string">
            <text:p>Uncal</text:p>
          </table:table-cell>
          <table:table-cell office:value-type="float" office:value="2.49534" calcext:value-type="float">
            <text:p>2.49534</text:p>
          </table:table-cell>
          <table:table-cell office:value-type="float" office:value="2.5368" calcext:value-type="float">
            <text:p>2.5368</text:p>
          </table:table-cell>
          <table:table-cell office:value-type="float" office:value="2.58874" calcext:value-type="float">
            <text:p>2.58874</text:p>
          </table:table-cell>
          <table:table-cell office:value-type="float" office:value="2.58211" calcext:value-type="float">
            <text:p>2.58211</text:p>
          </table:table-cell>
          <table:table-cell office:value-type="float" office:value="2.58253" calcext:value-type="float">
            <text:p>2.58253</text:p>
          </table:table-cell>
          <table:table-cell office:value-type="float" office:value="2.47158" calcext:value-type="float">
            <text:p>2.47158</text:p>
          </table:table-cell>
          <table:table-cell office:value-type="float" office:value="2.47925" calcext:value-type="float">
            <text:p>2.47925</text:p>
          </table:table-cell>
          <table:table-cell office:value-type="float" office:value="2.46325" calcext:value-type="float">
            <text:p>2.46325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264" calcext:value-type="float">
            <text:p>0.00264</text:p>
          </table:table-cell>
          <table:table-cell office:value-type="string" calcext:value-type="string">
            <text:p>0.00318 u</text:p>
          </table:table-cell>
          <table:table-cell office:value-type="float" office:value="0.00252" calcext:value-type="float">
            <text:p>0.00252</text:p>
          </table:table-cell>
          <table:table-cell office:value-type="string" calcext:value-type="string">
            <text:p>0.00360 u</text:p>
          </table:table-cell>
          <table:table-cell office:value-type="float" office:value="0.63699" calcext:value-type="float">
            <text:p>0.63699</text:p>
          </table:table-cell>
          <table:table-cell office:value-type="float" office:value="0.61987" calcext:value-type="float">
            <text:p>0.61987</text:p>
          </table:table-cell>
          <table:table-cell office:value-type="float" office:value="0.59424" calcext:value-type="float">
            <text:p>0.59424</text:p>
          </table:table-cell>
          <table:table-cell office:value-type="string" calcext:value-type="string">
            <text:p>-0.88902 u</text:p>
          </table:table-cell>
          <table:table-cell office:value-type="float" office:value="0.000269" calcext:value-type="float">
            <text:p>0.000269</text:p>
          </table:table-cell>
          <table:table-cell office:value-type="string" calcext:value-type="string">
            <text:p>-0.001489 u</text:p>
          </table:table-cell>
          <table:table-cell office:value-type="float" office:value="0.37878" calcext:value-type="float">
            <text:p>0.37878</text:p>
          </table:table-cell>
          <table:table-cell office:value-type="float" office:value="0.3748" calcext:value-type="float">
            <text:p>0.3748</text:p>
          </table:table-cell>
          <table:table-cell office:value-type="float" office:value="0.38009" calcext:value-type="float">
            <text:p>0.38009</text:p>
          </table:table-cell>
          <table:table-cell office:value-type="float" office:value="0.38367" calcext:value-type="float">
            <text:p>0.38367</text:p>
          </table:table-cell>
          <table:table-cell office:value-type="float" office:value="0.38005" calcext:value-type="float">
            <text:p>0.38005</text:p>
          </table:table-cell>
          <table:table-cell office:value-type="float" office:value="0.37454" calcext:value-type="float">
            <text:p>0.37454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63" calcext:value-type="float">
            <text:p>0.00063</text:p>
          </table:table-cell>
          <table:table-cell office:value-type="string" calcext:value-type="string">
            <text:p>0.00054 u</text:p>
          </table:table-cell>
          <table:table-cell office:value-type="float" office:value="2.19771" calcext:value-type="float">
            <text:p>2.19771</text:p>
          </table:table-cell>
          <table:table-cell office:value-type="float" office:value="2.66052" calcext:value-type="float">
            <text:p>2.66052</text:p>
          </table:table-cell>
          <table:table-cell office:value-type="float" office:value="2.65264" calcext:value-type="float">
            <text:p>2.65264</text:p>
          </table:table-cell>
          <table:table-cell office:value-type="float" office:value="3.14652" calcext:value-type="float">
            <text:p>3.14652</text:p>
          </table:table-cell>
          <table:table-cell office:value-type="float" office:value="2.58454" calcext:value-type="float">
            <text:p>2.58454</text:p>
          </table:table-cell>
          <table:table-cell office:value-type="float" office:value="2.59269" calcext:value-type="float">
            <text:p>2.59269</text:p>
          </table:table-cell>
          <table:table-cell office:value-type="string" calcext:value-type="string">
            <text:p>0.04317 u</text:p>
          </table:table-cell>
          <table:table-cell office:value-type="string" calcext:value-type="string">
            <text:p>0.00946 u</text:p>
          </table:table-cell>
          <table:table-cell office:value-type="string" calcext:value-type="string">
            <text:p>0.04021 u</text:p>
          </table:table-cell>
          <table:table-cell office:value-type="string" calcext:value-type="string">
            <text:p>0.00716 u</text:p>
          </table:table-cell>
          <table:table-cell office:value-type="float" office:value="8.00462" calcext:value-type="float">
            <text:p>8.00462</text:p>
          </table:table-cell>
          <table:table-cell office:value-type="float" office:value="8.02605" calcext:value-type="float">
            <text:p>8.02605</text:p>
          </table:table-cell>
          <table:table-cell office:value-type="float" office:value="8.07004" calcext:value-type="float">
            <text:p>8.07004</text:p>
          </table:table-cell>
          <table:table-cell office:value-type="float" office:value="7.95322" calcext:value-type="float">
            <text:p>7.95322</text:p>
          </table:table-cell>
          <table:table-cell office:value-type="float" office:value="7.87437" calcext:value-type="float">
            <text:p>7.87437</text:p>
          </table:table-cell>
          <table:table-cell office:value-type="float" office:value="7.91717" calcext:value-type="float">
            <text:p>7.91717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337" calcext:value-type="float">
            <text:p>0.03337</text:p>
          </table:table-cell>
          <table:table-cell office:value-type="float" office:value="0.03354" calcext:value-type="float">
            <text:p>0.03354</text:p>
          </table:table-cell>
          <table:table-cell office:value-type="float" office:value="0.03318" calcext:value-type="float">
            <text:p>0.03318</text:p>
          </table:table-cell>
        </table:table-row>
        <table:table-row table:style-name="ro1"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NEP24-061</text:p>
          </table:table-cell>
          <table:table-cell office:value-type="float" office:value="0.00567" calcext:value-type="float">
            <text:p>0.00567</text:p>
          </table:table-cell>
          <table:table-cell office:value-type="string" calcext:value-type="string">
            <text:p>0.00499 u</text:p>
          </table:table-cell>
          <table:table-cell office:value-type="float" office:value="0.07521" calcext:value-type="float">
            <text:p>0.07521</text:p>
          </table:table-cell>
          <table:table-cell office:value-type="float" office:value="0.07528" calcext:value-type="float">
            <text:p>0.07528</text:p>
          </table:table-cell>
          <table:table-cell office:value-type="float" office:value="0.07408" calcext:value-type="float">
            <text:p>0.07408</text:p>
          </table:table-cell>
          <table:table-cell office:value-type="float" office:value="0.07421" calcext:value-type="float">
            <text:p>0.07421</text:p>
          </table:table-cell>
          <table:table-cell office:value-type="float" office:value="0.07458" calcext:value-type="float">
            <text:p>0.07458</text:p>
          </table:table-cell>
          <table:table-cell office:value-type="float" office:value="0.07644" calcext:value-type="float">
            <text:p>0.07644</text:p>
          </table:table-cell>
          <table:table-cell office:value-type="float" office:value="0.07236" calcext:value-type="float">
            <text:p>0.07236</text:p>
          </table:table-cell>
          <table:table-cell office:value-type="float" office:value="0.07268" calcext:value-type="float">
            <text:p>0.07268</text:p>
          </table:table-cell>
          <table:table-cell office:value-type="float" office:value="6.7237" calcext:value-type="float">
            <text:p>6.7237</text:p>
          </table:table-cell>
          <table:table-cell office:value-type="float" office:value="6.66518" calcext:value-type="float">
            <text:p>6.66518</text:p>
          </table:table-cell>
          <table:table-cell office:value-type="float" office:value="6.59917" calcext:value-type="float">
            <text:p>6.59917</text:p>
          </table:table-cell>
          <table:table-cell office:value-type="string" calcext:value-type="string">
            <text:p>Uncal</text:p>
          </table:table-cell>
          <table:table-cell office:value-type="float" office:value="6.41226" calcext:value-type="float">
            <text:p>6.41226</text:p>
          </table:table-cell>
          <table:table-cell office:value-type="float" office:value="6.84443" calcext:value-type="float">
            <text:p>6.84443</text:p>
          </table:table-cell>
          <table:table-cell office:value-type="float" office:value="6.76863" calcext:value-type="float">
            <text:p>6.76863</text:p>
          </table:table-cell>
          <table:table-cell office:value-type="float" office:value="6.74029" calcext:value-type="float">
            <text:p>6.74029</text:p>
          </table:table-cell>
          <table:table-cell office:value-type="float" office:value="6.71645" calcext:value-type="float">
            <text:p>6.71645</text:p>
          </table:table-cell>
          <table:table-cell office:value-type="float" office:value="6.49256" calcext:value-type="float">
            <text:p>6.49256</text:p>
          </table:table-cell>
          <table:table-cell office:value-type="float" office:value="6.50513" calcext:value-type="float">
            <text:p>6.50513</text:p>
          </table:table-cell>
          <table:table-cell office:value-type="float" office:value="6.4312" calcext:value-type="float">
            <text:p>6.4312</text:p>
          </table:table-cell>
          <table:table-cell office:value-type="float" office:value="0.03075" calcext:value-type="float">
            <text:p>0.03075</text:p>
          </table:table-cell>
          <table:table-cell office:value-type="float" office:value="0.03161" calcext:value-type="float">
            <text:p>0.03161</text:p>
          </table:table-cell>
          <table:table-cell office:value-type="float" office:value="0.03217" calcext:value-type="float">
            <text:p>0.03217</text:p>
          </table:table-cell>
          <table:table-cell office:value-type="float" office:value="0.03402" calcext:value-type="float">
            <text:p>0.03402</text:p>
          </table:table-cell>
          <table:table-cell office:value-type="float" office:value="0.03421" calcext:value-type="float">
            <text:p>0.03421</text:p>
          </table:table-cell>
          <table:table-cell office:value-type="float" office:value="0.02926" calcext:value-type="float">
            <text:p>0.02926</text:p>
          </table:table-cell>
          <table:table-cell office:value-type="float" office:value="9.4849" calcext:value-type="float">
            <text:p>9.4849</text:p>
          </table:table-cell>
          <table:table-cell office:value-type="float" office:value="9.20754" calcext:value-type="float">
            <text:p>9.20754</text:p>
          </table:table-cell>
          <table:table-cell office:value-type="float" office:value="10.02735" calcext:value-type="float">
            <text:p>10.02735</text:p>
          </table:table-cell>
          <table:table-cell office:value-type="float" office:value="10.3575" calcext:value-type="float">
            <text:p>10.3575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.002916" calcext:value-type="float">
            <text:p>0.002916</text:p>
          </table:table-cell>
          <table:table-cell office:value-type="float" office:value="2.3581" calcext:value-type="float">
            <text:p>2.3581</text:p>
          </table:table-cell>
          <table:table-cell office:value-type="float" office:value="2.34837" calcext:value-type="float">
            <text:p>2.34837</text:p>
          </table:table-cell>
          <table:table-cell office:value-type="float" office:value="2.41291" calcext:value-type="float">
            <text:p>2.41291</text:p>
          </table:table-cell>
          <table:table-cell office:value-type="float" office:value="2.40187" calcext:value-type="float">
            <text:p>2.40187</text:p>
          </table:table-cell>
          <table:table-cell office:value-type="float" office:value="2.38524" calcext:value-type="float">
            <text:p>2.38524</text:p>
          </table:table-cell>
          <table:table-cell office:value-type="float" office:value="2.34534" calcext:value-type="float">
            <text:p>2.34534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412" calcext:value-type="float">
            <text:p>0.04412</text:p>
          </table:table-cell>
          <table:table-cell office:value-type="float" office:value="0.04399" calcext:value-type="float">
            <text:p>0.04399</text:p>
          </table:table-cell>
          <table:table-cell office:value-type="float" office:value="0.04422" calcext:value-type="float">
            <text:p>0.04422</text:p>
          </table:table-cell>
          <table:table-cell office:value-type="float" office:value="7.51095" calcext:value-type="float">
            <text:p>7.51095</text:p>
          </table:table-cell>
          <table:table-cell office:value-type="float" office:value="8.08939" calcext:value-type="float">
            <text:p>8.08939</text:p>
          </table:table-cell>
          <table:table-cell office:value-type="float" office:value="8.12257" calcext:value-type="float">
            <text:p>8.12257</text:p>
          </table:table-cell>
          <table:table-cell office:value-type="float" office:value="7.85186" calcext:value-type="float">
            <text:p>7.85186</text:p>
          </table:table-cell>
          <table:table-cell office:value-type="float" office:value="7.4796" calcext:value-type="float">
            <text:p>7.4796</text:p>
          </table:table-cell>
          <table:table-cell office:value-type="float" office:value="7.604" calcext:value-type="float">
            <text:p>7.604</text:p>
          </table:table-cell>
          <table:table-cell office:value-type="float" office:value="1.52821" calcext:value-type="float">
            <text:p>1.52821</text:p>
          </table:table-cell>
          <table:table-cell office:value-type="float" office:value="1.54346" calcext:value-type="float">
            <text:p>1.54346</text:p>
          </table:table-cell>
          <table:table-cell office:value-type="float" office:value="1.38504" calcext:value-type="float">
            <text:p>1.38504</text:p>
          </table:table-cell>
          <table:table-cell office:value-type="float" office:value="1.38573" calcext:value-type="float">
            <text:p>1.38573</text:p>
          </table:table-cell>
          <table:table-cell office:value-type="float" office:value="5.39787" calcext:value-type="float">
            <text:p>5.39787</text:p>
          </table:table-cell>
          <table:table-cell office:value-type="float" office:value="5.40326" calcext:value-type="float">
            <text:p>5.40326</text:p>
          </table:table-cell>
          <table:table-cell office:value-type="float" office:value="5.43962" calcext:value-type="float">
            <text:p>5.43962</text:p>
          </table:table-cell>
          <table:table-cell office:value-type="float" office:value="5.44108" calcext:value-type="float">
            <text:p>5.44108</text:p>
          </table:table-cell>
          <table:table-cell office:value-type="float" office:value="5.37442" calcext:value-type="float">
            <text:p>5.37442</text:p>
          </table:table-cell>
          <table:table-cell office:value-type="float" office:value="5.37948" calcext:value-type="float">
            <text:p>5.37948</text:p>
          </table:table-cell>
          <table:table-cell office:value-type="float" office:value="0.05047" calcext:value-type="float">
            <text:p>0.05047</text:p>
          </table:table-cell>
          <table:table-cell office:value-type="float" office:value="0.05045" calcext:value-type="float">
            <text:p>0.05045</text:p>
          </table:table-cell>
          <table:table-cell office:value-type="float" office:value="0.05053" calcext:value-type="float">
            <text:p>0.05053</text:p>
          </table:table-cell>
          <table:table-cell office:value-type="float" office:value="0.05067" calcext:value-type="float">
            <text:p>0.05067</text:p>
          </table:table-cell>
        </table:table-row>
        <table:table-row table:style-name="ro1"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NEP24-062</text:p>
          </table:table-cell>
          <table:table-cell office:value-type="float" office:value="0.00391" calcext:value-type="float">
            <text:p>0.00391</text:p>
          </table:table-cell>
          <table:table-cell office:value-type="string" calcext:value-type="string">
            <text:p>0.00334 u</text:p>
          </table:table-cell>
          <table:table-cell office:value-type="float" office:value="0.02731" calcext:value-type="float">
            <text:p>0.02731</text:p>
          </table:table-cell>
          <table:table-cell office:value-type="float" office:value="0.02759" calcext:value-type="float">
            <text:p>0.02759</text:p>
          </table:table-cell>
          <table:table-cell office:value-type="float" office:value="0.02683" calcext:value-type="float">
            <text:p>0.02683</text:p>
          </table:table-cell>
          <table:table-cell office:value-type="float" office:value="0.02681" calcext:value-type="float">
            <text:p>0.02681</text:p>
          </table:table-cell>
          <table:table-cell office:value-type="float" office:value="0.02912" calcext:value-type="float">
            <text:p>0.02912</text:p>
          </table:table-cell>
          <table:table-cell office:value-type="float" office:value="0.02856" calcext:value-type="float">
            <text:p>0.02856</text:p>
          </table:table-cell>
          <table:table-cell office:value-type="float" office:value="0.02661" calcext:value-type="float">
            <text:p>0.02661</text:p>
          </table:table-cell>
          <table:table-cell office:value-type="float" office:value="0.02664" calcext:value-type="float">
            <text:p>0.02664</text:p>
          </table:table-cell>
          <table:table-cell office:value-type="float" office:value="1.84796" calcext:value-type="float">
            <text:p>1.84796</text:p>
          </table:table-cell>
          <table:table-cell office:value-type="float" office:value="1.85814" calcext:value-type="float">
            <text:p>1.85814</text:p>
          </table:table-cell>
          <table:table-cell office:value-type="float" office:value="1.82849" calcext:value-type="float">
            <text:p>1.82849</text:p>
          </table:table-cell>
          <table:table-cell office:value-type="string" calcext:value-type="string">
            <text:p>Uncal</text:p>
          </table:table-cell>
          <table:table-cell office:value-type="float" office:value="1.79831" calcext:value-type="float">
            <text:p>1.79831</text:p>
          </table:table-cell>
          <table:table-cell office:value-type="float" office:value="1.84926" calcext:value-type="float">
            <text:p>1.84926</text:p>
          </table:table-cell>
          <table:table-cell office:value-type="float" office:value="1.88664" calcext:value-type="float">
            <text:p>1.88664</text:p>
          </table:table-cell>
          <table:table-cell office:value-type="float" office:value="1.87226" calcext:value-type="float">
            <text:p>1.87226</text:p>
          </table:table-cell>
          <table:table-cell office:value-type="float" office:value="1.87638" calcext:value-type="float">
            <text:p>1.87638</text:p>
          </table:table-cell>
          <table:table-cell office:value-type="float" office:value="1.81522" calcext:value-type="float">
            <text:p>1.81522</text:p>
          </table:table-cell>
          <table:table-cell office:value-type="float" office:value="1.81169" calcext:value-type="float">
            <text:p>1.81169</text:p>
          </table:table-cell>
          <table:table-cell office:value-type="float" office:value="1.78231" calcext:value-type="float">
            <text:p>1.78231</text:p>
          </table:table-cell>
          <table:table-cell office:value-type="float" office:value="0.00778" calcext:value-type="float">
            <text:p>0.00778</text:p>
          </table:table-cell>
          <table:table-cell office:value-type="float" office:value="0.00919" calcext:value-type="float">
            <text:p>0.00919</text:p>
          </table:table-cell>
          <table:table-cell office:value-type="float" office:value="0.00869" calcext:value-type="float">
            <text:p>0.00869</text:p>
          </table:table-cell>
          <table:table-cell office:value-type="float" office:value="0.01211" calcext:value-type="float">
            <text:p>0.01211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1.14998" calcext:value-type="float">
            <text:p>1.14998</text:p>
          </table:table-cell>
          <table:table-cell office:value-type="float" office:value="1.10214" calcext:value-type="float">
            <text:p>1.10214</text:p>
          </table:table-cell>
          <table:table-cell office:value-type="float" office:value="1.06116" calcext:value-type="float">
            <text:p>1.06116</text:p>
          </table:table-cell>
          <table:table-cell office:value-type="string" calcext:value-type="string">
            <text:p>-0.23399 u</text:p>
          </table:table-cell>
          <table:table-cell office:value-type="float" office:value="0.000811" calcext:value-type="float">
            <text:p>0.000811</text:p>
          </table:table-cell>
          <table:table-cell office:value-type="string" calcext:value-type="string">
            <text:p>0.000358 u</text:p>
          </table:table-cell>
          <table:table-cell office:value-type="float" office:value="0.52328" calcext:value-type="float">
            <text:p>0.52328</text:p>
          </table:table-cell>
          <table:table-cell office:value-type="float" office:value="0.52109" calcext:value-type="float">
            <text:p>0.52109</text:p>
          </table:table-cell>
          <table:table-cell office:value-type="float" office:value="0.52939" calcext:value-type="float">
            <text:p>0.52939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52487" calcext:value-type="float">
            <text:p>0.52487</text:p>
          </table:table-cell>
          <table:table-cell office:value-type="float" office:value="0.51599" calcext:value-type="float">
            <text:p>0.51599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2.99104" calcext:value-type="float">
            <text:p>2.99104</text:p>
          </table:table-cell>
          <table:table-cell office:value-type="float" office:value="3.44023" calcext:value-type="float">
            <text:p>3.44023</text:p>
          </table:table-cell>
          <table:table-cell office:value-type="float" office:value="3.44692" calcext:value-type="float">
            <text:p>3.44692</text:p>
          </table:table-cell>
          <table:table-cell office:value-type="float" office:value="3.73809" calcext:value-type="float">
            <text:p>3.73809</text:p>
          </table:table-cell>
          <table:table-cell office:value-type="float" office:value="3.3251" calcext:value-type="float">
            <text:p>3.3251</text:p>
          </table:table-cell>
          <table:table-cell office:value-type="float" office:value="3.38111" calcext:value-type="float">
            <text:p>3.38111</text:p>
          </table:table-cell>
          <table:table-cell office:value-type="string" calcext:value-type="string">
            <text:p>0.04447 u</text:p>
          </table:table-cell>
          <table:table-cell office:value-type="string" calcext:value-type="string">
            <text:p>-0.00251 u</text:p>
          </table:table-cell>
          <table:table-cell office:value-type="string" calcext:value-type="string">
            <text:p>0.07097 u</text:p>
          </table:table-cell>
          <table:table-cell office:value-type="string" calcext:value-type="string">
            <text:p>-0.00521 u</text:p>
          </table:table-cell>
          <table:table-cell office:value-type="float" office:value="8.76592" calcext:value-type="float">
            <text:p>8.76592</text:p>
          </table:table-cell>
          <table:table-cell office:value-type="float" office:value="8.79911" calcext:value-type="float">
            <text:p>8.79911</text:p>
          </table:table-cell>
          <table:table-cell office:value-type="float" office:value="8.84306" calcext:value-type="float">
            <text:p>8.84306</text:p>
          </table:table-cell>
          <table:table-cell office:value-type="float" office:value="8.60336" calcext:value-type="float">
            <text:p>8.60336</text:p>
          </table:table-cell>
          <table:table-cell office:value-type="float" office:value="8.61855" calcext:value-type="float">
            <text:p>8.61855</text:p>
          </table:table-cell>
          <table:table-cell office:value-type="float" office:value="8.63661" calcext:value-type="float">
            <text:p>8.63661</text:p>
          </table:table-cell>
          <table:table-cell office:value-type="float" office:value="0.02627" calcext:value-type="float">
            <text:p>0.02627</text:p>
          </table:table-cell>
          <table:table-cell office:value-type="float" office:value="0.02637" calcext:value-type="float">
            <text:p>0.02637</text:p>
          </table:table-cell>
          <table:table-cell office:value-type="float" office:value="0.02648" calcext:value-type="float">
            <text:p>0.02648</text:p>
          </table:table-cell>
          <table:table-cell office:value-type="float" office:value="0.02619" calcext:value-type="float">
            <text:p>0.02619</text:p>
          </table:table-cell>
        </table:table-row>
        <table:table-row table:style-name="ro1"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NEP24-063</text:p>
          </table:table-cell>
          <table:table-cell office:value-type="float" office:value="0.00205" calcext:value-type="float">
            <text:p>0.00205</text:p>
          </table:table-cell>
          <table:table-cell office:value-type="string" calcext:value-type="string">
            <text:p>0.00210 u</text:p>
          </table:table-cell>
          <table:table-cell office:value-type="float" office:value="0.02113" calcext:value-type="float">
            <text:p>0.02113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2082" calcext:value-type="float">
            <text:p>0.02082</text:p>
          </table:table-cell>
          <table:table-cell office:value-type="float" office:value="0.02094" calcext:value-type="float">
            <text:p>0.02094</text:p>
          </table:table-cell>
          <table:table-cell office:value-type="float" office:value="0.02265" calcext:value-type="float">
            <text:p>0.02265</text:p>
          </table:table-cell>
          <table:table-cell office:value-type="float" office:value="0.02227" calcext:value-type="float">
            <text:p>0.02227</text:p>
          </table:table-cell>
          <table:table-cell office:value-type="float" office:value="0.02074" calcext:value-type="float">
            <text:p>0.02074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5.27265" calcext:value-type="float">
            <text:p>5.27265</text:p>
          </table:table-cell>
          <table:table-cell office:value-type="float" office:value="5.2516" calcext:value-type="float">
            <text:p>5.2516</text:p>
          </table:table-cell>
          <table:table-cell office:value-type="float" office:value="5.15745" calcext:value-type="float">
            <text:p>5.15745</text:p>
          </table:table-cell>
          <table:table-cell office:value-type="string" calcext:value-type="string">
            <text:p>Uncal</text:p>
          </table:table-cell>
          <table:table-cell office:value-type="float" office:value="4.99867" calcext:value-type="float">
            <text:p>4.99867</text:p>
          </table:table-cell>
          <table:table-cell office:value-type="float" office:value="5.20891" calcext:value-type="float">
            <text:p>5.20891</text:p>
          </table:table-cell>
          <table:table-cell office:value-type="float" office:value="5.30061" calcext:value-type="float">
            <text:p>5.30061</text:p>
          </table:table-cell>
          <table:table-cell office:value-type="float" office:value="5.24281" calcext:value-type="float">
            <text:p>5.24281</text:p>
          </table:table-cell>
          <table:table-cell office:value-type="float" office:value="5.23331" calcext:value-type="float">
            <text:p>5.23331</text:p>
          </table:table-cell>
          <table:table-cell office:value-type="float" office:value="5.06629" calcext:value-type="float">
            <text:p>5.06629</text:p>
          </table:table-cell>
          <table:table-cell office:value-type="float" office:value="5.07607" calcext:value-type="float">
            <text:p>5.07607</text:p>
          </table:table-cell>
          <table:table-cell office:value-type="float" office:value="5.00182" calcext:value-type="float">
            <text:p>5.00182</text:p>
          </table:table-cell>
          <table:table-cell office:value-type="string" calcext:value-type="string">
            <text:p>-0.00008 u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0.00069 u</text:p>
          </table:table-cell>
          <table:table-cell office:value-type="string" calcext:value-type="string">
            <text:p>-0.00199 u</text:p>
          </table:table-cell>
          <table:table-cell office:value-type="string" calcext:value-type="string">
            <text:p>-0.00013 u</text:p>
          </table:table-cell>
          <table:table-cell office:value-type="string" calcext:value-type="string">
            <text:p>-0.00156 u</text:p>
          </table:table-cell>
          <table:table-cell office:value-type="float" office:value="1.21453" calcext:value-type="float">
            <text:p>1.21453</text:p>
          </table:table-cell>
          <table:table-cell office:value-type="float" office:value="1.1603" calcext:value-type="float">
            <text:p>1.1603</text:p>
          </table:table-cell>
          <table:table-cell office:value-type="float" office:value="1.11229" calcext:value-type="float">
            <text:p>1.11229</text:p>
          </table:table-cell>
          <table:table-cell office:value-type="string" calcext:value-type="string">
            <text:p>-0.05767 u</text:p>
          </table:table-cell>
          <table:table-cell office:value-type="float" office:value="0.001355" calcext:value-type="float">
            <text:p>0.001355</text:p>
          </table:table-cell>
          <table:table-cell office:value-type="string" calcext:value-type="string">
            <text:p>-0.000489 u</text:p>
          </table:table-cell>
          <table:table-cell office:value-type="float" office:value="1.27079" calcext:value-type="float">
            <text:p>1.27079</text:p>
          </table:table-cell>
          <table:table-cell office:value-type="float" office:value="1.27321" calcext:value-type="float">
            <text:p>1.27321</text:p>
          </table:table-cell>
          <table:table-cell office:value-type="float" office:value="1.29063" calcext:value-type="float">
            <text:p>1.29063</text:p>
          </table:table-cell>
          <table:table-cell office:value-type="float" office:value="1.30169" calcext:value-type="float">
            <text:p>1.30169</text:p>
          </table:table-cell>
          <table:table-cell office:value-type="float" office:value="1.28522" calcext:value-type="float">
            <text:p>1.28522</text:p>
          </table:table-cell>
          <table:table-cell office:value-type="float" office:value="1.26134" calcext:value-type="float">
            <text:p>1.2613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4.58527" calcext:value-type="float">
            <text:p>4.58527</text:p>
          </table:table-cell>
          <table:table-cell office:value-type="float" office:value="4.9661" calcext:value-type="float">
            <text:p>4.9661</text:p>
          </table:table-cell>
          <table:table-cell office:value-type="float" office:value="5.0272" calcext:value-type="float">
            <text:p>5.0272</text:p>
          </table:table-cell>
          <table:table-cell office:value-type="float" office:value="5.09646" calcext:value-type="float">
            <text:p>5.09646</text:p>
          </table:table-cell>
          <table:table-cell office:value-type="float" office:value="4.78727" calcext:value-type="float">
            <text:p>4.78727</text:p>
          </table:table-cell>
          <table:table-cell office:value-type="float" office:value="4.8038" calcext:value-type="float">
            <text:p>4.8038</text:p>
          </table:table-cell>
          <table:table-cell office:value-type="float" office:value="0.14427" calcext:value-type="float">
            <text:p>0.14427</text:p>
          </table:table-cell>
          <table:table-cell office:value-type="float" office:value="0.05704" calcext:value-type="float">
            <text:p>0.05704</text:p>
          </table:table-cell>
          <table:table-cell office:value-type="float" office:value="0.10287" calcext:value-type="float">
            <text:p>0.10287</text:p>
          </table:table-cell>
          <table:table-cell office:value-type="string" calcext:value-type="string">
            <text:p>0.02156 u</text:p>
          </table:table-cell>
          <table:table-cell office:value-type="float" office:value="10.19038" calcext:value-type="float">
            <text:p>10.19038</text:p>
          </table:table-cell>
          <table:table-cell office:value-type="float" office:value="10.20648" calcext:value-type="float">
            <text:p>10.20648</text:p>
          </table:table-cell>
          <table:table-cell office:value-type="float" office:value="10.32521" calcext:value-type="float">
            <text:p>10.32521</text:p>
          </table:table-cell>
          <table:table-cell office:value-type="float" office:value="10.17657" calcext:value-type="float">
            <text:p>10.17657</text:p>
          </table:table-cell>
          <table:table-cell office:value-type="float" office:value="10.07195" calcext:value-type="float">
            <text:p>10.07195</text:p>
          </table:table-cell>
          <table:table-cell office:value-type="float" office:value="10.05041" calcext:value-type="float">
            <text:p>10.05041</text:p>
          </table:table-cell>
          <table:table-cell office:value-type="float" office:value="0.03472" calcext:value-type="float">
            <text:p>0.03472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03488" calcext:value-type="float">
            <text:p>0.03488</text:p>
          </table:table-cell>
          <table:table-cell office:value-type="float" office:value="0.03487" calcext:value-type="float">
            <text:p>0.03487</text:p>
          </table:table-cell>
        </table:table-row>
        <table:table-row table:style-name="ro1"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NEP24-064</text:p>
          </table:table-cell>
          <table:table-cell office:value-type="float" office:value="0.00833" calcext:value-type="float">
            <text:p>0.00833</text:p>
          </table:table-cell>
          <table:table-cell office:value-type="string" calcext:value-type="string">
            <text:p>0.00488 u</text:p>
          </table:table-cell>
          <table:table-cell office:value-type="float" office:value="0.03711" calcext:value-type="float">
            <text:p>0.03711</text:p>
          </table:table-cell>
          <table:table-cell office:value-type="float" office:value="0.03781" calcext:value-type="float">
            <text:p>0.03781</text:p>
          </table:table-cell>
          <table:table-cell office:value-type="float" office:value="0.03663" calcext:value-type="float">
            <text:p>0.03663</text:p>
          </table:table-cell>
          <table:table-cell office:value-type="float" office:value="0.03657" calcext:value-type="float">
            <text:p>0.03657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3867" calcext:value-type="float">
            <text:p>0.03867</text:p>
          </table:table-cell>
          <table:table-cell office:value-type="float" office:value="0.03642" calcext:value-type="float">
            <text:p>0.03642</text:p>
          </table:table-cell>
          <table:table-cell office:value-type="float" office:value="0.03639" calcext:value-type="float">
            <text:p>0.03639</text:p>
          </table:table-cell>
          <table:table-cell office:value-type="float" office:value="8.00309" calcext:value-type="float">
            <text:p>8.00309</text:p>
          </table:table-cell>
          <table:table-cell office:value-type="float" office:value="7.90547" calcext:value-type="float">
            <text:p>7.90547</text:p>
          </table:table-cell>
          <table:table-cell office:value-type="float" office:value="7.83897" calcext:value-type="float">
            <text:p>7.83897</text:p>
          </table:table-cell>
          <table:table-cell office:value-type="string" calcext:value-type="string">
            <text:p>Uncal</text:p>
          </table:table-cell>
          <table:table-cell office:value-type="float" office:value="7.50782" calcext:value-type="float">
            <text:p>7.50782</text:p>
          </table:table-cell>
          <table:table-cell office:value-type="float" office:value="7.96512" calcext:value-type="float">
            <text:p>7.96512</text:p>
          </table:table-cell>
          <table:table-cell office:value-type="float" office:value="8.01593" calcext:value-type="float">
            <text:p>8.01593</text:p>
          </table:table-cell>
          <table:table-cell office:value-type="float" office:value="7.95942" calcext:value-type="float">
            <text:p>7.95942</text:p>
          </table:table-cell>
          <table:table-cell office:value-type="float" office:value="7.91913" calcext:value-type="float">
            <text:p>7.91913</text:p>
          </table:table-cell>
          <table:table-cell office:value-type="float" office:value="7.66798" calcext:value-type="float">
            <text:p>7.66798</text:p>
          </table:table-cell>
          <table:table-cell office:value-type="float" office:value="7.69364" calcext:value-type="float">
            <text:p>7.69364</text:p>
          </table:table-cell>
          <table:table-cell office:value-type="float" office:value="7.61584" calcext:value-type="float">
            <text:p>7.61584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283" calcext:value-type="float">
            <text:p>0.01283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2.43903" calcext:value-type="float">
            <text:p>2.43903</text:p>
          </table:table-cell>
          <table:table-cell office:value-type="float" office:value="2.30378" calcext:value-type="float">
            <text:p>2.30378</text:p>
          </table:table-cell>
          <table:table-cell office:value-type="float" office:value="2.18831" calcext:value-type="float">
            <text:p>2.18831</text:p>
          </table:table-cell>
          <table:table-cell office:value-type="float" office:value="4.00073" calcext:value-type="float">
            <text:p>4.00073</text:p>
          </table:table-cell>
          <table:table-cell office:value-type="float" office:value="0.000298" calcext:value-type="float">
            <text:p>0.000298</text:p>
          </table:table-cell>
          <table:table-cell office:value-type="string" calcext:value-type="string">
            <text:p>-0.002200 u</text:p>
          </table:table-cell>
          <table:table-cell office:value-type="float" office:value="3.01446" calcext:value-type="float">
            <text:p>3.01446</text:p>
          </table:table-cell>
          <table:table-cell office:value-type="float" office:value="3.00706" calcext:value-type="float">
            <text:p>3.00706</text:p>
          </table:table-cell>
          <table:table-cell office:value-type="float" office:value="3.0669" calcext:value-type="float">
            <text:p>3.0669</text:p>
          </table:table-cell>
          <table:table-cell office:value-type="float" office:value="3.05551" calcext:value-type="float">
            <text:p>3.05551</text:p>
          </table:table-cell>
          <table:table-cell office:value-type="float" office:value="3.04109" calcext:value-type="float">
            <text:p>3.04109</text:p>
          </table:table-cell>
          <table:table-cell office:value-type="float" office:value="2.98654" calcext:value-type="float">
            <text:p>2.98654</text:p>
          </table:table-cell>
          <table:table-cell office:value-type="float" office:value="0.01819" calcext:value-type="float">
            <text:p>0.01819</text:p>
          </table:table-cell>
          <table:table-cell office:value-type="float" office:value="0.01807" calcext:value-type="float">
            <text:p>0.01807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6.56121" calcext:value-type="float">
            <text:p>6.56121</text:p>
          </table:table-cell>
          <table:table-cell office:value-type="float" office:value="6.97236" calcext:value-type="float">
            <text:p>6.97236</text:p>
          </table:table-cell>
          <table:table-cell office:value-type="float" office:value="7.06012" calcext:value-type="float">
            <text:p>7.06012</text:p>
          </table:table-cell>
          <table:table-cell office:value-type="float" office:value="6.55164" calcext:value-type="float">
            <text:p>6.55164</text:p>
          </table:table-cell>
          <table:table-cell office:value-type="float" office:value="6.60963" calcext:value-type="float">
            <text:p>6.60963</text:p>
          </table:table-cell>
          <table:table-cell office:value-type="float" office:value="6.65942" calcext:value-type="float">
            <text:p>6.65942</text:p>
          </table:table-cell>
          <table:table-cell office:value-type="float" office:value="0.32181" calcext:value-type="float">
            <text:p>0.32181</text:p>
          </table:table-cell>
          <table:table-cell office:value-type="float" office:value="0.22805" calcext:value-type="float">
            <text:p>0.22805</text:p>
          </table:table-cell>
          <table:table-cell office:value-type="float" office:value="0.22164" calcext:value-type="float">
            <text:p>0.22164</text:p>
          </table:table-cell>
          <table:table-cell office:value-type="float" office:value="0.20336" calcext:value-type="float">
            <text:p>0.20336</text:p>
          </table:table-cell>
          <table:table-cell office:value-type="float" office:value="8.28805" calcext:value-type="float">
            <text:p>8.28805</text:p>
          </table:table-cell>
          <table:table-cell office:value-type="float" office:value="8.30798" calcext:value-type="float">
            <text:p>8.30798</text:p>
          </table:table-cell>
          <table:table-cell office:value-type="float" office:value="8.36302" calcext:value-type="float">
            <text:p>8.36302</text:p>
          </table:table-cell>
          <table:table-cell office:value-type="float" office:value="8.2793" calcext:value-type="float">
            <text:p>8.2793</text:p>
          </table:table-cell>
          <table:table-cell office:value-type="float" office:value="8.1837" calcext:value-type="float">
            <text:p>8.1837</text:p>
          </table:table-cell>
          <table:table-cell office:value-type="float" office:value="8.17715" calcext:value-type="float">
            <text:p>8.17715</text:p>
          </table:table-cell>
          <table:table-cell office:value-type="float" office:value="0.05635" calcext:value-type="float">
            <text:p>0.05635</text:p>
          </table:table-cell>
          <table:table-cell office:value-type="float" office:value="0.05636" calcext:value-type="float">
            <text:p>0.05636</text:p>
          </table:table-cell>
          <table:table-cell office:value-type="float" office:value="0.05611" calcext:value-type="float">
            <text:p>0.05611</text:p>
          </table:table-cell>
          <table:table-cell office:value-type="float" office:value="0.05646" calcext:value-type="float">
            <text:p>0.05646</text:p>
          </table:table-cell>
        </table:table-row>
        <table:table-row table:style-name="ro1"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NEP24-065</text:p>
          </table:table-cell>
          <table:table-cell office:value-type="float" office:value="0.00477" calcext:value-type="float">
            <text:p>0.00477</text:p>
          </table:table-cell>
          <table:table-cell office:value-type="string" calcext:value-type="string">
            <text:p>0.00426 u</text:p>
          </table:table-cell>
          <table:table-cell office:value-type="float" office:value="0.03695" calcext:value-type="float">
            <text:p>0.03695</text:p>
          </table:table-cell>
          <table:table-cell office:value-type="float" office:value="0.03692" calcext:value-type="float">
            <text:p>0.03692</text:p>
          </table:table-cell>
          <table:table-cell office:value-type="float" office:value="0.03573" calcext:value-type="float">
            <text:p>0.03573</text:p>
          </table:table-cell>
          <table:table-cell office:value-type="float" office:value="0.03564" calcext:value-type="float">
            <text:p>0.03564</text:p>
          </table:table-cell>
          <table:table-cell office:value-type="float" office:value="0.03716" calcext:value-type="float">
            <text:p>0.03716</text:p>
          </table:table-cell>
          <table:table-cell office:value-type="float" office:value="0.03925" calcext:value-type="float">
            <text:p>0.03925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56" calcext:value-type="float">
            <text:p>0.0356</text:p>
          </table:table-cell>
          <table:table-cell office:value-type="float" office:value="11.34452" calcext:value-type="float">
            <text:p>11.34452</text:p>
          </table:table-cell>
          <table:table-cell office:value-type="float" office:value="11.21064" calcext:value-type="float">
            <text:p>11.21064</text:p>
          </table:table-cell>
          <table:table-cell office:value-type="float" office:value="11.1208" calcext:value-type="float">
            <text:p>11.1208</text:p>
          </table:table-cell>
          <table:table-cell office:value-type="string" calcext:value-type="string">
            <text:p>Uncal</text:p>
          </table:table-cell>
          <table:table-cell office:value-type="float" office:value="10.26286" calcext:value-type="float">
            <text:p>10.26286</text:p>
          </table:table-cell>
          <table:table-cell office:value-type="float" office:value="11.1667" calcext:value-type="float">
            <text:p>11.1667</text:p>
          </table:table-cell>
          <table:table-cell office:value-type="float" office:value="11.36387" calcext:value-type="float">
            <text:p>11.36387</text:p>
          </table:table-cell>
          <table:table-cell office:value-type="float" office:value="11.34485" calcext:value-type="float">
            <text:p>11.34485</text:p>
          </table:table-cell>
          <table:table-cell office:value-type="float" office:value="11.26438" calcext:value-type="float">
            <text:p>11.26438</text:p>
          </table:table-cell>
          <table:table-cell office:value-type="float" office:value="10.99029" calcext:value-type="float">
            <text:p>10.99029</text:p>
          </table:table-cell>
          <table:table-cell office:value-type="float" office:value="11.02669" calcext:value-type="float">
            <text:p>11.02669</text:p>
          </table:table-cell>
          <table:table-cell office:value-type="float" office:value="10.78137" calcext:value-type="float">
            <text:p>10.78137</text:p>
          </table:table-cell>
          <table:table-cell office:value-type="float" office:value="0.01891" calcext:value-type="float">
            <text:p>0.01891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1888" calcext:value-type="float">
            <text:p>0.01888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0.01804" calcext:value-type="float">
            <text:p>0.01804</text:p>
          </table:table-cell>
          <table:table-cell office:value-type="float" office:value="3.16684" calcext:value-type="float">
            <text:p>3.16684</text:p>
          </table:table-cell>
          <table:table-cell office:value-type="float" office:value="2.98715" calcext:value-type="float">
            <text:p>2.98715</text:p>
          </table:table-cell>
          <table:table-cell office:value-type="float" office:value="2.81586" calcext:value-type="float">
            <text:p>2.81586</text:p>
          </table:table-cell>
          <table:table-cell office:value-type="float" office:value="3.65735" calcext:value-type="float">
            <text:p>3.65735</text:p>
          </table:table-cell>
          <table:table-cell office:value-type="float" office:value="0.00128" calcext:value-type="float">
            <text:p>0.00128</text:p>
          </table:table-cell>
          <table:table-cell office:value-type="string" calcext:value-type="string">
            <text:p>-0.000655 u</text:p>
          </table:table-cell>
          <table:table-cell office:value-type="float" office:value="3.67977" calcext:value-type="float">
            <text:p>3.67977</text:p>
          </table:table-cell>
          <table:table-cell office:value-type="float" office:value="3.66877" calcext:value-type="float">
            <text:p>3.66877</text:p>
          </table:table-cell>
          <table:table-cell office:value-type="float" office:value="3.73281" calcext:value-type="float">
            <text:p>3.73281</text:p>
          </table:table-cell>
          <table:table-cell office:value-type="float" office:value="3.75606" calcext:value-type="float">
            <text:p>3.75606</text:p>
          </table:table-cell>
          <table:table-cell office:value-type="float" office:value="3.73344" calcext:value-type="float">
            <text:p>3.73344</text:p>
          </table:table-cell>
          <table:table-cell office:value-type="float" office:value="3.67179" calcext:value-type="float">
            <text:p>3.67179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0.00714" calcext:value-type="float">
            <text:p>0.00714</text:p>
          </table:table-cell>
          <table:table-cell office:value-type="float" office:value="0.00744" calcext:value-type="float">
            <text:p>0.00744</text:p>
          </table:table-cell>
          <table:table-cell office:value-type="float" office:value="8.74086" calcext:value-type="float">
            <text:p>8.74086</text:p>
          </table:table-cell>
          <table:table-cell office:value-type="float" office:value="9.11234" calcext:value-type="float">
            <text:p>9.11234</text:p>
          </table:table-cell>
          <table:table-cell office:value-type="float" office:value="9.10878" calcext:value-type="float">
            <text:p>9.10878</text:p>
          </table:table-cell>
          <table:table-cell office:value-type="float" office:value="8.63747" calcext:value-type="float">
            <text:p>8.63747</text:p>
          </table:table-cell>
          <table:table-cell office:value-type="float" office:value="8.65912" calcext:value-type="float">
            <text:p>8.65912</text:p>
          </table:table-cell>
          <table:table-cell office:value-type="float" office:value="8.69239" calcext:value-type="float">
            <text:p>8.69239</text:p>
          </table:table-cell>
          <table:table-cell office:value-type="float" office:value="1.29781" calcext:value-type="float">
            <text:p>1.29781</text:p>
          </table:table-cell>
          <table:table-cell office:value-type="float" office:value="1.22162" calcext:value-type="float">
            <text:p>1.22162</text:p>
          </table:table-cell>
          <table:table-cell office:value-type="float" office:value="1.17451" calcext:value-type="float">
            <text:p>1.17451</text:p>
          </table:table-cell>
          <table:table-cell office:value-type="float" office:value="1.11445" calcext:value-type="float">
            <text:p>1.11445</text:p>
          </table:table-cell>
          <table:table-cell office:value-type="float" office:value="9.44501" calcext:value-type="float">
            <text:p>9.44501</text:p>
          </table:table-cell>
          <table:table-cell office:value-type="float" office:value="9.43123" calcext:value-type="float">
            <text:p>9.43123</text:p>
          </table:table-cell>
          <table:table-cell office:value-type="float" office:value="9.53071" calcext:value-type="float">
            <text:p>9.53071</text:p>
          </table:table-cell>
          <table:table-cell office:value-type="float" office:value="9.46014" calcext:value-type="float">
            <text:p>9.46014</text:p>
          </table:table-cell>
          <table:table-cell office:value-type="float" office:value="9.38323" calcext:value-type="float">
            <text:p>9.38323</text:p>
          </table:table-cell>
          <table:table-cell office:value-type="float" office:value="9.38206" calcext:value-type="float">
            <text:p>9.38206</text:p>
          </table:table-cell>
          <table:table-cell office:value-type="float" office:value="0.05908" calcext:value-type="float">
            <text:p>0.05908</text:p>
          </table:table-cell>
          <table:table-cell office:value-type="float" office:value="0.05925" calcext:value-type="float">
            <text:p>0.05925</text:p>
          </table:table-cell>
          <table:table-cell office:value-type="float" office:value="0.05914" calcext:value-type="float">
            <text:p>0.05914</text:p>
          </table:table-cell>
          <table:table-cell office:value-type="float" office:value="0.05983" calcext:value-type="float">
            <text:p>0.05983</text:p>
          </table:table-cell>
        </table:table-row>
        <table:table-row table:style-name="ro1"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NEP24-066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0702" calcext:value-type="float">
            <text:p>0.00702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0.01708" calcext:value-type="float">
            <text:p>0.01708</text:p>
          </table:table-cell>
          <table:table-cell office:value-type="float" office:value="0.01726" calcext:value-type="float">
            <text:p>0.01726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30.09689" calcext:value-type="float">
            <text:p>30.09689</text:p>
          </table:table-cell>
          <table:table-cell office:value-type="float" office:value="29.82841" calcext:value-type="float">
            <text:p>29.82841</text:p>
          </table:table-cell>
          <table:table-cell office:value-type="float" office:value="29.30559" calcext:value-type="float">
            <text:p>29.30559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####</text:p>
          </table:table-cell>
          <table:table-cell office:value-type="float" office:value="28.26493" calcext:value-type="float">
            <text:p>28.26493</text:p>
          </table:table-cell>
          <table:table-cell office:value-type="float" office:value="29.85216" calcext:value-type="float">
            <text:p>29.85216</text:p>
          </table:table-cell>
          <table:table-cell office:value-type="float" office:value="29.65911" calcext:value-type="float">
            <text:p>29.65911</text:p>
          </table:table-cell>
          <table:table-cell office:value-type="float" office:value="29.57478" calcext:value-type="float">
            <text:p>29.57478</text:p>
          </table:table-cell>
          <table:table-cell office:value-type="float" office:value="28.80099" calcext:value-type="float">
            <text:p>28.80099</text:p>
          </table:table-cell>
          <table:table-cell office:value-type="float" office:value="28.82867" calcext:value-type="float">
            <text:p>28.82867</text:p>
          </table:table-cell>
          <table:table-cell office:value-type="float" office:value="28.27957" calcext:value-type="float">
            <text:p>28.27957</text:p>
          </table:table-cell>
          <table:table-cell office:value-type="string" calcext:value-type="string">
            <text:p>0.00168 u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171" calcext:value-type="float">
            <text:p>0.00171</text:p>
          </table:table-cell>
          <table:table-cell office:value-type="string" calcext:value-type="string">
            <text:p>0.00064 u</text:p>
          </table:table-cell>
          <table:table-cell office:value-type="string" calcext:value-type="string">
            <text:p>0.00141 u</text:p>
          </table:table-cell>
          <table:table-cell office:value-type="string" calcext:value-type="string">
            <text:p>0.00208 u</text:p>
          </table:table-cell>
          <table:table-cell office:value-type="float" office:value="2.40801" calcext:value-type="float">
            <text:p>2.40801</text:p>
          </table:table-cell>
          <table:table-cell office:value-type="float" office:value="2.27405" calcext:value-type="float">
            <text:p>2.27405</text:p>
          </table:table-cell>
          <table:table-cell office:value-type="float" office:value="2.02892" calcext:value-type="float">
            <text:p>2.02892</text:p>
          </table:table-cell>
          <table:table-cell office:value-type="float" office:value="3.33352" calcext:value-type="float">
            <text:p>3.33352</text:p>
          </table:table-cell>
          <table:table-cell office:value-type="float" office:value="0.006485" calcext:value-type="float">
            <text:p>0.006485</text:p>
          </table:table-cell>
          <table:table-cell office:value-type="float" office:value="0.005761" calcext:value-type="float">
            <text:p>0.005761</text:p>
          </table:table-cell>
          <table:table-cell office:value-type="float" office:value="3.90901" calcext:value-type="float">
            <text:p>3.90901</text:p>
          </table:table-cell>
          <table:table-cell office:value-type="float" office:value="3.89625" calcext:value-type="float">
            <text:p>3.89625</text:p>
          </table:table-cell>
          <table:table-cell office:value-type="float" office:value="3.98719" calcext:value-type="float">
            <text:p>3.98719</text:p>
          </table:table-cell>
          <table:table-cell office:value-type="float" office:value="4.00214" calcext:value-type="float">
            <text:p>4.00214</text:p>
          </table:table-cell>
          <table:table-cell office:value-type="float" office:value="3.97946" calcext:value-type="float">
            <text:p>3.97946</text:p>
          </table:table-cell>
          <table:table-cell office:value-type="float" office:value="3.92588" calcext:value-type="float">
            <text:p>3.92588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.00283" calcext:value-type="float">
            <text:p>0.00283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0.00286" calcext:value-type="float">
            <text:p>0.00286</text:p>
          </table:table-cell>
          <table:table-cell office:value-type="float" office:value="9.51175" calcext:value-type="float">
            <text:p>9.51175</text:p>
          </table:table-cell>
          <table:table-cell office:value-type="float" office:value="10.00263" calcext:value-type="float">
            <text:p>10.00263</text:p>
          </table:table-cell>
          <table:table-cell office:value-type="float" office:value="9.96722" calcext:value-type="float">
            <text:p>9.96722</text:p>
          </table:table-cell>
          <table:table-cell office:value-type="float" office:value="9.02879" calcext:value-type="float">
            <text:p>9.02879</text:p>
          </table:table-cell>
          <table:table-cell office:value-type="float" office:value="9.26166" calcext:value-type="float">
            <text:p>9.26166</text:p>
          </table:table-cell>
          <table:table-cell office:value-type="float" office:value="9.25066" calcext:value-type="float">
            <text:p>9.25066</text:p>
          </table:table-cell>
          <table:table-cell office:value-type="float" office:value="0.95502" calcext:value-type="float">
            <text:p>0.95502</text:p>
          </table:table-cell>
          <table:table-cell office:value-type="float" office:value="0.52413" calcext:value-type="float">
            <text:p>0.52413</text:p>
          </table:table-cell>
          <table:table-cell office:value-type="float" office:value="0.57555" calcext:value-type="float">
            <text:p>0.57555</text:p>
          </table:table-cell>
          <table:table-cell office:value-type="float" office:value="0.46368" calcext:value-type="float">
            <text:p>0.46368</text:p>
          </table:table-cell>
          <table:table-cell office:value-type="float" office:value="20.65467" calcext:value-type="float">
            <text:p>20.65467</text:p>
          </table:table-cell>
          <table:table-cell office:value-type="float" office:value="20.77401" calcext:value-type="float">
            <text:p>20.77401</text:p>
          </table:table-cell>
          <table:table-cell office:value-type="float" office:value="20.84276" calcext:value-type="float">
            <text:p>20.84276</text:p>
          </table:table-cell>
          <table:table-cell office:value-type="float" office:value="20.40814" calcext:value-type="float">
            <text:p>20.40814</text:p>
          </table:table-cell>
          <table:table-cell office:value-type="float" office:value="20.19939" calcext:value-type="float">
            <text:p>20.19939</text:p>
          </table:table-cell>
          <table:table-cell office:value-type="float" office:value="20.27317" calcext:value-type="float">
            <text:p>20.27317</text:p>
          </table:table-cell>
          <table:table-cell office:value-type="float" office:value="0.05202" calcext:value-type="float">
            <text:p>0.05202</text:p>
          </table:table-cell>
          <table:table-cell office:value-type="float" office:value="0.05337" calcext:value-type="float">
            <text:p>0.05337</text:p>
          </table:table-cell>
          <table:table-cell office:value-type="float" office:value="0.05218" calcext:value-type="float">
            <text:p>0.05218</text:p>
          </table:table-cell>
          <table:table-cell office:value-type="float" office:value="0.05397" calcext:value-type="float">
            <text:p>0.05397</text:p>
          </table:table-cell>
        </table:table-row>
        <table:table-row table:style-name="ro1"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NEP24-067</text:p>
          </table:table-cell>
          <table:table-cell office:value-type="float" office:value="0.01918" calcext:value-type="float">
            <text:p>0.01918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0884" calcext:value-type="float">
            <text:p>0.00884</text:p>
          </table:table-cell>
          <table:table-cell office:value-type="float" office:value="0.00863" calcext:value-type="float">
            <text:p>0.00863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0916" calcext:value-type="float">
            <text:p>0.00916</text:p>
          </table:table-cell>
          <table:table-cell office:value-type="float" office:value="0.00842" calcext:value-type="float">
            <text:p>0.00842</text:p>
          </table:table-cell>
          <table:table-cell office:value-type="float" office:value="0.00851" calcext:value-type="float">
            <text:p>0.00851</text:p>
          </table:table-cell>
          <table:table-cell office:value-type="float" office:value="5.81568" calcext:value-type="float">
            <text:p>5.81568</text:p>
          </table:table-cell>
          <table:table-cell office:value-type="float" office:value="5.77913" calcext:value-type="float">
            <text:p>5.77913</text:p>
          </table:table-cell>
          <table:table-cell office:value-type="float" office:value="5.6829" calcext:value-type="float">
            <text:p>5.6829</text:p>
          </table:table-cell>
          <table:table-cell office:value-type="string" calcext:value-type="string">
            <text:p>Uncal</text:p>
          </table:table-cell>
          <table:table-cell office:value-type="float" office:value="5.50847" calcext:value-type="float">
            <text:p>5.50847</text:p>
          </table:table-cell>
          <table:table-cell office:value-type="float" office:value="5.80174" calcext:value-type="float">
            <text:p>5.80174</text:p>
          </table:table-cell>
          <table:table-cell office:value-type="float" office:value="5.82563" calcext:value-type="float">
            <text:p>5.82563</text:p>
          </table:table-cell>
          <table:table-cell office:value-type="float" office:value="5.80469" calcext:value-type="float">
            <text:p>5.80469</text:p>
          </table:table-cell>
          <table:table-cell office:value-type="float" office:value="5.78224" calcext:value-type="float">
            <text:p>5.78224</text:p>
          </table:table-cell>
          <table:table-cell office:value-type="float" office:value="5.5706" calcext:value-type="float">
            <text:p>5.5706</text:p>
          </table:table-cell>
          <table:table-cell office:value-type="float" office:value="5.59189" calcext:value-type="float">
            <text:p>5.59189</text:p>
          </table:table-cell>
          <table:table-cell office:value-type="float" office:value="5.55452" calcext:value-type="float">
            <text:p>5.55452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0.00897" calcext:value-type="float">
            <text:p>0.00897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0.00754" calcext:value-type="float">
            <text:p>0.00754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1.64206" calcext:value-type="float">
            <text:p>1.64206</text:p>
          </table:table-cell>
          <table:table-cell office:value-type="float" office:value="1.55801" calcext:value-type="float">
            <text:p>1.55801</text:p>
          </table:table-cell>
          <table:table-cell office:value-type="float" office:value="1.47285" calcext:value-type="float">
            <text:p>1.47285</text:p>
          </table:table-cell>
          <table:table-cell office:value-type="string" calcext:value-type="string">
            <text:p>-0.22571 u</text:p>
          </table:table-cell>
          <table:table-cell office:value-type="float" office:value="0.002425" calcext:value-type="float">
            <text:p>0.002425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1.20059" calcext:value-type="float">
            <text:p>1.20059</text:p>
          </table:table-cell>
          <table:table-cell office:value-type="float" office:value="1.19535" calcext:value-type="float">
            <text:p>1.19535</text:p>
          </table:table-cell>
          <table:table-cell office:value-type="float" office:value="1.21692" calcext:value-type="float">
            <text:p>1.21692</text:p>
          </table:table-cell>
          <table:table-cell office:value-type="float" office:value="1.22995" calcext:value-type="float">
            <text:p>1.22995</text:p>
          </table:table-cell>
          <table:table-cell office:value-type="float" office:value="1.21006" calcext:value-type="float">
            <text:p>1.21006</text:p>
          </table:table-cell>
          <table:table-cell office:value-type="float" office:value="1.1975" calcext:value-type="float">
            <text:p>1.1975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7.13632" calcext:value-type="float">
            <text:p>7.13632</text:p>
          </table:table-cell>
          <table:table-cell office:value-type="float" office:value="7.44577" calcext:value-type="float">
            <text:p>7.44577</text:p>
          </table:table-cell>
          <table:table-cell office:value-type="float" office:value="7.45448" calcext:value-type="float">
            <text:p>7.45448</text:p>
          </table:table-cell>
          <table:table-cell office:value-type="float" office:value="7.07931" calcext:value-type="float">
            <text:p>7.07931</text:p>
          </table:table-cell>
          <table:table-cell office:value-type="float" office:value="7.19072" calcext:value-type="float">
            <text:p>7.19072</text:p>
          </table:table-cell>
          <table:table-cell office:value-type="float" office:value="7.19076" calcext:value-type="float">
            <text:p>7.19076</text:p>
          </table:table-cell>
          <table:table-cell office:value-type="float" office:value="0.37929" calcext:value-type="float">
            <text:p>0.37929</text:p>
          </table:table-cell>
          <table:table-cell office:value-type="float" office:value="0.30136" calcext:value-type="float">
            <text:p>0.30136</text:p>
          </table:table-cell>
          <table:table-cell office:value-type="float" office:value="0.30954" calcext:value-type="float">
            <text:p>0.30954</text:p>
          </table:table-cell>
          <table:table-cell office:value-type="float" office:value="0.27848" calcext:value-type="float">
            <text:p>0.27848</text:p>
          </table:table-cell>
          <table:table-cell office:value-type="float" office:value="11.25195" calcext:value-type="float">
            <text:p>11.25195</text:p>
          </table:table-cell>
          <table:table-cell office:value-type="float" office:value="11.27065" calcext:value-type="float">
            <text:p>11.27065</text:p>
          </table:table-cell>
          <table:table-cell office:value-type="float" office:value="11.37907" calcext:value-type="float">
            <text:p>11.37907</text:p>
          </table:table-cell>
          <table:table-cell office:value-type="float" office:value="11.26559" calcext:value-type="float">
            <text:p>11.26559</text:p>
          </table:table-cell>
          <table:table-cell office:value-type="float" office:value="11.10934" calcext:value-type="float">
            <text:p>11.10934</text:p>
          </table:table-cell>
          <table:table-cell office:value-type="float" office:value="11.13914" calcext:value-type="float">
            <text:p>11.13914</text:p>
          </table:table-cell>
          <table:table-cell office:value-type="float" office:value="0.04119" calcext:value-type="float">
            <text:p>0.04119</text:p>
          </table:table-cell>
          <table:table-cell office:value-type="float" office:value="0.04126" calcext:value-type="float">
            <text:p>0.04126</text:p>
          </table:table-cell>
          <table:table-cell office:value-type="float" office:value="0.04156" calcext:value-type="float">
            <text:p>0.04156</text:p>
          </table:table-cell>
          <table:table-cell office:value-type="float" office:value="0.04145" calcext:value-type="float">
            <text:p>0.04145</text:p>
          </table:table-cell>
        </table:table-row>
        <table:table-row table:style-name="ro1">
          <table:table-cell office:value-type="time" office:time-value="PT02H02M00S" calcext:value-type="time">
            <text:p>02:02:00</text:p>
          </table:table-cell>
          <table:table-cell office:value-type="string" calcext:value-type="string">
            <text:p>NEP24-068</text:p>
          </table:table-cell>
          <table:table-cell office:value-type="float" office:value="0.00444" calcext:value-type="float">
            <text:p>0.00444</text:p>
          </table:table-cell>
          <table:table-cell office:value-type="string" calcext:value-type="string">
            <text:p>0.00312 u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99" calcext:value-type="float">
            <text:p>0.01199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18.74014" calcext:value-type="float">
            <text:p>18.74014</text:p>
          </table:table-cell>
          <table:table-cell office:value-type="float" office:value="18.48163" calcext:value-type="float">
            <text:p>18.48163</text:p>
          </table:table-cell>
          <table:table-cell office:value-type="float" office:value="18.19228" calcext:value-type="float">
            <text:p>18.19228</text:p>
          </table:table-cell>
          <table:table-cell office:value-type="string" calcext:value-type="string">
            <text:p>Uncal</text:p>
          </table:table-cell>
          <table:table-cell office:value-type="float" office:value="16.00845" calcext:value-type="float">
            <text:p>16.00845</text:p>
          </table:table-cell>
          <table:table-cell office:value-type="float" office:value="17.90538" calcext:value-type="float">
            <text:p>17.90538</text:p>
          </table:table-cell>
          <table:table-cell office:value-type="float" office:value="18.54531" calcext:value-type="float">
            <text:p>18.54531</text:p>
          </table:table-cell>
          <table:table-cell office:value-type="float" office:value="18.52932" calcext:value-type="float">
            <text:p>18.52932</text:p>
          </table:table-cell>
          <table:table-cell office:value-type="float" office:value="18.36452" calcext:value-type="float">
            <text:p>18.36452</text:p>
          </table:table-cell>
          <table:table-cell office:value-type="float" office:value="17.88993" calcext:value-type="float">
            <text:p>17.88993</text:p>
          </table:table-cell>
          <table:table-cell office:value-type="float" office:value="17.70527" calcext:value-type="float">
            <text:p>17.70527</text:p>
          </table:table-cell>
          <table:table-cell office:value-type="float" office:value="17.60559" calcext:value-type="float">
            <text:p>17.60559</text:p>
          </table:table-cell>
          <table:table-cell office:value-type="string" calcext:value-type="string">
            <text:p>0.00042 u</text:p>
          </table:table-cell>
          <table:table-cell office:value-type="float" office:value="0.00201" calcext:value-type="float">
            <text:p>0.00201</text:p>
          </table:table-cell>
          <table:table-cell office:value-type="string" calcext:value-type="string">
            <text:p>0.00068 u</text:p>
          </table:table-cell>
          <table:table-cell office:value-type="string" calcext:value-type="string">
            <text:p>0.00010 u</text:p>
          </table:table-cell>
          <table:table-cell office:value-type="string" calcext:value-type="string">
            <text:p>0.00260 u</text:p>
          </table:table-cell>
          <table:table-cell office:value-type="string" calcext:value-type="string">
            <text:p>0.00010 u</text:p>
          </table:table-cell>
          <table:table-cell office:value-type="float" office:value="2.16298" calcext:value-type="float">
            <text:p>2.16298</text:p>
          </table:table-cell>
          <table:table-cell office:value-type="float" office:value="2.04305" calcext:value-type="float">
            <text:p>2.04305</text:p>
          </table:table-cell>
          <table:table-cell office:value-type="float" office:value="1.93263" calcext:value-type="float">
            <text:p>1.93263</text:p>
          </table:table-cell>
          <table:table-cell office:value-type="float" office:value="0.35579" calcext:value-type="float">
            <text:p>0.35579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57433" calcext:value-type="float">
            <text:p>2.57433</text:p>
          </table:table-cell>
          <table:table-cell office:value-type="float" office:value="2.55902" calcext:value-type="float">
            <text:p>2.55902</text:p>
          </table:table-cell>
          <table:table-cell office:value-type="float" office:value="2.62992" calcext:value-type="float">
            <text:p>2.62992</text:p>
          </table:table-cell>
          <table:table-cell office:value-type="float" office:value="2.61996" calcext:value-type="float">
            <text:p>2.61996</text:p>
          </table:table-cell>
          <table:table-cell office:value-type="float" office:value="2.60018" calcext:value-type="float">
            <text:p>2.60018</text:p>
          </table:table-cell>
          <table:table-cell office:value-type="float" office:value="2.56801" calcext:value-type="float">
            <text:p>2.56801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115" calcext:value-type="float">
            <text:p>0.00115</text:p>
          </table:table-cell>
          <table:table-cell office:value-type="string" calcext:value-type="string">
            <text:p>0.00073 u</text:p>
          </table:table-cell>
          <table:table-cell office:value-type="float" office:value="5.88067" calcext:value-type="float">
            <text:p>5.88067</text:p>
          </table:table-cell>
          <table:table-cell office:value-type="float" office:value="6.32516" calcext:value-type="float">
            <text:p>6.32516</text:p>
          </table:table-cell>
          <table:table-cell office:value-type="float" office:value="6.36481" calcext:value-type="float">
            <text:p>6.36481</text:p>
          </table:table-cell>
          <table:table-cell office:value-type="float" office:value="6.0464" calcext:value-type="float">
            <text:p>6.0464</text:p>
          </table:table-cell>
          <table:table-cell office:value-type="float" office:value="5.87309" calcext:value-type="float">
            <text:p>5.87309</text:p>
          </table:table-cell>
          <table:table-cell office:value-type="float" office:value="5.90191" calcext:value-type="float">
            <text:p>5.90191</text:p>
          </table:table-cell>
          <table:table-cell office:value-type="float" office:value="1.15032" calcext:value-type="float">
            <text:p>1.15032</text:p>
          </table:table-cell>
          <table:table-cell office:value-type="float" office:value="0.90841" calcext:value-type="float">
            <text:p>0.90841</text:p>
          </table:table-cell>
          <table:table-cell office:value-type="float" office:value="0.85113" calcext:value-type="float">
            <text:p>0.85113</text:p>
          </table:table-cell>
          <table:table-cell office:value-type="float" office:value="0.83049" calcext:value-type="float">
            <text:p>0.83049</text:p>
          </table:table-cell>
          <table:table-cell office:value-type="float" office:value="10.77199" calcext:value-type="float">
            <text:p>10.77199</text:p>
          </table:table-cell>
          <table:table-cell office:value-type="float" office:value="10.78063" calcext:value-type="float">
            <text:p>10.78063</text:p>
          </table:table-cell>
          <table:table-cell office:value-type="float" office:value="10.88505" calcext:value-type="float">
            <text:p>10.88505</text:p>
          </table:table-cell>
          <table:table-cell office:value-type="float" office:value="10.75942" calcext:value-type="float">
            <text:p>10.75942</text:p>
          </table:table-cell>
          <table:table-cell office:value-type="float" office:value="10.64193" calcext:value-type="float">
            <text:p>10.64193</text:p>
          </table:table-cell>
          <table:table-cell office:value-type="float" office:value="10.64874" calcext:value-type="float">
            <text:p>10.64874</text:p>
          </table:table-cell>
          <table:table-cell office:value-type="float" office:value="0.07444" calcext:value-type="float">
            <text:p>0.07444</text:p>
          </table:table-cell>
          <table:table-cell office:value-type="float" office:value="0.07475" calcext:value-type="float">
            <text:p>0.07475</text:p>
          </table:table-cell>
          <table:table-cell office:value-type="float" office:value="0.07399" calcext:value-type="float">
            <text:p>0.07399</text:p>
          </table:table-cell>
          <table:table-cell office:value-type="float" office:value="0.07505" calcext:value-type="float">
            <text:p>0.07505</text:p>
          </table:table-cell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 10%</text:p>
          </table:table-cell>
          <table:table-cell office:value-type="float" office:value="0.02086" calcext:value-type="float">
            <text:p>0.0208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2408" calcext:value-type="float">
            <text:p>0.02408</text:p>
          </table:table-cell>
          <table:table-cell office:value-type="float" office:value="0.02428" calcext:value-type="float">
            <text:p>0.02428</text:p>
          </table:table-cell>
          <table:table-cell office:value-type="float" office:value="0.02354" calcext:value-type="float">
            <text:p>0.02354</text:p>
          </table:table-cell>
          <table:table-cell office:value-type="float" office:value="0.02349" calcext:value-type="float">
            <text:p>0.02349</text:p>
          </table:table-cell>
          <table:table-cell office:value-type="float" office:value="0.02529" calcext:value-type="float">
            <text:p>0.02529</text:p>
          </table:table-cell>
          <table:table-cell office:value-type="float" office:value="0.02433" calcext:value-type="float">
            <text:p>0.02433</text:p>
          </table:table-cell>
          <table:table-cell office:value-type="float" office:value="0.02345" calcext:value-type="float">
            <text:p>0.02345</text:p>
          </table:table-cell>
          <table:table-cell office:value-type="float" office:value="0.02332" calcext:value-type="float">
            <text:p>0.02332</text:p>
          </table:table-cell>
          <table:table-cell office:value-type="float" office:value="1.08054" calcext:value-type="float">
            <text:p>1.08054</text:p>
          </table:table-cell>
          <table:table-cell office:value-type="float" office:value="1.1042" calcext:value-type="float">
            <text:p>1.1042</text:p>
          </table:table-cell>
          <table:table-cell office:value-type="float" office:value="1.08725" calcext:value-type="float">
            <text:p>1.08725</text:p>
          </table:table-cell>
          <table:table-cell office:value-type="string" calcext:value-type="string">
            <text:p>Uncal</text:p>
          </table:table-cell>
          <table:table-cell office:value-type="float" office:value="1.06501" calcext:value-type="float">
            <text:p>1.06501</text:p>
          </table:table-cell>
          <table:table-cell office:value-type="float" office:value="1.07897" calcext:value-type="float">
            <text:p>1.07897</text:p>
          </table:table-cell>
          <table:table-cell office:value-type="float" office:value="1.12436" calcext:value-type="float">
            <text:p>1.12436</text:p>
          </table:table-cell>
          <table:table-cell office:value-type="float" office:value="1.12" calcext:value-type="float">
            <text:p>1.12</text:p>
          </table:table-cell>
          <table:table-cell office:value-type="float" office:value="1.10602" calcext:value-type="float">
            <text:p>1.10602</text:p>
          </table:table-cell>
          <table:table-cell office:value-type="float" office:value="1.07423" calcext:value-type="float">
            <text:p>1.07423</text:p>
          </table:table-cell>
          <table:table-cell office:value-type="float" office:value="1.07628" calcext:value-type="float">
            <text:p>1.07628</text:p>
          </table:table-cell>
          <table:table-cell office:value-type="float" office:value="1.06102" calcext:value-type="float">
            <text:p>1.06102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215" calcext:value-type="float">
            <text:p>0.01215</text:p>
          </table:table-cell>
          <table:table-cell office:value-type="string" calcext:value-type="string">
            <text:p>0.01225 u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1253" calcext:value-type="float">
            <text:p>0.01253</text:p>
          </table:table-cell>
          <table:table-cell office:value-type="float" office:value="0.10303" calcext:value-type="float">
            <text:p>0.10303</text:p>
          </table:table-cell>
          <table:table-cell office:value-type="float" office:value="0.11463" calcext:value-type="float">
            <text:p>0.11463</text:p>
          </table:table-cell>
          <table:table-cell office:value-type="float" office:value="0.17833" calcext:value-type="float">
            <text:p>0.17833</text:p>
          </table:table-cell>
          <table:table-cell office:value-type="string" calcext:value-type="string">
            <text:p>-1.35375 u</text:p>
          </table:table-cell>
          <table:table-cell office:value-type="float" office:value="0.000124" calcext:value-type="float">
            <text:p>0.000124</text:p>
          </table:table-cell>
          <table:table-cell office:value-type="string" calcext:value-type="string">
            <text:p>-0.001841 u</text:p>
          </table:table-cell>
          <table:table-cell office:value-type="float" office:value="0.21084" calcext:value-type="float">
            <text:p>0.21084</text:p>
          </table:table-cell>
          <table:table-cell office:value-type="float" office:value="0.20861" calcext:value-type="float">
            <text:p>0.20861</text:p>
          </table:table-cell>
          <table:table-cell office:value-type="float" office:value="0.21305" calcext:value-type="float">
            <text:p>0.21305</text:p>
          </table:table-cell>
          <table:table-cell office:value-type="float" office:value="0.21387" calcext:value-type="float">
            <text:p>0.21387</text:p>
          </table:table-cell>
          <table:table-cell office:value-type="float" office:value="0.21177" calcext:value-type="float">
            <text:p>0.21177</text:p>
          </table:table-cell>
          <table:table-cell office:value-type="float" office:value="0.20793" calcext:value-type="float">
            <text:p>0.20793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0.00518" calcext:value-type="float">
            <text:p>0.00518</text:p>
          </table:table-cell>
          <table:table-cell office:value-type="float" office:value="0.7473" calcext:value-type="float">
            <text:p>0.7473</text:p>
          </table:table-cell>
          <table:table-cell office:value-type="float" office:value="1.03594" calcext:value-type="float">
            <text:p>1.03594</text:p>
          </table:table-cell>
          <table:table-cell office:value-type="float" office:value="1.05644" calcext:value-type="float">
            <text:p>1.05644</text:p>
          </table:table-cell>
          <table:table-cell office:value-type="float" office:value="1.33603" calcext:value-type="float">
            <text:p>1.33603</text:p>
          </table:table-cell>
          <table:table-cell office:value-type="float" office:value="1.05044" calcext:value-type="float">
            <text:p>1.05044</text:p>
          </table:table-cell>
          <table:table-cell office:value-type="float" office:value="1.07899" calcext:value-type="float">
            <text:p>1.07899</text:p>
          </table:table-cell>
          <table:table-cell office:value-type="float" office:value="1.12627" calcext:value-type="float">
            <text:p>1.12627</text:p>
          </table:table-cell>
          <table:table-cell office:value-type="float" office:value="1.19343" calcext:value-type="float">
            <text:p>1.19343</text:p>
          </table:table-cell>
          <table:table-cell office:value-type="float" office:value="1.08385" calcext:value-type="float">
            <text:p>1.08385</text:p>
          </table:table-cell>
          <table:table-cell office:value-type="float" office:value="1.08369" calcext:value-type="float">
            <text:p>1.08369</text:p>
          </table:table-cell>
          <table:table-cell office:value-type="float" office:value="0.54188" calcext:value-type="float">
            <text:p>0.54188</text:p>
          </table:table-cell>
          <table:table-cell office:value-type="float" office:value="0.53186" calcext:value-type="float">
            <text:p>0.53186</text:p>
          </table:table-cell>
          <table:table-cell office:value-type="float" office:value="0.54294" calcext:value-type="float">
            <text:p>0.54294</text:p>
          </table:table-cell>
          <table:table-cell office:value-type="float" office:value="0.51098" calcext:value-type="float">
            <text:p>0.51098</text:p>
          </table:table-cell>
          <table:table-cell office:value-type="float" office:value="0.53252" calcext:value-type="float">
            <text:p>0.53252</text:p>
          </table:table-cell>
          <table:table-cell office:value-type="float" office:value="0.52933" calcext:value-type="float">
            <text:p>0.52933</text:p>
          </table:table-cell>
          <table:table-cell office:value-type="float" office:value="0.02612" calcext:value-type="float">
            <text:p>0.02612</text:p>
          </table:table-cell>
          <table:table-cell office:value-type="float" office:value="0.02616" calcext:value-type="float">
            <text:p>0.02616</text:p>
          </table:table-cell>
          <table:table-cell office:value-type="float" office:value="0.02635" calcext:value-type="float">
            <text:p>0.02635</text:p>
          </table:table-cell>
          <table:table-cell office:value-type="float" office:value="0.02603" calcext:value-type="float">
            <text:p>0.02603</text:p>
          </table:table-cell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5</text:p>
          </table:table-cell>
          <table:table-cell office:value-type="float" office:value="0.04613" calcext:value-type="float">
            <text:p>0.04613</text:p>
          </table:table-cell>
          <table:table-cell office:value-type="float" office:value="0.04371" calcext:value-type="float">
            <text:p>0.04371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12.08869" calcext:value-type="float">
            <text:p>12.08869</text:p>
          </table:table-cell>
          <table:table-cell office:value-type="float" office:value="11.92222" calcext:value-type="float">
            <text:p>11.92222</text:p>
          </table:table-cell>
          <table:table-cell office:value-type="float" office:value="11.82761" calcext:value-type="float">
            <text:p>11.82761</text:p>
          </table:table-cell>
          <table:table-cell office:value-type="string" calcext:value-type="string">
            <text:p>Uncal</text:p>
          </table:table-cell>
          <table:table-cell office:value-type="float" office:value="11.0138" calcext:value-type="float">
            <text:p>11.0138</text:p>
          </table:table-cell>
          <table:table-cell office:value-type="float" office:value="11.78127" calcext:value-type="float">
            <text:p>11.78127</text:p>
          </table:table-cell>
          <table:table-cell office:value-type="float" office:value="11.97889" calcext:value-type="float">
            <text:p>11.97889</text:p>
          </table:table-cell>
          <table:table-cell office:value-type="float" office:value="11.93182" calcext:value-type="float">
            <text:p>11.93182</text:p>
          </table:table-cell>
          <table:table-cell office:value-type="float" office:value="11.86526" calcext:value-type="float">
            <text:p>11.86526</text:p>
          </table:table-cell>
          <table:table-cell office:value-type="float" office:value="11.65613" calcext:value-type="float">
            <text:p>11.65613</text:p>
          </table:table-cell>
          <table:table-cell office:value-type="float" office:value="11.71517" calcext:value-type="float">
            <text:p>11.71517</text:p>
          </table:table-cell>
          <table:table-cell office:value-type="float" office:value="11.55168" calcext:value-type="float">
            <text:p>11.55168</text:p>
          </table:table-cell>
          <table:table-cell office:value-type="float" office:value="0.09318" calcext:value-type="float">
            <text:p>0.09318</text:p>
          </table:table-cell>
          <table:table-cell office:value-type="float" office:value="0.09546" calcext:value-type="float">
            <text:p>0.09546</text:p>
          </table:table-cell>
          <table:table-cell office:value-type="float" office:value="0.09555" calcext:value-type="float">
            <text:p>0.09555</text:p>
          </table:table-cell>
          <table:table-cell office:value-type="string" calcext:value-type="string">
            <text:p>0.09238 o</text:p>
          </table:table-cell>
          <table:table-cell office:value-type="float" office:value="0.09437" calcext:value-type="float">
            <text:p>0.09437</text:p>
          </table:table-cell>
          <table:table-cell office:value-type="string" calcext:value-type="string">
            <text:p>0.09370 o</text:p>
          </table:table-cell>
          <table:table-cell office:value-type="float" office:value="1.03471" calcext:value-type="float">
            <text:p>1.03471</text:p>
          </table:table-cell>
          <table:table-cell office:value-type="float" office:value="0.99285" calcext:value-type="float">
            <text:p>0.99285</text:p>
          </table:table-cell>
          <table:table-cell office:value-type="float" office:value="0.91327" calcext:value-type="float">
            <text:p>0.91327</text:p>
          </table:table-cell>
          <table:table-cell office:value-type="string" calcext:value-type="string">
            <text:p>-0.69220 u</text:p>
          </table:table-cell>
          <table:table-cell office:value-type="float" office:value="0.000618" calcext:value-type="float">
            <text:p>0.000618</text:p>
          </table:table-cell>
          <table:table-cell office:value-type="string" calcext:value-type="string">
            <text:p>-0.000844 u</text:p>
          </table:table-cell>
          <table:table-cell office:value-type="float" office:value="2.83415" calcext:value-type="float">
            <text:p>2.83415</text:p>
          </table:table-cell>
          <table:table-cell office:value-type="float" office:value="2.82219" calcext:value-type="float">
            <text:p>2.82219</text:p>
          </table:table-cell>
          <table:table-cell office:value-type="float" office:value="2.89369" calcext:value-type="float">
            <text:p>2.89369</text:p>
          </table:table-cell>
          <table:table-cell office:value-type="float" office:value="2.8806" calcext:value-type="float">
            <text:p>2.8806</text:p>
          </table:table-cell>
          <table:table-cell office:value-type="float" office:value="2.85646" calcext:value-type="float">
            <text:p>2.85646</text:p>
          </table:table-cell>
          <table:table-cell office:value-type="float" office:value="2.83083" calcext:value-type="float">
            <text:p>2.83083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0.00438" calcext:value-type="float">
            <text:p>0.00438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5.53207" calcext:value-type="float">
            <text:p>5.53207</text:p>
          </table:table-cell>
          <table:table-cell office:value-type="float" office:value="5.96043" calcext:value-type="float">
            <text:p>5.96043</text:p>
          </table:table-cell>
          <table:table-cell office:value-type="float" office:value="6.01975" calcext:value-type="float">
            <text:p>6.01975</text:p>
          </table:table-cell>
          <table:table-cell office:value-type="float" office:value="5.50181" calcext:value-type="float">
            <text:p>5.50181</text:p>
          </table:table-cell>
          <table:table-cell office:value-type="float" office:value="5.67756" calcext:value-type="float">
            <text:p>5.67756</text:p>
          </table:table-cell>
          <table:table-cell office:value-type="float" office:value="5.70339" calcext:value-type="float">
            <text:p>5.70339</text:p>
          </table:table-cell>
          <table:table-cell office:value-type="float" office:value="2.95723" calcext:value-type="float">
            <text:p>2.95723</text:p>
          </table:table-cell>
          <table:table-cell office:value-type="float" office:value="2.91515" calcext:value-type="float">
            <text:p>2.91515</text:p>
          </table:table-cell>
          <table:table-cell office:value-type="float" office:value="2.69476" calcext:value-type="float">
            <text:p>2.69476</text:p>
          </table:table-cell>
          <table:table-cell office:value-type="float" office:value="2.69629" calcext:value-type="float">
            <text:p>2.69629</text:p>
          </table:table-cell>
          <table:table-cell office:value-type="float" office:value="2.14271" calcext:value-type="float">
            <text:p>2.14271</text:p>
          </table:table-cell>
          <table:table-cell office:value-type="float" office:value="2.13226" calcext:value-type="float">
            <text:p>2.13226</text:p>
          </table:table-cell>
          <table:table-cell office:value-type="float" office:value="2.14379" calcext:value-type="float">
            <text:p>2.14379</text:p>
          </table:table-cell>
          <table:table-cell office:value-type="float" office:value="2.16488" calcext:value-type="float">
            <text:p>2.16488</text:p>
          </table:table-cell>
          <table:table-cell office:value-type="float" office:value="2.12456" calcext:value-type="float">
            <text:p>2.12456</text:p>
          </table:table-cell>
          <table:table-cell office:value-type="float" office:value="2.15077" calcext:value-type="float">
            <text:p>2.15077</text:p>
          </table:table-cell>
          <table:table-cell office:value-type="float" office:value="0.05793" calcext:value-type="float">
            <text:p>0.05793</text:p>
          </table:table-cell>
          <table:table-cell office:value-type="float" office:value="0.05822" calcext:value-type="float">
            <text:p>0.05822</text:p>
          </table:table-cell>
          <table:table-cell office:value-type="float" office:value="0.05774" calcext:value-type="float">
            <text:p>0.05774</text:p>
          </table:table-cell>
          <table:table-cell office:value-type="float" office:value="0.05851" calcext:value-type="float">
            <text:p>0.05851</text:p>
          </table:table-cell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NEP24-050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0.00743" calcext:value-type="float">
            <text:p>0.00743</text:p>
          </table:table-cell>
          <table:table-cell office:value-type="string" calcext:value-type="string">
            <text:p>0.00091 u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93" calcext:value-type="float">
            <text:p>0.00093</text:p>
          </table:table-cell>
          <table:table-cell office:value-type="string" calcext:value-type="string">
            <text:p>0.00098 u</text:p>
          </table:table-cell>
          <table:table-cell office:value-type="string" calcext:value-type="string">
            <text:p>0.00118 u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82018" calcext:value-type="float">
            <text:p>0.82018</text:p>
          </table:table-cell>
          <table:table-cell office:value-type="float" office:value="0.84839" calcext:value-type="float">
            <text:p>0.84839</text:p>
          </table:table-cell>
          <table:table-cell office:value-type="float" office:value="0.83583" calcext:value-type="float">
            <text:p>0.83583</text:p>
          </table:table-cell>
          <table:table-cell office:value-type="string" calcext:value-type="string">
            <text:p>Uncal</text:p>
          </table:table-cell>
          <table:table-cell office:value-type="float" office:value="0.81723" calcext:value-type="float">
            <text:p>0.81723</text:p>
          </table:table-cell>
          <table:table-cell office:value-type="float" office:value="0.83236" calcext:value-type="float">
            <text:p>0.83236</text:p>
          </table:table-cell>
          <table:table-cell office:value-type="float" office:value="0.85747" calcext:value-type="float">
            <text:p>0.85747</text:p>
          </table:table-cell>
          <table:table-cell office:value-type="float" office:value="0.86216" calcext:value-type="float">
            <text:p>0.86216</text:p>
          </table:table-cell>
          <table:table-cell office:value-type="float" office:value="0.86629" calcext:value-type="float">
            <text:p>0.86629</text:p>
          </table:table-cell>
          <table:table-cell office:value-type="float" office:value="0.82135" calcext:value-type="float">
            <text:p>0.82135</text:p>
          </table:table-cell>
          <table:table-cell office:value-type="float" office:value="0.82379" calcext:value-type="float">
            <text:p>0.82379</text:p>
          </table:table-cell>
          <table:table-cell office:value-type="float" office:value="0.81983" calcext:value-type="float">
            <text:p>0.81983</text:p>
          </table:table-cell>
          <table:table-cell office:value-type="string" calcext:value-type="string">
            <text:p>0.00121 u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00259" calcext:value-type="float">
            <text:p>0.00259</text:p>
          </table:table-cell>
          <table:table-cell office:value-type="string" calcext:value-type="string">
            <text:p>0.00550 u</text:p>
          </table:table-cell>
          <table:table-cell office:value-type="string" calcext:value-type="string">
            <text:p>0.00200 u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45202" calcext:value-type="float">
            <text:p>0.45202</text:p>
          </table:table-cell>
          <table:table-cell office:value-type="float" office:value="0.45351" calcext:value-type="float">
            <text:p>0.45351</text:p>
          </table:table-cell>
          <table:table-cell office:value-type="float" office:value="0.37765" calcext:value-type="float">
            <text:p>0.37765</text:p>
          </table:table-cell>
          <table:table-cell office:value-type="string" calcext:value-type="string">
            <text:p>-1.02233 u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2055" calcext:value-type="float">
            <text:p>0.002055</text:p>
          </table:table-cell>
          <table:table-cell office:value-type="float" office:value="0.15277" calcext:value-type="float">
            <text:p>0.1527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373" calcext:value-type="float">
            <text:p>0.15373</text:p>
          </table:table-cell>
          <table:table-cell office:value-type="float" office:value="0.15518" calcext:value-type="float">
            <text:p>0.15518</text:p>
          </table:table-cell>
          <table:table-cell office:value-type="float" office:value="0.15449" calcext:value-type="float">
            <text:p>0.15449</text:p>
          </table:table-cell>
          <table:table-cell office:value-type="float" office:value="0.15239" calcext:value-type="float">
            <text:p>0.15239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41" calcext:value-type="float">
            <text:p>0.00041</text:p>
          </table:table-cell>
          <table:table-cell office:value-type="string" calcext:value-type="string">
            <text:p>0.00000 u</text:p>
          </table:table-cell>
          <table:table-cell office:value-type="float" office:value="1.01365" calcext:value-type="float">
            <text:p>1.01365</text:p>
          </table:table-cell>
          <table:table-cell office:value-type="float" office:value="1.2776" calcext:value-type="float">
            <text:p>1.2776</text:p>
          </table:table-cell>
          <table:table-cell office:value-type="float" office:value="1.27544" calcext:value-type="float">
            <text:p>1.27544</text:p>
          </table:table-cell>
          <table:table-cell office:value-type="float" office:value="1.75126" calcext:value-type="float">
            <text:p>1.75126</text:p>
          </table:table-cell>
          <table:table-cell office:value-type="float" office:value="1.28876" calcext:value-type="float">
            <text:p>1.28876</text:p>
          </table:table-cell>
          <table:table-cell office:value-type="float" office:value="1.26044" calcext:value-type="float">
            <text:p>1.26044</text:p>
          </table:table-cell>
          <table:table-cell office:value-type="string" calcext:value-type="string">
            <text:p>0.06309 u</text:p>
          </table:table-cell>
          <table:table-cell office:value-type="float" office:value="0.07905" calcext:value-type="float">
            <text:p>0.07905</text:p>
          </table:table-cell>
          <table:table-cell office:value-type="string" calcext:value-type="string">
            <text:p>0.11560 u</text:p>
          </table:table-cell>
          <table:table-cell office:value-type="float" office:value="0.08221" calcext:value-type="float">
            <text:p>0.08221</text:p>
          </table:table-cell>
          <table:table-cell office:value-type="float" office:value="5.06056" calcext:value-type="float">
            <text:p>5.06056</text:p>
          </table:table-cell>
          <table:table-cell office:value-type="float" office:value="5.05931" calcext:value-type="float">
            <text:p>5.05931</text:p>
          </table:table-cell>
          <table:table-cell office:value-type="float" office:value="5.09891" calcext:value-type="float">
            <text:p>5.09891</text:p>
          </table:table-cell>
          <table:table-cell office:value-type="float" office:value="5.02124" calcext:value-type="float">
            <text:p>5.02124</text:p>
          </table:table-cell>
          <table:table-cell office:value-type="float" office:value="5.03725" calcext:value-type="float">
            <text:p>5.03725</text:p>
          </table:table-cell>
          <table:table-cell office:value-type="float" office:value="5.01328" calcext:value-type="float">
            <text:p>5.01328</text:p>
          </table:table-cell>
          <table:table-cell office:value-type="float" office:value="0.01211" calcext:value-type="float">
            <text:p>0.01211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1214" calcext:value-type="float">
            <text:p>0.01214</text:p>
          </table:table-cell>
        </table:table-row>
        <table:table-row table:style-name="ro1"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MKRIV-2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294" calcext:value-type="float">
            <text:p>0.00294</text:p>
          </table:table-cell>
          <table:table-cell office:value-type="string" calcext:value-type="string">
            <text:p>0.00283 u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29" calcext:value-type="float">
            <text:p>0.0029</text:p>
          </table:table-cell>
          <table:table-cell office:value-type="float" office:value="2.78066" calcext:value-type="float">
            <text:p>2.78066</text:p>
          </table:table-cell>
          <table:table-cell office:value-type="float" office:value="2.77848" calcext:value-type="float">
            <text:p>2.77848</text:p>
          </table:table-cell>
          <table:table-cell office:value-type="float" office:value="2.72958" calcext:value-type="float">
            <text:p>2.72958</text:p>
          </table:table-cell>
          <table:table-cell office:value-type="string" calcext:value-type="string">
            <text:p>Uncal</text:p>
          </table:table-cell>
          <table:table-cell office:value-type="float" office:value="2.70048" calcext:value-type="float">
            <text:p>2.70048</text:p>
          </table:table-cell>
          <table:table-cell office:value-type="float" office:value="2.74417" calcext:value-type="float">
            <text:p>2.74417</text:p>
          </table:table-cell>
          <table:table-cell office:value-type="float" office:value="2.77851" calcext:value-type="float">
            <text:p>2.77851</text:p>
          </table:table-cell>
          <table:table-cell office:value-type="float" office:value="2.78386" calcext:value-type="float">
            <text:p>2.78386</text:p>
          </table:table-cell>
          <table:table-cell office:value-type="float" office:value="2.7734" calcext:value-type="float">
            <text:p>2.7734</text:p>
          </table:table-cell>
          <table:table-cell office:value-type="float" office:value="2.69405" calcext:value-type="float">
            <text:p>2.69405</text:p>
          </table:table-cell>
          <table:table-cell office:value-type="float" office:value="2.69391" calcext:value-type="float">
            <text:p>2.69391</text:p>
          </table:table-cell>
          <table:table-cell office:value-type="float" office:value="2.67668" calcext:value-type="float">
            <text:p>2.67668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581" calcext:value-type="float">
            <text:p>0.00581</text:p>
          </table:table-cell>
          <table:table-cell office:value-type="float" office:value="0.0058" calcext:value-type="float">
            <text:p>0.0058</text:p>
          </table:table-cell>
          <table:table-cell office:value-type="string" calcext:value-type="string">
            <text:p>0.00511 u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64776" calcext:value-type="float">
            <text:p>0.64776</text:p>
          </table:table-cell>
          <table:table-cell office:value-type="float" office:value="0.62562" calcext:value-type="float">
            <text:p>0.62562</text:p>
          </table:table-cell>
          <table:table-cell office:value-type="float" office:value="0.60809" calcext:value-type="float">
            <text:p>0.60809</text:p>
          </table:table-cell>
          <table:table-cell office:value-type="float" office:value="1.65886" calcext:value-type="float">
            <text:p>1.65886</text:p>
          </table:table-cell>
          <table:table-cell office:value-type="float" office:value="0.000428" calcext:value-type="float">
            <text:p>0.000428</text:p>
          </table:table-cell>
          <table:table-cell office:value-type="string" calcext:value-type="string">
            <text:p>-0.001373 u</text:p>
          </table:table-cell>
          <table:table-cell office:value-type="float" office:value="0.35348" calcext:value-type="float">
            <text:p>0.35348</text:p>
          </table:table-cell>
          <table:table-cell office:value-type="float" office:value="0.34937" calcext:value-type="float">
            <text:p>0.34937</text:p>
          </table:table-cell>
          <table:table-cell office:value-type="float" office:value="0.35712" calcext:value-type="float">
            <text:p>0.35712</text:p>
          </table:table-cell>
          <table:table-cell office:value-type="float" office:value="0.35896" calcext:value-type="float">
            <text:p>0.35896</text:p>
          </table:table-cell>
          <table:table-cell office:value-type="float" office:value="0.35513" calcext:value-type="float">
            <text:p>0.35513</text:p>
          </table:table-cell>
          <table:table-cell office:value-type="float" office:value="0.35147" calcext:value-type="float">
            <text:p>0.35147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2.37149" calcext:value-type="float">
            <text:p>2.37149</text:p>
          </table:table-cell>
          <table:table-cell office:value-type="float" office:value="2.75472" calcext:value-type="float">
            <text:p>2.75472</text:p>
          </table:table-cell>
          <table:table-cell office:value-type="float" office:value="2.74092" calcext:value-type="float">
            <text:p>2.74092</text:p>
          </table:table-cell>
          <table:table-cell office:value-type="float" office:value="3.634" calcext:value-type="float">
            <text:p>3.634</text:p>
          </table:table-cell>
          <table:table-cell office:value-type="float" office:value="2.7004" calcext:value-type="float">
            <text:p>2.7004</text:p>
          </table:table-cell>
          <table:table-cell office:value-type="float" office:value="2.71588" calcext:value-type="float">
            <text:p>2.71588</text:p>
          </table:table-cell>
          <table:table-cell office:value-type="float" office:value="0.24788" calcext:value-type="float">
            <text:p>0.24788</text:p>
          </table:table-cell>
          <table:table-cell office:value-type="float" office:value="0.1936" calcext:value-type="float">
            <text:p>0.1936</text:p>
          </table:table-cell>
          <table:table-cell office:value-type="float" office:value="0.1747" calcext:value-type="float">
            <text:p>0.1747</text:p>
          </table:table-cell>
          <table:table-cell office:value-type="float" office:value="0.16832" calcext:value-type="float">
            <text:p>0.16832</text:p>
          </table:table-cell>
          <table:table-cell office:value-type="float" office:value="6.92686" calcext:value-type="float">
            <text:p>6.92686</text:p>
          </table:table-cell>
          <table:table-cell office:value-type="float" office:value="6.94321" calcext:value-type="float">
            <text:p>6.94321</text:p>
          </table:table-cell>
          <table:table-cell office:value-type="float" office:value="6.99243" calcext:value-type="float">
            <text:p>6.99243</text:p>
          </table:table-cell>
          <table:table-cell office:value-type="float" office:value="6.91163" calcext:value-type="float">
            <text:p>6.91163</text:p>
          </table:table-cell>
          <table:table-cell office:value-type="float" office:value="6.88167" calcext:value-type="float">
            <text:p>6.88167</text:p>
          </table:table-cell>
          <table:table-cell office:value-type="float" office:value="6.89754" calcext:value-type="float">
            <text:p>6.89754</text:p>
          </table:table-cell>
          <table:table-cell office:value-type="float" office:value="0.02152" calcext:value-type="float">
            <text:p>0.02152</text:p>
          </table:table-cell>
          <table:table-cell table:number-columns-repeated="2" office:value-type="float" office:value="0.0217" calcext:value-type="float">
            <text:p>0.0217</text:p>
          </table:table-cell>
          <table:table-cell office:value-type="float" office:value="0.02177" calcext:value-type="float">
            <text:p>0.02177</text:p>
          </table:table-cell>
        </table:table-row>
        <table:table-row table:style-name="ro1"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MKRIV-4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5.26888" calcext:value-type="float">
            <text:p>5.26888</text:p>
          </table:table-cell>
          <table:table-cell office:value-type="float" office:value="5.23376" calcext:value-type="float">
            <text:p>5.23376</text:p>
          </table:table-cell>
          <table:table-cell office:value-type="float" office:value="5.13147" calcext:value-type="float">
            <text:p>5.13147</text:p>
          </table:table-cell>
          <table:table-cell office:value-type="string" calcext:value-type="string">
            <text:p>Uncal</text:p>
          </table:table-cell>
          <table:table-cell office:value-type="float" office:value="4.95542" calcext:value-type="float">
            <text:p>4.95542</text:p>
          </table:table-cell>
          <table:table-cell office:value-type="float" office:value="5.14469" calcext:value-type="float">
            <text:p>5.14469</text:p>
          </table:table-cell>
          <table:table-cell office:value-type="float" office:value="5.25358" calcext:value-type="float">
            <text:p>5.25358</text:p>
          </table:table-cell>
          <table:table-cell office:value-type="float" office:value="5.24362" calcext:value-type="float">
            <text:p>5.24362</text:p>
          </table:table-cell>
          <table:table-cell office:value-type="float" office:value="5.22333" calcext:value-type="float">
            <text:p>5.22333</text:p>
          </table:table-cell>
          <table:table-cell office:value-type="float" office:value="5.06041" calcext:value-type="float">
            <text:p>5.06041</text:p>
          </table:table-cell>
          <table:table-cell office:value-type="float" office:value="5.08092" calcext:value-type="float">
            <text:p>5.08092</text:p>
          </table:table-cell>
          <table:table-cell office:value-type="float" office:value="5.05083" calcext:value-type="float">
            <text:p>5.05083</text:p>
          </table:table-cell>
          <table:table-cell office:value-type="float" office:value="0.01321" calcext:value-type="float">
            <text:p>0.01321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0149" calcext:value-type="float">
            <text:p>0.0149</text:p>
          </table:table-cell>
          <table:table-cell office:value-type="float" office:value="1.26919" calcext:value-type="float">
            <text:p>1.26919</text:p>
          </table:table-cell>
          <table:table-cell office:value-type="float" office:value="1.21345" calcext:value-type="float">
            <text:p>1.21345</text:p>
          </table:table-cell>
          <table:table-cell office:value-type="float" office:value="1.2261" calcext:value-type="float">
            <text:p>1.2261</text:p>
          </table:table-cell>
          <table:table-cell office:value-type="float" office:value="2.93157" calcext:value-type="float">
            <text:p>2.93157</text:p>
          </table:table-cell>
          <table:table-cell office:value-type="float" office:value="0.000718" calcext:value-type="float">
            <text:p>0.000718</text:p>
          </table:table-cell>
          <table:table-cell office:value-type="string" calcext:value-type="string">
            <text:p>-0.000865 u</text:p>
          </table:table-cell>
          <table:table-cell office:value-type="float" office:value="0.60435" calcext:value-type="float">
            <text:p>0.60435</text:p>
          </table:table-cell>
          <table:table-cell office:value-type="float" office:value="0.60226" calcext:value-type="float">
            <text:p>0.60226</text:p>
          </table:table-cell>
          <table:table-cell office:value-type="float" office:value="0.61463" calcext:value-type="float">
            <text:p>0.61463</text:p>
          </table:table-cell>
          <table:table-cell office:value-type="float" office:value="0.62044" calcext:value-type="float">
            <text:p>0.62044</text:p>
          </table:table-cell>
          <table:table-cell office:value-type="float" office:value="0.61179" calcext:value-type="float">
            <text:p>0.61179</text:p>
          </table:table-cell>
          <table:table-cell office:value-type="float" office:value="0.60503" calcext:value-type="float">
            <text:p>0.60503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1.97868" calcext:value-type="float">
            <text:p>1.97868</text:p>
          </table:table-cell>
          <table:table-cell office:value-type="float" office:value="2.40401" calcext:value-type="float">
            <text:p>2.40401</text:p>
          </table:table-cell>
          <table:table-cell office:value-type="float" office:value="2.3936" calcext:value-type="float">
            <text:p>2.3936</text:p>
          </table:table-cell>
          <table:table-cell office:value-type="float" office:value="2.69555" calcext:value-type="float">
            <text:p>2.69555</text:p>
          </table:table-cell>
          <table:table-cell office:value-type="float" office:value="2.34846" calcext:value-type="float">
            <text:p>2.34846</text:p>
          </table:table-cell>
          <table:table-cell office:value-type="float" office:value="2.32867" calcext:value-type="float">
            <text:p>2.32867</text:p>
          </table:table-cell>
          <table:table-cell office:value-type="float" office:value="0.86646" calcext:value-type="float">
            <text:p>0.86646</text:p>
          </table:table-cell>
          <table:table-cell office:value-type="float" office:value="0.81434" calcext:value-type="float">
            <text:p>0.81434</text:p>
          </table:table-cell>
          <table:table-cell office:value-type="float" office:value="0.77521" calcext:value-type="float">
            <text:p>0.77521</text:p>
          </table:table-cell>
          <table:table-cell office:value-type="float" office:value="0.74223" calcext:value-type="float">
            <text:p>0.74223</text:p>
          </table:table-cell>
          <table:table-cell office:value-type="float" office:value="6.24231" calcext:value-type="float">
            <text:p>6.24231</text:p>
          </table:table-cell>
          <table:table-cell office:value-type="float" office:value="6.23248" calcext:value-type="float">
            <text:p>6.23248</text:p>
          </table:table-cell>
          <table:table-cell office:value-type="float" office:value="6.29802" calcext:value-type="float">
            <text:p>6.29802</text:p>
          </table:table-cell>
          <table:table-cell office:value-type="float" office:value="6.28974" calcext:value-type="float">
            <text:p>6.28974</text:p>
          </table:table-cell>
          <table:table-cell office:value-type="float" office:value="6.18517" calcext:value-type="float">
            <text:p>6.18517</text:p>
          </table:table-cell>
          <table:table-cell office:value-type="float" office:value="6.22638" calcext:value-type="float">
            <text:p>6.22638</text:p>
          </table:table-cell>
          <table:table-cell office:value-type="float" office:value="0.02499" calcext:value-type="float">
            <text:p>0.02499</text:p>
          </table:table-cell>
          <table:table-cell office:value-type="float" office:value="0.02539" calcext:value-type="float">
            <text:p>0.02539</text:p>
          </table:table-cell>
          <table:table-cell office:value-type="float" office:value="0.02518" calcext:value-type="float">
            <text:p>0.02518</text:p>
          </table:table-cell>
          <table:table-cell office:value-type="float" office:value="0.02541" calcext:value-type="float">
            <text:p>0.02541</text:p>
          </table:table-cell>
        </table:table-row>
        <table:table-row table:style-name="ro1"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MKRIV-5</text:p>
          </table:table-cell>
          <table:table-cell office:value-type="float" office:value="0.08636" calcext:value-type="float">
            <text:p>0.08636</text:p>
          </table:table-cell>
          <table:table-cell office:value-type="float" office:value="0.08546" calcext:value-type="float">
            <text:p>0.08546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01659" calcext:value-type="float">
            <text:p>0.01659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153" calcext:value-type="float">
            <text:p>0.0153</text:p>
          </table:table-cell>
          <table:table-cell office:value-type="float" office:value="24.80652" calcext:value-type="float">
            <text:p>24.80652</text:p>
          </table:table-cell>
          <table:table-cell office:value-type="float" office:value="24.58905" calcext:value-type="float">
            <text:p>24.58905</text:p>
          </table:table-cell>
          <table:table-cell office:value-type="float" office:value="24.18351" calcext:value-type="float">
            <text:p>24.18351</text:p>
          </table:table-cell>
          <table:table-cell office:value-type="string" calcext:value-type="string">
            <text:p>Uncal</text:p>
          </table:table-cell>
          <table:table-cell office:value-type="float" office:value="20.19804" calcext:value-type="float">
            <text:p>20.19804</text:p>
          </table:table-cell>
          <table:table-cell office:value-type="float" office:value="23.80261" calcext:value-type="float">
            <text:p>23.80261</text:p>
          </table:table-cell>
          <table:table-cell office:value-type="float" office:value="24.82241" calcext:value-type="float">
            <text:p>24.82241</text:p>
          </table:table-cell>
          <table:table-cell office:value-type="float" office:value="24.83933" calcext:value-type="float">
            <text:p>24.83933</text:p>
          </table:table-cell>
          <table:table-cell office:value-type="float" office:value="24.57152" calcext:value-type="float">
            <text:p>24.57152</text:p>
          </table:table-cell>
          <table:table-cell office:value-type="float" office:value="23.87735" calcext:value-type="float">
            <text:p>23.87735</text:p>
          </table:table-cell>
          <table:table-cell office:value-type="float" office:value="23.97091" calcext:value-type="float">
            <text:p>23.97091</text:p>
          </table:table-cell>
          <table:table-cell office:value-type="float" office:value="23.62984" calcext:value-type="float">
            <text:p>23.62984</text:p>
          </table:table-cell>
          <table:table-cell office:value-type="string" calcext:value-type="string">
            <text:p>0.09828 o</text:p>
          </table:table-cell>
          <table:table-cell office:value-type="string" calcext:value-type="string">
            <text:p>0.10010 o</text:p>
          </table:table-cell>
          <table:table-cell office:value-type="string" calcext:value-type="string">
            <text:p>0.09869 o</text:p>
          </table:table-cell>
          <table:table-cell office:value-type="string" calcext:value-type="string">
            <text:p>0.09858 o</text:p>
          </table:table-cell>
          <table:table-cell office:value-type="string" calcext:value-type="string">
            <text:p>0.10093 o</text:p>
          </table:table-cell>
          <table:table-cell office:value-type="string" calcext:value-type="string">
            <text:p>0.10611 o</text:p>
          </table:table-cell>
          <table:table-cell office:value-type="float" office:value="3.1943" calcext:value-type="float">
            <text:p>3.1943</text:p>
          </table:table-cell>
          <table:table-cell office:value-type="float" office:value="3.01462" calcext:value-type="float">
            <text:p>3.01462</text:p>
          </table:table-cell>
          <table:table-cell office:value-type="float" office:value="2.75078" calcext:value-type="float">
            <text:p>2.75078</text:p>
          </table:table-cell>
          <table:table-cell office:value-type="float" office:value="4.70117" calcext:value-type="float">
            <text:p>4.70117</text:p>
          </table:table-cell>
          <table:table-cell office:value-type="float" office:value="0.002528" calcext:value-type="float">
            <text:p>0.002528</text:p>
          </table:table-cell>
          <table:table-cell office:value-type="string" calcext:value-type="string">
            <text:p>-0.000063 u</text:p>
          </table:table-cell>
          <table:table-cell office:value-type="float" office:value="3.23553" calcext:value-type="float">
            <text:p>3.23553</text:p>
          </table:table-cell>
          <table:table-cell office:value-type="float" office:value="3.21906" calcext:value-type="float">
            <text:p>3.21906</text:p>
          </table:table-cell>
          <table:table-cell office:value-type="float" office:value="3.33018" calcext:value-type="float">
            <text:p>3.33018</text:p>
          </table:table-cell>
          <table:table-cell office:value-type="float" office:value="3.34873" calcext:value-type="float">
            <text:p>3.34873</text:p>
          </table:table-cell>
          <table:table-cell office:value-type="float" office:value="3.31365" calcext:value-type="float">
            <text:p>3.31365</text:p>
          </table:table-cell>
          <table:table-cell office:value-type="float" office:value="3.28369" calcext:value-type="float">
            <text:p>3.28369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1012" calcext:value-type="float">
            <text:p>0.01012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1016" calcext:value-type="float">
            <text:p>0.01016</text:p>
          </table:table-cell>
          <table:table-cell office:value-type="float" office:value="11.02039" calcext:value-type="float">
            <text:p>11.02039</text:p>
          </table:table-cell>
          <table:table-cell office:value-type="float" office:value="11.45639" calcext:value-type="float">
            <text:p>11.45639</text:p>
          </table:table-cell>
          <table:table-cell office:value-type="float" office:value="11.39401" calcext:value-type="float">
            <text:p>11.39401</text:p>
          </table:table-cell>
          <table:table-cell office:value-type="float" office:value="10.41974" calcext:value-type="float">
            <text:p>10.41974</text:p>
          </table:table-cell>
          <table:table-cell office:value-type="float" office:value="10.83882" calcext:value-type="float">
            <text:p>10.83882</text:p>
          </table:table-cell>
          <table:table-cell office:value-type="float" office:value="10.85529" calcext:value-type="float">
            <text:p>10.85529</text:p>
          </table:table-cell>
          <table:table-cell office:value-type="float" office:value="2.43104" calcext:value-type="float">
            <text:p>2.43104</text:p>
          </table:table-cell>
          <table:table-cell office:value-type="float" office:value="2.23469" calcext:value-type="float">
            <text:p>2.23469</text:p>
          </table:table-cell>
          <table:table-cell office:value-type="float" office:value="2.0855" calcext:value-type="float">
            <text:p>2.0855</text:p>
          </table:table-cell>
          <table:table-cell office:value-type="float" office:value="2.04415" calcext:value-type="float">
            <text:p>2.04415</text:p>
          </table:table-cell>
          <table:table-cell office:value-type="float" office:value="17.52367" calcext:value-type="float">
            <text:p>17.52367</text:p>
          </table:table-cell>
          <table:table-cell office:value-type="float" office:value="17.60085" calcext:value-type="float">
            <text:p>17.60085</text:p>
          </table:table-cell>
          <table:table-cell office:value-type="float" office:value="17.7373" calcext:value-type="float">
            <text:p>17.7373</text:p>
          </table:table-cell>
          <table:table-cell office:value-type="float" office:value="17.62319" calcext:value-type="float">
            <text:p>17.62319</text:p>
          </table:table-cell>
          <table:table-cell office:value-type="float" office:value="17.42247" calcext:value-type="float">
            <text:p>17.42247</text:p>
          </table:table-cell>
          <table:table-cell office:value-type="float" office:value="17.44881" calcext:value-type="float">
            <text:p>17.44881</text:p>
          </table:table-cell>
          <table:table-cell office:value-type="float" office:value="0.07188" calcext:value-type="float">
            <text:p>0.07188</text:p>
          </table:table-cell>
          <table:table-cell office:value-type="float" office:value="0.07268" calcext:value-type="float">
            <text:p>0.07268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07367" calcext:value-type="float">
            <text:p>0.07367</text:p>
          </table:table-cell>
        </table:table-row>
        <table:table-row table:style-name="ro1"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MKS-1B</text:p>
          </table:table-cell>
          <table:table-cell office:value-type="float" office:value="0.00789" calcext:value-type="float">
            <text:p>0.00789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809" calcext:value-type="float">
            <text:p>0.00809</text:p>
          </table:table-cell>
          <table:table-cell office:value-type="float" office:value="0.00799" calcext:value-type="float">
            <text:p>0.00799</text:p>
          </table:table-cell>
          <table:table-cell office:value-type="float" office:value="0.00781" calcext:value-type="float">
            <text:p>0.00781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0.00884" calcext:value-type="float">
            <text:p>0.00884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779" calcext:value-type="float">
            <text:p>0.00779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3.53172" calcext:value-type="float">
            <text:p>3.53172</text:p>
          </table:table-cell>
          <table:table-cell office:value-type="float" office:value="3.51472" calcext:value-type="float">
            <text:p>3.51472</text:p>
          </table:table-cell>
          <table:table-cell office:value-type="float" office:value="3.45346" calcext:value-type="float">
            <text:p>3.45346</text:p>
          </table:table-cell>
          <table:table-cell office:value-type="string" calcext:value-type="string">
            <text:p>Uncal</text:p>
          </table:table-cell>
          <table:table-cell office:value-type="float" office:value="3.33177" calcext:value-type="float">
            <text:p>3.33177</text:p>
          </table:table-cell>
          <table:table-cell office:value-type="float" office:value="3.52734" calcext:value-type="float">
            <text:p>3.52734</text:p>
          </table:table-cell>
          <table:table-cell office:value-type="float" office:value="3.54229" calcext:value-type="float">
            <text:p>3.54229</text:p>
          </table:table-cell>
          <table:table-cell office:value-type="float" office:value="3.50294" calcext:value-type="float">
            <text:p>3.50294</text:p>
          </table:table-cell>
          <table:table-cell office:value-type="float" office:value="3.4885" calcext:value-type="float">
            <text:p>3.4885</text:p>
          </table:table-cell>
          <table:table-cell office:value-type="float" office:value="3.39574" calcext:value-type="float">
            <text:p>3.39574</text:p>
          </table:table-cell>
          <table:table-cell office:value-type="float" office:value="3.40145" calcext:value-type="float">
            <text:p>3.40145</text:p>
          </table:table-cell>
          <table:table-cell office:value-type="float" office:value="3.38118" calcext:value-type="float">
            <text:p>3.381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0.91513" calcext:value-type="float">
            <text:p>0.91513</text:p>
          </table:table-cell>
          <table:table-cell office:value-type="float" office:value="0.88339" calcext:value-type="float">
            <text:p>0.88339</text:p>
          </table:table-cell>
          <table:table-cell office:value-type="float" office:value="0.82079" calcext:value-type="float">
            <text:p>0.82079</text:p>
          </table:table-cell>
          <table:table-cell office:value-type="string" calcext:value-type="string">
            <text:p>-0.79501 u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4191" calcext:value-type="float">
            <text:p>0.004191</text:p>
          </table:table-cell>
          <table:table-cell office:value-type="float" office:value="0.53105" calcext:value-type="float">
            <text:p>0.53105</text:p>
          </table:table-cell>
          <table:table-cell office:value-type="float" office:value="0.52772" calcext:value-type="float">
            <text:p>0.52772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54107" calcext:value-type="float">
            <text:p>0.54107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53012" calcext:value-type="float">
            <text:p>0.53012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4.86405" calcext:value-type="float">
            <text:p>4.86405</text:p>
          </table:table-cell>
          <table:table-cell office:value-type="float" office:value="5.21365" calcext:value-type="float">
            <text:p>5.21365</text:p>
          </table:table-cell>
          <table:table-cell office:value-type="float" office:value="5.24446" calcext:value-type="float">
            <text:p>5.24446</text:p>
          </table:table-cell>
          <table:table-cell office:value-type="float" office:value="5.10903" calcext:value-type="float">
            <text:p>5.10903</text:p>
          </table:table-cell>
          <table:table-cell office:value-type="float" office:value="5.10096" calcext:value-type="float">
            <text:p>5.10096</text:p>
          </table:table-cell>
          <table:table-cell office:value-type="float" office:value="5.1213" calcext:value-type="float">
            <text:p>5.1213</text:p>
          </table:table-cell>
          <table:table-cell office:value-type="string" calcext:value-type="string">
            <text:p>0.09220 u</text:p>
          </table:table-cell>
          <table:table-cell office:value-type="string" calcext:value-type="string">
            <text:p>-0.00003 u</text:p>
          </table:table-cell>
          <table:table-cell office:value-type="string" calcext:value-type="string">
            <text:p>0.05197 u</text:p>
          </table:table-cell>
          <table:table-cell office:value-type="string" calcext:value-type="string">
            <text:p>-0.00318 u</text:p>
          </table:table-cell>
          <table:table-cell office:value-type="float" office:value="12.10639" calcext:value-type="float">
            <text:p>12.10639</text:p>
          </table:table-cell>
          <table:table-cell office:value-type="float" office:value="12.13345" calcext:value-type="float">
            <text:p>12.13345</text:p>
          </table:table-cell>
          <table:table-cell office:value-type="float" office:value="12.28768" calcext:value-type="float">
            <text:p>12.28768</text:p>
          </table:table-cell>
          <table:table-cell office:value-type="float" office:value="12.12128" calcext:value-type="float">
            <text:p>12.12128</text:p>
          </table:table-cell>
          <table:table-cell office:value-type="float" office:value="11.99009" calcext:value-type="float">
            <text:p>11.99009</text:p>
          </table:table-cell>
          <table:table-cell office:value-type="float" office:value="12.00529" calcext:value-type="float">
            <text:p>12.00529</text:p>
          </table:table-cell>
          <table:table-cell office:value-type="float" office:value="0.03066" calcext:value-type="float">
            <text:p>0.03066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3093" calcext:value-type="float">
            <text:p>0.03093</text:p>
          </table:table-cell>
          <table:table-cell office:value-type="float" office:value="0.03086" calcext:value-type="float">
            <text:p>0.03086</text:p>
          </table:table-cell>
        </table:table-row>
        <table:table-row table:style-name="ro1"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MKS-2</text:p>
          </table:table-cell>
          <table:table-cell office:value-type="float" office:value="0.00296" calcext:value-type="float">
            <text:p>0.00296</text:p>
          </table:table-cell>
          <table:table-cell office:value-type="string" calcext:value-type="string">
            <text:p>0.00315 u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5.69337" calcext:value-type="float">
            <text:p>5.69337</text:p>
          </table:table-cell>
          <table:table-cell office:value-type="float" office:value="5.67809" calcext:value-type="float">
            <text:p>5.67809</text:p>
          </table:table-cell>
          <table:table-cell office:value-type="float" office:value="5.58013" calcext:value-type="float">
            <text:p>5.58013</text:p>
          </table:table-cell>
          <table:table-cell office:value-type="string" calcext:value-type="string">
            <text:p>Uncal</text:p>
          </table:table-cell>
          <table:table-cell office:value-type="float" office:value="5.3481" calcext:value-type="float">
            <text:p>5.3481</text:p>
          </table:table-cell>
          <table:table-cell office:value-type="float" office:value="5.77496" calcext:value-type="float">
            <text:p>5.77496</text:p>
          </table:table-cell>
          <table:table-cell office:value-type="float" office:value="5.78822" calcext:value-type="float">
            <text:p>5.78822</text:p>
          </table:table-cell>
          <table:table-cell office:value-type="float" office:value="5.76314" calcext:value-type="float">
            <text:p>5.76314</text:p>
          </table:table-cell>
          <table:table-cell office:value-type="float" office:value="5.71429" calcext:value-type="float">
            <text:p>5.71429</text:p>
          </table:table-cell>
          <table:table-cell office:value-type="float" office:value="5.54348" calcext:value-type="float">
            <text:p>5.54348</text:p>
          </table:table-cell>
          <table:table-cell office:value-type="float" office:value="5.56048" calcext:value-type="float">
            <text:p>5.56048</text:p>
          </table:table-cell>
          <table:table-cell office:value-type="float" office:value="5.53369" calcext:value-type="float">
            <text:p>5.53369</text:p>
          </table:table-cell>
          <table:table-cell office:value-type="string" calcext:value-type="string">
            <text:p>0.00095 u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274" calcext:value-type="float">
            <text:p>0.00274</text:p>
          </table:table-cell>
          <table:table-cell office:value-type="string" calcext:value-type="string">
            <text:p>0.00291 u</text:p>
          </table:table-cell>
          <table:table-cell office:value-type="string" calcext:value-type="string">
            <text:p>0.00200 u</text:p>
          </table:table-cell>
          <table:table-cell office:value-type="string" calcext:value-type="string">
            <text:p>0.00046 u</text:p>
          </table:table-cell>
          <table:table-cell office:value-type="float" office:value="2.52164" calcext:value-type="float">
            <text:p>2.52164</text:p>
          </table:table-cell>
          <table:table-cell office:value-type="float" office:value="2.38114" calcext:value-type="float">
            <text:p>2.38114</text:p>
          </table:table-cell>
          <table:table-cell office:value-type="float" office:value="2.24232" calcext:value-type="float">
            <text:p>2.24232</text:p>
          </table:table-cell>
          <table:table-cell office:value-type="float" office:value="3.49023" calcext:value-type="float">
            <text:p>3.49023</text:p>
          </table:table-cell>
          <table:table-cell office:value-type="float" office:value="0.005284" calcext:value-type="float">
            <text:p>0.005284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1.25954" calcext:value-type="float">
            <text:p>1.25954</text:p>
          </table:table-cell>
          <table:table-cell office:value-type="float" office:value="1.2609" calcext:value-type="float">
            <text:p>1.2609</text:p>
          </table:table-cell>
          <table:table-cell office:value-type="float" office:value="1.28565" calcext:value-type="float">
            <text:p>1.28565</text:p>
          </table:table-cell>
          <table:table-cell office:value-type="float" office:value="1.31107" calcext:value-type="float">
            <text:p>1.31107</text:p>
          </table:table-cell>
          <table:table-cell office:value-type="float" office:value="1.28992" calcext:value-type="float">
            <text:p>1.28992</text:p>
          </table:table-cell>
          <table:table-cell office:value-type="float" office:value="1.27731" calcext:value-type="float">
            <text:p>1.27731</text:p>
          </table:table-cell>
          <table:table-cell office:value-type="float" office:value="0.00012" calcext:value-type="float">
            <text:p>0.00012</text:p>
          </table:table-cell>
          <table:table-cell office:value-type="string" calcext:value-type="string">
            <text:p>0.00005 u</text:p>
          </table:table-cell>
          <table:table-cell office:value-type="string" calcext:value-type="string">
            <text:p>0.00021 u</text:p>
          </table:table-cell>
          <table:table-cell office:value-type="string" calcext:value-type="string">
            <text:p>-0.00003 u</text:p>
          </table:table-cell>
          <table:table-cell office:value-type="float" office:value="10.40103" calcext:value-type="float">
            <text:p>10.40103</text:p>
          </table:table-cell>
          <table:table-cell office:value-type="float" office:value="10.64735" calcext:value-type="float">
            <text:p>10.64735</text:p>
          </table:table-cell>
          <table:table-cell office:value-type="float" office:value="10.58578" calcext:value-type="float">
            <text:p>10.58578</text:p>
          </table:table-cell>
          <table:table-cell office:value-type="float" office:value="9.85495" calcext:value-type="float">
            <text:p>9.85495</text:p>
          </table:table-cell>
          <table:table-cell office:value-type="float" office:value="10.48184" calcext:value-type="float">
            <text:p>10.48184</text:p>
          </table:table-cell>
          <table:table-cell office:value-type="float" office:value="10.49756" calcext:value-type="float">
            <text:p>10.49756</text:p>
          </table:table-cell>
          <table:table-cell office:value-type="float" office:value="0.13167" calcext:value-type="float">
            <text:p>0.13167</text:p>
          </table:table-cell>
          <table:table-cell office:value-type="string" calcext:value-type="string">
            <text:p>0.02386 u</text:p>
          </table:table-cell>
          <table:table-cell office:value-type="string" calcext:value-type="string">
            <text:p>0.04074 u</text:p>
          </table:table-cell>
          <table:table-cell office:value-type="string" calcext:value-type="string">
            <text:p>0.00400 u</text:p>
          </table:table-cell>
          <table:table-cell office:value-type="float" office:value="23.76684" calcext:value-type="float">
            <text:p>23.76684</text:p>
          </table:table-cell>
          <table:table-cell office:value-type="float" office:value="23.89177" calcext:value-type="float">
            <text:p>23.89177</text:p>
          </table:table-cell>
          <table:table-cell office:value-type="float" office:value="24.03182" calcext:value-type="float">
            <text:p>24.03182</text:p>
          </table:table-cell>
          <table:table-cell office:value-type="float" office:value="23.51296" calcext:value-type="float">
            <text:p>23.51296</text:p>
          </table:table-cell>
          <table:table-cell office:value-type="float" office:value="23.28316" calcext:value-type="float">
            <text:p>23.28316</text:p>
          </table:table-cell>
          <table:table-cell office:value-type="float" office:value="23.38192" calcext:value-type="float">
            <text:p>23.38192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2952" calcext:value-type="float">
            <text:p>0.02952</text:p>
          </table:table-cell>
          <table:table-cell office:value-type="float" office:value="0.02957" calcext:value-type="float">
            <text:p>0.02957</text:p>
          </table:table-cell>
          <table:table-cell office:value-type="float" office:value="0.02975" calcext:value-type="float">
            <text:p>0.02975</text:p>
          </table:table-cell>
        </table:table-row>
        <table:table-row table:style-name="ro1">
          <table:table-cell office:value-type="time" office:time-value="PT02H08M00S" calcext:value-type="time">
            <text:p>02:08:00</text:p>
          </table:table-cell>
          <table:table-cell office:value-type="string" calcext:value-type="string">
            <text:p>MKS-3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0.01984" calcext:value-type="float">
            <text:p>0.01984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6.23855" calcext:value-type="float">
            <text:p>6.23855</text:p>
          </table:table-cell>
          <table:table-cell office:value-type="float" office:value="6.20831" calcext:value-type="float">
            <text:p>6.20831</text:p>
          </table:table-cell>
          <table:table-cell office:value-type="float" office:value="6.09643" calcext:value-type="float">
            <text:p>6.09643</text:p>
          </table:table-cell>
          <table:table-cell office:value-type="string" calcext:value-type="string">
            <text:p>Uncal</text:p>
          </table:table-cell>
          <table:table-cell office:value-type="float" office:value="5.87868" calcext:value-type="float">
            <text:p>5.87868</text:p>
          </table:table-cell>
          <table:table-cell office:value-type="float" office:value="6.2687" calcext:value-type="float">
            <text:p>6.2687</text:p>
          </table:table-cell>
          <table:table-cell office:value-type="float" office:value="6.27511" calcext:value-type="float">
            <text:p>6.27511</text:p>
          </table:table-cell>
          <table:table-cell office:value-type="float" office:value="6.24542" calcext:value-type="float">
            <text:p>6.24542</text:p>
          </table:table-cell>
          <table:table-cell office:value-type="float" office:value="6.2103" calcext:value-type="float">
            <text:p>6.2103</text:p>
          </table:table-cell>
          <table:table-cell office:value-type="float" office:value="5.98179" calcext:value-type="float">
            <text:p>5.98179</text:p>
          </table:table-cell>
          <table:table-cell office:value-type="float" office:value="5.99772" calcext:value-type="float">
            <text:p>5.99772</text:p>
          </table:table-cell>
          <table:table-cell office:value-type="float" office:value="5.99201" calcext:value-type="float">
            <text:p>5.99201</text:p>
          </table:table-cell>
          <table:table-cell office:value-type="float" office:value="0.02242" calcext:value-type="float">
            <text:p>0.02242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42" calcext:value-type="float">
            <text:p>0.02242</text:p>
          </table:table-cell>
          <table:table-cell office:value-type="float" office:value="0.02115" calcext:value-type="float">
            <text:p>0.02115</text:p>
          </table:table-cell>
          <table:table-cell office:value-type="float" office:value="0.02301" calcext:value-type="float">
            <text:p>0.02301</text:p>
          </table:table-cell>
          <table:table-cell office:value-type="float" office:value="0.02102" calcext:value-type="float">
            <text:p>0.02102</text:p>
          </table:table-cell>
          <table:table-cell office:value-type="float" office:value="1.97831" calcext:value-type="float">
            <text:p>1.97831</text:p>
          </table:table-cell>
          <table:table-cell office:value-type="float" office:value="1.87326" calcext:value-type="float">
            <text:p>1.87326</text:p>
          </table:table-cell>
          <table:table-cell office:value-type="float" office:value="1.74651" calcext:value-type="float">
            <text:p>1.74651</text:p>
          </table:table-cell>
          <table:table-cell office:value-type="float" office:value="1.00577" calcext:value-type="float">
            <text:p>1.00577</text:p>
          </table:table-cell>
          <table:table-cell office:value-type="float" office:value="0.004106" calcext:value-type="float">
            <text:p>0.004106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1.24896" calcext:value-type="float">
            <text:p>1.24896</text:p>
          </table:table-cell>
          <table:table-cell office:value-type="float" office:value="1.24541" calcext:value-type="float">
            <text:p>1.24541</text:p>
          </table:table-cell>
          <table:table-cell office:value-type="float" office:value="1.272" calcext:value-type="float">
            <text:p>1.272</text:p>
          </table:table-cell>
          <table:table-cell office:value-type="float" office:value="1.28583" calcext:value-type="float">
            <text:p>1.28583</text:p>
          </table:table-cell>
          <table:table-cell office:value-type="float" office:value="1.264" calcext:value-type="float">
            <text:p>1.264</text:p>
          </table:table-cell>
          <table:table-cell office:value-type="float" office:value="1.25396" calcext:value-type="float">
            <text:p>1.25396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64" calcext:value-type="float">
            <text:p>0.00064</text:p>
          </table:table-cell>
          <table:table-cell office:value-type="string" calcext:value-type="string">
            <text:p>0.00018 u</text:p>
          </table:table-cell>
          <table:table-cell office:value-type="float" office:value="8.47514" calcext:value-type="float">
            <text:p>8.47514</text:p>
          </table:table-cell>
          <table:table-cell office:value-type="float" office:value="8.79619" calcext:value-type="float">
            <text:p>8.79619</text:p>
          </table:table-cell>
          <table:table-cell office:value-type="float" office:value="8.75406" calcext:value-type="float">
            <text:p>8.75406</text:p>
          </table:table-cell>
          <table:table-cell office:value-type="float" office:value="8.72167" calcext:value-type="float">
            <text:p>8.72167</text:p>
          </table:table-cell>
          <table:table-cell office:value-type="float" office:value="8.5434" calcext:value-type="float">
            <text:p>8.5434</text:p>
          </table:table-cell>
          <table:table-cell office:value-type="float" office:value="8.5642" calcext:value-type="float">
            <text:p>8.5642</text:p>
          </table:table-cell>
          <table:table-cell office:value-type="float" office:value="0.40915" calcext:value-type="float">
            <text:p>0.40915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31752" calcext:value-type="float">
            <text:p>0.31752</text:p>
          </table:table-cell>
          <table:table-cell office:value-type="float" office:value="0.32183" calcext:value-type="float">
            <text:p>0.32183</text:p>
          </table:table-cell>
          <table:table-cell office:value-type="float" office:value="14.95686" calcext:value-type="float">
            <text:p>14.95686</text:p>
          </table:table-cell>
          <table:table-cell office:value-type="float" office:value="14.98156" calcext:value-type="float">
            <text:p>14.98156</text:p>
          </table:table-cell>
          <table:table-cell office:value-type="float" office:value="15.21171" calcext:value-type="float">
            <text:p>15.21171</text:p>
          </table:table-cell>
          <table:table-cell office:value-type="float" office:value="14.80067" calcext:value-type="float">
            <text:p>14.80067</text:p>
          </table:table-cell>
          <table:table-cell office:value-type="float" office:value="14.74233" calcext:value-type="float">
            <text:p>14.74233</text:p>
          </table:table-cell>
          <table:table-cell office:value-type="float" office:value="14.7321" calcext:value-type="float">
            <text:p>14.7321</text:p>
          </table:table-cell>
          <table:table-cell office:value-type="float" office:value="0.05971" calcext:value-type="float">
            <text:p>0.05971</text:p>
          </table:table-cell>
          <table:table-cell office:value-type="float" office:value="0.05964" calcext:value-type="float">
            <text:p>0.05964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05988" calcext:value-type="float">
            <text:p>0.05988</text:p>
          </table:table-cell>
        </table:table-row>
        <table:table-row table:style-name="ro1"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MKS-4B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0.00389" calcext:value-type="float">
            <text:p>0.00389</text:p>
          </table:table-cell>
          <table:table-cell office:value-type="float" office:value="0.00388" calcext:value-type="float">
            <text:p>0.00388</text:p>
          </table:table-cell>
          <table:table-cell office:value-type="string" calcext:value-type="string">
            <text:p>0.00310 u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50044" calcext:value-type="float">
            <text:p>0.50044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53407" calcext:value-type="float">
            <text:p>0.53407</text:p>
          </table:table-cell>
          <table:table-cell office:value-type="string" calcext:value-type="string">
            <text:p>Uncal</text:p>
          </table:table-cell>
          <table:table-cell office:value-type="float" office:value="0.51674" calcext:value-type="float">
            <text:p>0.51674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54248" calcext:value-type="float">
            <text:p>0.54248</text:p>
          </table:table-cell>
          <table:table-cell office:value-type="float" office:value="0.54582" calcext:value-type="float">
            <text:p>0.54582</text:p>
          </table:table-cell>
          <table:table-cell office:value-type="float" office:value="0.54313" calcext:value-type="float">
            <text:p>0.54313</text:p>
          </table:table-cell>
          <table:table-cell office:value-type="float" office:value="0.51322" calcext:value-type="float">
            <text:p>0.51322</text:p>
          </table:table-cell>
          <table:table-cell office:value-type="float" office:value="0.51407" calcext:value-type="float">
            <text:p>0.51407</text:p>
          </table:table-cell>
          <table:table-cell office:value-type="float" office:value="0.51357" calcext:value-type="float">
            <text:p>0.51357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0959" calcext:value-type="float">
            <text:p>0.00959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26843" calcext:value-type="float">
            <text:p>0.26843</text:p>
          </table:table-cell>
          <table:table-cell office:value-type="float" office:value="0.2772" calcext:value-type="float">
            <text:p>0.2772</text:p>
          </table:table-cell>
          <table:table-cell office:value-type="float" office:value="0.24329" calcext:value-type="float">
            <text:p>0.24329</text:p>
          </table:table-cell>
          <table:table-cell office:value-type="string" calcext:value-type="string">
            <text:p>-1.19642 u</text:p>
          </table:table-cell>
          <table:table-cell office:value-type="float" office:value="0.000326" calcext:value-type="float">
            <text:p>0.000326</text:p>
          </table:table-cell>
          <table:table-cell office:value-type="string" calcext:value-type="string">
            <text:p>-0.001840 u</text:p>
          </table:table-cell>
          <table:table-cell office:value-type="float" office:value="0.11101" calcext:value-type="float">
            <text:p>0.11101</text:p>
          </table:table-cell>
          <table:table-cell office:value-type="float" office:value="0.11012" calcext:value-type="float">
            <text:p>0.11012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11142" calcext:value-type="float">
            <text:p>0.11142</text:p>
          </table:table-cell>
          <table:table-cell office:value-type="float" office:value="0.11105" calcext:value-type="float">
            <text:p>0.11105</text:p>
          </table:table-cell>
          <table:table-cell office:value-type="float" office:value="0.10953" calcext:value-type="float">
            <text:p>0.10953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60292" calcext:value-type="float">
            <text:p>0.60292</text:p>
          </table:table-cell>
          <table:table-cell office:value-type="float" office:value="0.87311" calcext:value-type="float">
            <text:p>0.87311</text:p>
          </table:table-cell>
          <table:table-cell office:value-type="float" office:value="0.87455" calcext:value-type="float">
            <text:p>0.87455</text:p>
          </table:table-cell>
          <table:table-cell office:value-type="float" office:value="1.95895" calcext:value-type="float">
            <text:p>1.95895</text:p>
          </table:table-cell>
          <table:table-cell office:value-type="float" office:value="0.89037" calcext:value-type="float">
            <text:p>0.89037</text:p>
          </table:table-cell>
          <table:table-cell office:value-type="float" office:value="0.86116" calcext:value-type="float">
            <text:p>0.86116</text:p>
          </table:table-cell>
          <table:table-cell office:value-type="float" office:value="0.06759" calcext:value-type="float">
            <text:p>0.06759</text:p>
          </table:table-cell>
          <table:table-cell office:value-type="float" office:value="0.04179" calcext:value-type="float">
            <text:p>0.04179</text:p>
          </table:table-cell>
          <table:table-cell office:value-type="float" office:value="0.07467" calcext:value-type="float">
            <text:p>0.07467</text:p>
          </table:table-cell>
          <table:table-cell office:value-type="string" calcext:value-type="string">
            <text:p>0.00074 u</text:p>
          </table:table-cell>
          <table:table-cell office:value-type="float" office:value="4.08332" calcext:value-type="float">
            <text:p>4.08332</text:p>
          </table:table-cell>
          <table:table-cell office:value-type="float" office:value="4.11229" calcext:value-type="float">
            <text:p>4.11229</text:p>
          </table:table-cell>
          <table:table-cell office:value-type="float" office:value="4.14684" calcext:value-type="float">
            <text:p>4.14684</text:p>
          </table:table-cell>
          <table:table-cell office:value-type="float" office:value="4.12987" calcext:value-type="float">
            <text:p>4.12987</text:p>
          </table:table-cell>
          <table:table-cell office:value-type="float" office:value="4.06165" calcext:value-type="float">
            <text:p>4.06165</text:p>
          </table:table-cell>
          <table:table-cell office:value-type="float" office:value="4.07276" calcext:value-type="float">
            <text:p>4.07276</text:p>
          </table:table-cell>
          <table:table-cell office:value-type="float" office:value="0.01069" calcext:value-type="float">
            <text:p>0.01069</text:p>
          </table:table-cell>
          <table:table-cell office:value-type="float" office:value="0.01062" calcext:value-type="float">
            <text:p>0.01062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1056" calcext:value-type="float">
            <text:p>0.01056</text:p>
          </table:table-cell>
        </table:table-row>
        <table:table-row table:style-name="ro1">
          <table:table-cell office:value-type="time" office:time-value="PT02H10M00S" calcext:value-type="time">
            <text:p>02:10:00</text:p>
          </table:table-cell>
          <table:table-cell office:value-type="string" calcext:value-type="string">
            <text:p>MKS-5B</text:p>
          </table:table-cell>
          <table:table-cell office:value-type="string" calcext:value-type="string">
            <text:p>0.44767 o</text:p>
          </table:table-cell>
          <table:table-cell office:value-type="string" calcext:value-type="string">
            <text:p>0.45343 o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1152" calcext:value-type="float">
            <text:p>0.01152</text:p>
          </table:table-cell>
          <table:table-cell office:value-type="float" office:value="0.01124" calcext:value-type="float">
            <text:p>0.01124</text:p>
          </table:table-cell>
          <table:table-cell office:value-type="float" office:value="0.01119" calcext:value-type="float">
            <text:p>0.01119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1198" calcext:value-type="float">
            <text:p>0.0119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1.51164" calcext:value-type="float">
            <text:p>1.51164</text:p>
          </table:table-cell>
          <table:table-cell office:value-type="float" office:value="1.53366" calcext:value-type="float">
            <text:p>1.53366</text:p>
          </table:table-cell>
          <table:table-cell office:value-type="float" office:value="1.52866" calcext:value-type="float">
            <text:p>1.52866</text:p>
          </table:table-cell>
          <table:table-cell office:value-type="string" calcext:value-type="string">
            <text:p>Uncal</text:p>
          </table:table-cell>
          <table:table-cell office:value-type="float" office:value="1.47101" calcext:value-type="float">
            <text:p>1.47101</text:p>
          </table:table-cell>
          <table:table-cell office:value-type="float" office:value="1.52" calcext:value-type="float">
            <text:p>1.52</text:p>
          </table:table-cell>
          <table:table-cell office:value-type="float" office:value="1.58225" calcext:value-type="float">
            <text:p>1.58225</text:p>
          </table:table-cell>
          <table:table-cell office:value-type="float" office:value="1.56381" calcext:value-type="float">
            <text:p>1.56381</text:p>
          </table:table-cell>
          <table:table-cell office:value-type="float" office:value="1.55735" calcext:value-type="float">
            <text:p>1.55735</text:p>
          </table:table-cell>
          <table:table-cell office:value-type="float" office:value="1.51314" calcext:value-type="float">
            <text:p>1.51314</text:p>
          </table:table-cell>
          <table:table-cell office:value-type="float" office:value="1.48907" calcext:value-type="float">
            <text:p>1.48907</text:p>
          </table:table-cell>
          <table:table-cell office:value-type="float" office:value="1.49975" calcext:value-type="float">
            <text:p>1.49975</text:p>
          </table:table-cell>
          <table:table-cell office:value-type="string" calcext:value-type="string">
            <text:p>0.64437 o</text:p>
          </table:table-cell>
          <table:table-cell office:value-type="string" calcext:value-type="string">
            <text:p>0.66203 o</text:p>
          </table:table-cell>
          <table:table-cell office:value-type="string" calcext:value-type="string">
            <text:p>0.65391 o</text:p>
          </table:table-cell>
          <table:table-cell office:value-type="string" calcext:value-type="string">
            <text:p>0.55634 o</text:p>
          </table:table-cell>
          <table:table-cell office:value-type="string" calcext:value-type="string">
            <text:p>0.60453 o</text:p>
          </table:table-cell>
          <table:table-cell office:value-type="string" calcext:value-type="string">
            <text:p>0.68919 o</text:p>
          </table:table-cell>
          <table:table-cell office:value-type="float" office:value="0.5078" calcext:value-type="float">
            <text:p>0.5078</text:p>
          </table:table-cell>
          <table:table-cell office:value-type="float" office:value="0.50399" calcext:value-type="float">
            <text:p>0.50399</text:p>
          </table:table-cell>
          <table:table-cell office:value-type="float" office:value="0.50613" calcext:value-type="float">
            <text:p>0.50613</text:p>
          </table:table-cell>
          <table:table-cell office:value-type="float" office:value="1.54855" calcext:value-type="float">
            <text:p>1.54855</text:p>
          </table:table-cell>
          <table:table-cell office:value-type="float" office:value="0.000739" calcext:value-type="float">
            <text:p>0.000739</text:p>
          </table:table-cell>
          <table:table-cell office:value-type="string" calcext:value-type="string">
            <text:p>-0.001053 u</text:p>
          </table:table-cell>
          <table:table-cell office:value-type="float" office:value="0.39089" calcext:value-type="float">
            <text:p>0.39089</text:p>
          </table:table-cell>
          <table:table-cell office:value-type="float" office:value="0.38709" calcext:value-type="float">
            <text:p>0.38709</text:p>
          </table:table-cell>
          <table:table-cell office:value-type="float" office:value="0.3942" calcext:value-type="float">
            <text:p>0.3942</text:p>
          </table:table-cell>
          <table:table-cell office:value-type="float" office:value="0.39945" calcext:value-type="float">
            <text:p>0.39945</text:p>
          </table:table-cell>
          <table:table-cell office:value-type="float" office:value="0.39556" calcext:value-type="float">
            <text:p>0.39556</text:p>
          </table:table-cell>
          <table:table-cell office:value-type="float" office:value="0.3912" calcext:value-type="float">
            <text:p>0.3912</text:p>
          </table:table-cell>
          <table:table-cell office:value-type="float" office:value="0.02018" calcext:value-type="float">
            <text:p>0.02018</text:p>
          </table:table-cell>
          <table:table-cell office:value-type="float" office:value="0.02075" calcext:value-type="float">
            <text:p>0.02075</text:p>
          </table:table-cell>
          <table:table-cell office:value-type="float" office:value="0.02023" calcext:value-type="float">
            <text:p>0.02023</text:p>
          </table:table-cell>
          <table:table-cell office:value-type="float" office:value="0.02114" calcext:value-type="float">
            <text:p>0.02114</text:p>
          </table:table-cell>
          <table:table-cell office:value-type="float" office:value="1.82084" calcext:value-type="float">
            <text:p>1.82084</text:p>
          </table:table-cell>
          <table:table-cell office:value-type="float" office:value="2.18921" calcext:value-type="float">
            <text:p>2.18921</text:p>
          </table:table-cell>
          <table:table-cell office:value-type="float" office:value="2.18754" calcext:value-type="float">
            <text:p>2.18754</text:p>
          </table:table-cell>
          <table:table-cell office:value-type="float" office:value="2.86789" calcext:value-type="float">
            <text:p>2.86789</text:p>
          </table:table-cell>
          <table:table-cell office:value-type="float" office:value="2.18768" calcext:value-type="float">
            <text:p>2.18768</text:p>
          </table:table-cell>
          <table:table-cell office:value-type="float" office:value="2.19711" calcext:value-type="float">
            <text:p>2.19711</text:p>
          </table:table-cell>
          <table:table-cell office:value-type="string" calcext:value-type="string">
            <text:p>0.05888 u</text:p>
          </table:table-cell>
          <table:table-cell office:value-type="string" calcext:value-type="string">
            <text:p>0.03522 u</text:p>
          </table:table-cell>
          <table:table-cell office:value-type="string" calcext:value-type="string">
            <text:p>0.03900 u</text:p>
          </table:table-cell>
          <table:table-cell office:value-type="string" calcext:value-type="string">
            <text:p>0.01764 u</text:p>
          </table:table-cell>
          <table:table-cell office:value-type="float" office:value="6.97362" calcext:value-type="float">
            <text:p>6.97362</text:p>
          </table:table-cell>
          <table:table-cell office:value-type="float" office:value="6.96986" calcext:value-type="float">
            <text:p>6.96986</text:p>
          </table:table-cell>
          <table:table-cell office:value-type="float" office:value="7.01548" calcext:value-type="float">
            <text:p>7.01548</text:p>
          </table:table-cell>
          <table:table-cell office:value-type="float" office:value="6.99295" calcext:value-type="float">
            <text:p>6.99295</text:p>
          </table:table-cell>
          <table:table-cell office:value-type="float" office:value="6.90474" calcext:value-type="float">
            <text:p>6.90474</text:p>
          </table:table-cell>
          <table:table-cell office:value-type="float" office:value="6.94095" calcext:value-type="float">
            <text:p>6.94095</text:p>
          </table:table-cell>
          <table:table-cell office:value-type="float" office:value="0.02266" calcext:value-type="float">
            <text:p>0.02266</text:p>
          </table:table-cell>
          <table:table-cell office:value-type="float" office:value="0.02278" calcext:value-type="float">
            <text:p>0.02278</text:p>
          </table:table-cell>
          <table:table-cell office:value-type="float" office:value="0.02306" calcext:value-type="float">
            <text:p>0.02306</text:p>
          </table:table-cell>
          <table:table-cell office:value-type="float" office:value="0.02289" calcext:value-type="float">
            <text:p>0.02289</text:p>
          </table:table-cell>
        </table:table-row>
        <table:table-row table:style-name="ro1">
          <table:table-cell office:value-type="time" office:time-value="PT02H11M00S" calcext:value-type="time">
            <text:p>02:11:00</text:p>
          </table:table-cell>
          <table:table-cell office:value-type="string" calcext:value-type="string">
            <text:p>MKS-10</text:p>
          </table:table-cell>
          <table:table-cell office:value-type="float" office:value="0.08356" calcext:value-type="float">
            <text:p>0.08356</text:p>
          </table:table-cell>
          <table:table-cell office:value-type="float" office:value="0.08301" calcext:value-type="float">
            <text:p>0.0830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042" calcext:value-type="float">
            <text:p>0.01042</text:p>
          </table:table-cell>
          <table:table-cell office:value-type="float" office:value="0.01012" calcext:value-type="float">
            <text:p>0.01012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1021" calcext:value-type="float">
            <text:p>0.01021</text:p>
          </table:table-cell>
          <table:table-cell office:value-type="float" office:value="0.01015" calcext:value-type="float">
            <text:p>0.01015</text:p>
          </table:table-cell>
          <table:table-cell office:value-type="float" office:value="21.43333" calcext:value-type="float">
            <text:p>21.43333</text:p>
          </table:table-cell>
          <table:table-cell office:value-type="float" office:value="21.20546" calcext:value-type="float">
            <text:p>21.20546</text:p>
          </table:table-cell>
          <table:table-cell office:value-type="float" office:value="20.83482" calcext:value-type="float">
            <text:p>20.83482</text:p>
          </table:table-cell>
          <table:table-cell office:value-type="string" calcext:value-type="string">
            <text:p>Uncal</text:p>
          </table:table-cell>
          <table:table-cell office:value-type="float" office:value="17.93146" calcext:value-type="float">
            <text:p>17.93146</text:p>
          </table:table-cell>
          <table:table-cell office:value-type="float" office:value="20.41906" calcext:value-type="float">
            <text:p>20.41906</text:p>
          </table:table-cell>
          <table:table-cell office:value-type="float" office:value="21.45976" calcext:value-type="float">
            <text:p>21.45976</text:p>
          </table:table-cell>
          <table:table-cell office:value-type="float" office:value="21.49574" calcext:value-type="float">
            <text:p>21.49574</text:p>
          </table:table-cell>
          <table:table-cell office:value-type="float" office:value="21.25394" calcext:value-type="float">
            <text:p>21.25394</text:p>
          </table:table-cell>
          <table:table-cell office:value-type="float" office:value="20.57947" calcext:value-type="float">
            <text:p>20.57947</text:p>
          </table:table-cell>
          <table:table-cell office:value-type="float" office:value="20.54229" calcext:value-type="float">
            <text:p>20.54229</text:p>
          </table:table-cell>
          <table:table-cell office:value-type="float" office:value="20.45807" calcext:value-type="float">
            <text:p>20.45807</text:p>
          </table:table-cell>
          <table:table-cell office:value-type="string" calcext:value-type="string">
            <text:p>0.11524 o</text:p>
          </table:table-cell>
          <table:table-cell office:value-type="string" calcext:value-type="string">
            <text:p>0.11640 o</text:p>
          </table:table-cell>
          <table:table-cell office:value-type="string" calcext:value-type="string">
            <text:p>0.11513 o</text:p>
          </table:table-cell>
          <table:table-cell office:value-type="string" calcext:value-type="string">
            <text:p>0.10550 o</text:p>
          </table:table-cell>
          <table:table-cell office:value-type="string" calcext:value-type="string">
            <text:p>0.10803 o</text:p>
          </table:table-cell>
          <table:table-cell office:value-type="string" calcext:value-type="string">
            <text:p>0.11244 o</text:p>
          </table:table-cell>
          <table:table-cell office:value-type="float" office:value="2.0794" calcext:value-type="float">
            <text:p>2.0794</text:p>
          </table:table-cell>
          <table:table-cell office:value-type="float" office:value="1.96609" calcext:value-type="float">
            <text:p>1.96609</text:p>
          </table:table-cell>
          <table:table-cell office:value-type="float" office:value="1.83487" calcext:value-type="float">
            <text:p>1.83487</text:p>
          </table:table-cell>
          <table:table-cell office:value-type="float" office:value="2.89485" calcext:value-type="float">
            <text:p>2.8948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3.04853" calcext:value-type="float">
            <text:p>3.04853</text:p>
          </table:table-cell>
          <table:table-cell office:value-type="float" office:value="3.03576" calcext:value-type="float">
            <text:p>3.03576</text:p>
          </table:table-cell>
          <table:table-cell office:value-type="float" office:value="3.12855" calcext:value-type="float">
            <text:p>3.12855</text:p>
          </table:table-cell>
          <table:table-cell office:value-type="float" office:value="3.14814" calcext:value-type="float">
            <text:p>3.14814</text:p>
          </table:table-cell>
          <table:table-cell office:value-type="float" office:value="3.12224" calcext:value-type="float">
            <text:p>3.12224</text:p>
          </table:table-cell>
          <table:table-cell office:value-type="float" office:value="3.09358" calcext:value-type="float">
            <text:p>3.09358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6.29822" calcext:value-type="float">
            <text:p>6.29822</text:p>
          </table:table-cell>
          <table:table-cell office:value-type="float" office:value="6.75844" calcext:value-type="float">
            <text:p>6.75844</text:p>
          </table:table-cell>
          <table:table-cell office:value-type="float" office:value="6.80575" calcext:value-type="float">
            <text:p>6.80575</text:p>
          </table:table-cell>
          <table:table-cell office:value-type="float" office:value="6.5738" calcext:value-type="float">
            <text:p>6.5738</text:p>
          </table:table-cell>
          <table:table-cell office:value-type="float" office:value="6.36606" calcext:value-type="float">
            <text:p>6.36606</text:p>
          </table:table-cell>
          <table:table-cell office:value-type="float" office:value="6.37892" calcext:value-type="float">
            <text:p>6.37892</text:p>
          </table:table-cell>
          <table:table-cell office:value-type="float" office:value="0.94364" calcext:value-type="float">
            <text:p>0.94364</text:p>
          </table:table-cell>
          <table:table-cell office:value-type="float" office:value="0.605" calcext:value-type="float">
            <text:p>0.605</text:p>
          </table:table-cell>
          <table:table-cell office:value-type="float" office:value="0.59598" calcext:value-type="float">
            <text:p>0.59598</text:p>
          </table:table-cell>
          <table:table-cell office:value-type="float" office:value="0.53658" calcext:value-type="float">
            <text:p>0.53658</text:p>
          </table:table-cell>
          <table:table-cell office:value-type="float" office:value="12.68496" calcext:value-type="float">
            <text:p>12.68496</text:p>
          </table:table-cell>
          <table:table-cell office:value-type="float" office:value="12.69746" calcext:value-type="float">
            <text:p>12.69746</text:p>
          </table:table-cell>
          <table:table-cell office:value-type="float" office:value="12.88038" calcext:value-type="float">
            <text:p>12.88038</text:p>
          </table:table-cell>
          <table:table-cell office:value-type="float" office:value="12.79298" calcext:value-type="float">
            <text:p>12.79298</text:p>
          </table:table-cell>
          <table:table-cell office:value-type="float" office:value="12.66527" calcext:value-type="float">
            <text:p>12.66527</text:p>
          </table:table-cell>
          <table:table-cell office:value-type="float" office:value="12.69637" calcext:value-type="float">
            <text:p>12.69637</text:p>
          </table:table-cell>
          <table:table-cell office:value-type="float" office:value="0.08772" calcext:value-type="float">
            <text:p>0.08772</text:p>
          </table:table-cell>
          <table:table-cell office:value-type="float" office:value="0.08825" calcext:value-type="float">
            <text:p>0.0882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36" calcext:value-type="float">
            <text:p>0.08936</text:p>
          </table:table-cell>
        </table:table-row>
        <table:table-row table:style-name="ro1">
          <table:table-cell office:value-type="time" office:time-value="PT02H12M00S" calcext:value-type="time">
            <text:p>02:12:00</text:p>
          </table:table-cell>
          <table:table-cell office:value-type="string" calcext:value-type="string">
            <text:p>MKS-10B</text:p>
          </table:table-cell>
          <table:table-cell office:value-type="float" office:value="0.01839" calcext:value-type="float">
            <text:p>0.01839</text:p>
          </table:table-cell>
          <table:table-cell office:value-type="float" office:value="0.02054" calcext:value-type="float">
            <text:p>0.02054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1234" calcext:value-type="float">
            <text:p>0.01234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01253" calcext:value-type="float">
            <text:p>0.01253</text:p>
          </table:table-cell>
          <table:table-cell office:value-type="float" office:value="0.01258" calcext:value-type="float">
            <text:p>0.01258</text:p>
          </table:table-cell>
          <table:table-cell office:value-type="float" office:value="24.73747" calcext:value-type="float">
            <text:p>24.73747</text:p>
          </table:table-cell>
          <table:table-cell office:value-type="float" office:value="24.50786" calcext:value-type="float">
            <text:p>24.50786</text:p>
          </table:table-cell>
          <table:table-cell office:value-type="float" office:value="24.06157" calcext:value-type="float">
            <text:p>24.06157</text:p>
          </table:table-cell>
          <table:table-cell office:value-type="string" calcext:value-type="string">
            <text:p>Uncal</text:p>
          </table:table-cell>
          <table:table-cell office:value-type="float" office:value="20.16316" calcext:value-type="float">
            <text:p>20.16316</text:p>
          </table:table-cell>
          <table:table-cell office:value-type="float" office:value="23.46299" calcext:value-type="float">
            <text:p>23.46299</text:p>
          </table:table-cell>
          <table:table-cell office:value-type="float" office:value="24.74609" calcext:value-type="float">
            <text:p>24.74609</text:p>
          </table:table-cell>
          <table:table-cell office:value-type="float" office:value="24.7656" calcext:value-type="float">
            <text:p>24.7656</text:p>
          </table:table-cell>
          <table:table-cell office:value-type="float" office:value="24.46334" calcext:value-type="float">
            <text:p>24.46334</text:p>
          </table:table-cell>
          <table:table-cell office:value-type="float" office:value="23.74001" calcext:value-type="float">
            <text:p>23.74001</text:p>
          </table:table-cell>
          <table:table-cell office:value-type="float" office:value="24.08425" calcext:value-type="float">
            <text:p>24.08425</text:p>
          </table:table-cell>
          <table:table-cell office:value-type="float" office:value="23.66224" calcext:value-type="float">
            <text:p>23.66224</text:p>
          </table:table-cell>
          <table:table-cell office:value-type="float" office:value="0.02252" calcext:value-type="float">
            <text:p>0.02252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22" calcext:value-type="float">
            <text:p>0.02222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01911" calcext:value-type="float">
            <text:p>0.01911</text:p>
          </table:table-cell>
          <table:table-cell office:value-type="float" office:value="0.0213" calcext:value-type="float">
            <text:p>0.0213</text:p>
          </table:table-cell>
          <table:table-cell office:value-type="float" office:value="2.35102" calcext:value-type="float">
            <text:p>2.35102</text:p>
          </table:table-cell>
          <table:table-cell office:value-type="float" office:value="2.22357" calcext:value-type="float">
            <text:p>2.22357</text:p>
          </table:table-cell>
          <table:table-cell office:value-type="float" office:value="2.05529" calcext:value-type="float">
            <text:p>2.05529</text:p>
          </table:table-cell>
          <table:table-cell office:value-type="float" office:value="3.28283" calcext:value-type="float">
            <text:p>3.28283</text:p>
          </table:table-cell>
          <table:table-cell office:value-type="float" office:value="0.003209" calcext:value-type="float">
            <text:p>0.003209</text:p>
          </table:table-cell>
          <table:table-cell office:value-type="float" office:value="0.001182" calcext:value-type="float">
            <text:p>0.001182</text:p>
          </table:table-cell>
          <table:table-cell office:value-type="float" office:value="3.43349" calcext:value-type="float">
            <text:p>3.43349</text:p>
          </table:table-cell>
          <table:table-cell office:value-type="float" office:value="3.41989" calcext:value-type="float">
            <text:p>3.41989</text:p>
          </table:table-cell>
          <table:table-cell office:value-type="float" office:value="3.53284" calcext:value-type="float">
            <text:p>3.53284</text:p>
          </table:table-cell>
          <table:table-cell office:value-type="float" office:value="3.56058" calcext:value-type="float">
            <text:p>3.56058</text:p>
          </table:table-cell>
          <table:table-cell office:value-type="float" office:value="3.52413" calcext:value-type="float">
            <text:p>3.52413</text:p>
          </table:table-cell>
          <table:table-cell office:value-type="float" office:value="3.50336" calcext:value-type="float">
            <text:p>3.50336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0.00059 u</text:p>
          </table:table-cell>
          <table:table-cell office:value-type="float" office:value="7.36284" calcext:value-type="float">
            <text:p>7.36284</text:p>
          </table:table-cell>
          <table:table-cell office:value-type="float" office:value="7.84613" calcext:value-type="float">
            <text:p>7.84613</text:p>
          </table:table-cell>
          <table:table-cell office:value-type="float" office:value="7.81213" calcext:value-type="float">
            <text:p>7.81213</text:p>
          </table:table-cell>
          <table:table-cell office:value-type="float" office:value="7.07165" calcext:value-type="float">
            <text:p>7.07165</text:p>
          </table:table-cell>
          <table:table-cell office:value-type="float" office:value="7.39763" calcext:value-type="float">
            <text:p>7.39763</text:p>
          </table:table-cell>
          <table:table-cell office:value-type="float" office:value="7.41681" calcext:value-type="float">
            <text:p>7.41681</text:p>
          </table:table-cell>
          <table:table-cell office:value-type="float" office:value="1.04825" calcext:value-type="float">
            <text:p>1.04825</text:p>
          </table:table-cell>
          <table:table-cell office:value-type="float" office:value="0.71496" calcext:value-type="float">
            <text:p>0.71496</text:p>
          </table:table-cell>
          <table:table-cell office:value-type="float" office:value="0.76617" calcext:value-type="float">
            <text:p>0.76617</text:p>
          </table:table-cell>
          <table:table-cell office:value-type="float" office:value="0.65354" calcext:value-type="float">
            <text:p>0.65354</text:p>
          </table:table-cell>
          <table:table-cell office:value-type="float" office:value="12.55841" calcext:value-type="float">
            <text:p>12.55841</text:p>
          </table:table-cell>
          <table:table-cell office:value-type="float" office:value="12.59479" calcext:value-type="float">
            <text:p>12.59479</text:p>
          </table:table-cell>
          <table:table-cell office:value-type="float" office:value="12.77036" calcext:value-type="float">
            <text:p>12.77036</text:p>
          </table:table-cell>
          <table:table-cell office:value-type="float" office:value="12.66951" calcext:value-type="float">
            <text:p>12.66951</text:p>
          </table:table-cell>
          <table:table-cell office:value-type="float" office:value="12.58944" calcext:value-type="float">
            <text:p>12.58944</text:p>
          </table:table-cell>
          <table:table-cell office:value-type="float" office:value="12.59558" calcext:value-type="float">
            <text:p>12.59558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0072" calcext:value-type="float">
            <text:p>0.10072</text:p>
          </table:table-cell>
          <table:table-cell office:value-type="float" office:value="0.10077" calcext:value-type="float">
            <text:p>0.10077</text:p>
          </table:table-cell>
          <table:table-cell office:value-type="float" office:value="0.10242" calcext:value-type="float">
            <text:p>0.10242</text:p>
          </table:table-cell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 10%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1883" calcext:value-type="float">
            <text:p>0.01883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2369" calcext:value-type="float">
            <text:p>0.02369</text:p>
          </table:table-cell>
          <table:table-cell office:value-type="float" office:value="0.02371" calcext:value-type="float">
            <text:p>0.02371</text:p>
          </table:table-cell>
          <table:table-cell office:value-type="float" office:value="0.02637" calcext:value-type="float">
            <text:p>0.02637</text:p>
          </table:table-cell>
          <table:table-cell office:value-type="float" office:value="0.02601" calcext:value-type="float">
            <text:p>0.02601</text:p>
          </table:table-cell>
          <table:table-cell office:value-type="float" office:value="0.02359" calcext:value-type="float">
            <text:p>0.02359</text:p>
          </table:table-cell>
          <table:table-cell office:value-type="float" office:value="0.02345" calcext:value-type="float">
            <text:p>0.02345</text:p>
          </table:table-cell>
          <table:table-cell office:value-type="float" office:value="1.09349" calcext:value-type="float">
            <text:p>1.09349</text:p>
          </table:table-cell>
          <table:table-cell office:value-type="float" office:value="1.11612" calcext:value-type="float">
            <text:p>1.11612</text:p>
          </table:table-cell>
          <table:table-cell office:value-type="float" office:value="1.09807" calcext:value-type="float">
            <text:p>1.09807</text:p>
          </table:table-cell>
          <table:table-cell office:value-type="string" calcext:value-type="string">
            <text:p>Uncal</text:p>
          </table:table-cell>
          <table:table-cell office:value-type="float" office:value="1.06983" calcext:value-type="float">
            <text:p>1.06983</text:p>
          </table:table-cell>
          <table:table-cell office:value-type="float" office:value="1.09254" calcext:value-type="float">
            <text:p>1.09254</text:p>
          </table:table-cell>
          <table:table-cell office:value-type="float" office:value="1.13737" calcext:value-type="float">
            <text:p>1.13737</text:p>
          </table:table-cell>
          <table:table-cell office:value-type="float" office:value="1.13147" calcext:value-type="float">
            <text:p>1.13147</text:p>
          </table:table-cell>
          <table:table-cell office:value-type="float" office:value="1.1315" calcext:value-type="float">
            <text:p>1.1315</text:p>
          </table:table-cell>
          <table:table-cell office:value-type="float" office:value="1.08067" calcext:value-type="float">
            <text:p>1.08067</text:p>
          </table:table-cell>
          <table:table-cell office:value-type="float" office:value="1.08573" calcext:value-type="float">
            <text:p>1.08573</text:p>
          </table:table-cell>
          <table:table-cell office:value-type="float" office:value="1.06909" calcext:value-type="float">
            <text:p>1.06909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0.01199" calcext:value-type="float">
            <text:p>0.01199</text:p>
          </table:table-cell>
          <table:table-cell office:value-type="float" office:value="0.10331" calcext:value-type="float">
            <text:p>0.10331</text:p>
          </table:table-cell>
          <table:table-cell office:value-type="float" office:value="0.10897" calcext:value-type="float">
            <text:p>0.10897</text:p>
          </table:table-cell>
          <table:table-cell office:value-type="float" office:value="0.17289" calcext:value-type="float">
            <text:p>0.17289</text:p>
          </table:table-cell>
          <table:table-cell office:value-type="string" calcext:value-type="string">
            <text:p>-1.42643 u</text:p>
          </table:table-cell>
          <table:table-cell office:value-type="float" office:value="0.000171" calcext:value-type="float">
            <text:p>0.000171</text:p>
          </table:table-cell>
          <table:table-cell office:value-type="string" calcext:value-type="string">
            <text:p>-0.002343 u</text:p>
          </table:table-cell>
          <table:table-cell office:value-type="float" office:value="0.21295" calcext:value-type="float">
            <text:p>0.21295</text:p>
          </table:table-cell>
          <table:table-cell office:value-type="float" office:value="0.21095" calcext:value-type="float">
            <text:p>0.21095</text:p>
          </table:table-cell>
          <table:table-cell office:value-type="float" office:value="0.21502" calcext:value-type="float">
            <text:p>0.21502</text:p>
          </table:table-cell>
          <table:table-cell office:value-type="float" office:value="0.21605" calcext:value-type="float">
            <text:p>0.21605</text:p>
          </table:table-cell>
          <table:table-cell office:value-type="float" office:value="0.21511" calcext:value-type="float">
            <text:p>0.21511</text:p>
          </table:table-cell>
          <table:table-cell office:value-type="float" office:value="0.20976" calcext:value-type="float">
            <text:p>0.20976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0.00504" calcext:value-type="float">
            <text:p>0.00504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74283" calcext:value-type="float">
            <text:p>0.74283</text:p>
          </table:table-cell>
          <table:table-cell office:value-type="float" office:value="1.0472" calcext:value-type="float">
            <text:p>1.0472</text:p>
          </table:table-cell>
          <table:table-cell office:value-type="float" office:value="1.06672" calcext:value-type="float">
            <text:p>1.06672</text:p>
          </table:table-cell>
          <table:table-cell office:value-type="float" office:value="1.90449" calcext:value-type="float">
            <text:p>1.90449</text:p>
          </table:table-cell>
          <table:table-cell office:value-type="float" office:value="1.06169" calcext:value-type="float">
            <text:p>1.06169</text:p>
          </table:table-cell>
          <table:table-cell office:value-type="float" office:value="1.08436" calcext:value-type="float">
            <text:p>1.08436</text:p>
          </table:table-cell>
          <table:table-cell office:value-type="float" office:value="1.10869" calcext:value-type="float">
            <text:p>1.10869</text:p>
          </table:table-cell>
          <table:table-cell office:value-type="float" office:value="1.22429" calcext:value-type="float">
            <text:p>1.22429</text:p>
          </table:table-cell>
          <table:table-cell office:value-type="float" office:value="1.08451" calcext:value-type="float">
            <text:p>1.08451</text:p>
          </table:table-cell>
          <table:table-cell office:value-type="float" office:value="1.09772" calcext:value-type="float">
            <text:p>1.09772</text:p>
          </table:table-cell>
          <table:table-cell office:value-type="float" office:value="0.54156" calcext:value-type="float">
            <text:p>0.54156</text:p>
          </table:table-cell>
          <table:table-cell office:value-type="float" office:value="0.53447" calcext:value-type="float">
            <text:p>0.53447</text:p>
          </table:table-cell>
          <table:table-cell office:value-type="float" office:value="0.54895" calcext:value-type="float">
            <text:p>0.54895</text:p>
          </table:table-cell>
          <table:table-cell office:value-type="float" office:value="0.51996" calcext:value-type="float">
            <text:p>0.51996</text:p>
          </table:table-cell>
          <table:table-cell office:value-type="float" office:value="0.54583" calcext:value-type="float">
            <text:p>0.54583</text:p>
          </table:table-cell>
          <table:table-cell office:value-type="float" office:value="0.54143" calcext:value-type="float">
            <text:p>0.54143</text:p>
          </table:table-cell>
          <table:table-cell office:value-type="float" office:value="0.02634" calcext:value-type="float">
            <text:p>0.02634</text:p>
          </table:table-cell>
          <table:table-cell office:value-type="float" office:value="0.02642" calcext:value-type="float">
            <text:p>0.02642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2632" calcext:value-type="float">
            <text:p>0.02632</text:p>
          </table:table-cell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5</text:p>
          </table:table-cell>
          <table:table-cell office:value-type="float" office:value="0.04596" calcext:value-type="float">
            <text:p>0.04596</text:p>
          </table:table-cell>
          <table:table-cell office:value-type="float" office:value="0.04385" calcext:value-type="float">
            <text:p>0.04385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682" calcext:value-type="float">
            <text:p>0.01682</text:p>
          </table:table-cell>
          <table:table-cell office:value-type="float" office:value="0.01623" calcext:value-type="float">
            <text:p>0.01623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12.24165" calcext:value-type="float">
            <text:p>12.24165</text:p>
          </table:table-cell>
          <table:table-cell office:value-type="float" office:value="12.09236" calcext:value-type="float">
            <text:p>12.09236</text:p>
          </table:table-cell>
          <table:table-cell office:value-type="float" office:value="11.97996" calcext:value-type="float">
            <text:p>11.97996</text:p>
          </table:table-cell>
          <table:table-cell office:value-type="string" calcext:value-type="string">
            <text:p>Uncal</text:p>
          </table:table-cell>
          <table:table-cell office:value-type="float" office:value="11.21551" calcext:value-type="float">
            <text:p>11.21551</text:p>
          </table:table-cell>
          <table:table-cell office:value-type="float" office:value="11.99374" calcext:value-type="float">
            <text:p>11.99374</text:p>
          </table:table-cell>
          <table:table-cell office:value-type="float" office:value="12.19109" calcext:value-type="float">
            <text:p>12.19109</text:p>
          </table:table-cell>
          <table:table-cell office:value-type="float" office:value="12.18341" calcext:value-type="float">
            <text:p>12.18341</text:p>
          </table:table-cell>
          <table:table-cell office:value-type="float" office:value="12.06599" calcext:value-type="float">
            <text:p>12.06599</text:p>
          </table:table-cell>
          <table:table-cell office:value-type="float" office:value="11.80571" calcext:value-type="float">
            <text:p>11.80571</text:p>
          </table:table-cell>
          <table:table-cell office:value-type="float" office:value="11.84302" calcext:value-type="float">
            <text:p>11.84302</text:p>
          </table:table-cell>
          <table:table-cell office:value-type="float" office:value="11.74176" calcext:value-type="float">
            <text:p>11.74176</text:p>
          </table:table-cell>
          <table:table-cell office:value-type="float" office:value="0.09616" calcext:value-type="float">
            <text:p>0.09616</text:p>
          </table:table-cell>
          <table:table-cell office:value-type="float" office:value="0.09886" calcext:value-type="float">
            <text:p>0.09886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09004" calcext:value-type="float">
            <text:p>0.09004</text:p>
          </table:table-cell>
          <table:table-cell office:value-type="float" office:value="0.09439" calcext:value-type="float">
            <text:p>0.09439</text:p>
          </table:table-cell>
          <table:table-cell office:value-type="string" calcext:value-type="string">
            <text:p>0.09573 o</text:p>
          </table:table-cell>
          <table:table-cell office:value-type="float" office:value="1.04942" calcext:value-type="float">
            <text:p>1.04942</text:p>
          </table:table-cell>
          <table:table-cell office:value-type="float" office:value="1.00774" calcext:value-type="float">
            <text:p>1.00774</text:p>
          </table:table-cell>
          <table:table-cell office:value-type="float" office:value="0.88957" calcext:value-type="float">
            <text:p>0.88957</text:p>
          </table:table-cell>
          <table:table-cell office:value-type="float" office:value="1.76563" calcext:value-type="float">
            <text:p>1.76563</text:p>
          </table:table-cell>
          <table:table-cell office:value-type="float" office:value="0.000675" calcext:value-type="float">
            <text:p>0.000675</text:p>
          </table:table-cell>
          <table:table-cell office:value-type="string" calcext:value-type="string">
            <text:p>-0.000918 u</text:p>
          </table:table-cell>
          <table:table-cell office:value-type="float" office:value="2.87179" calcext:value-type="float">
            <text:p>2.87179</text:p>
          </table:table-cell>
          <table:table-cell office:value-type="float" office:value="2.85553" calcext:value-type="float">
            <text:p>2.85553</text:p>
          </table:table-cell>
          <table:table-cell office:value-type="float" office:value="2.92986" calcext:value-type="float">
            <text:p>2.92986</text:p>
          </table:table-cell>
          <table:table-cell office:value-type="float" office:value="2.94025" calcext:value-type="float">
            <text:p>2.94025</text:p>
          </table:table-cell>
          <table:table-cell office:value-type="float" office:value="2.90504" calcext:value-type="float">
            <text:p>2.90504</text:p>
          </table:table-cell>
          <table:table-cell office:value-type="float" office:value="2.8833" calcext:value-type="float">
            <text:p>2.8833</text:p>
          </table:table-cell>
          <table:table-cell office:value-type="float" office:value="0.00438" calcext:value-type="float">
            <text:p>0.00438</text:p>
          </table:table-cell>
          <table:table-cell office:value-type="float" office:value="0.00458" calcext:value-type="float">
            <text:p>0.00458</text:p>
          </table:table-cell>
          <table:table-cell office:value-type="float" office:value="0.00444" calcext:value-type="float">
            <text:p>0.00444</text:p>
          </table:table-cell>
          <table:table-cell office:value-type="float" office:value="0.00459" calcext:value-type="float">
            <text:p>0.00459</text:p>
          </table:table-cell>
          <table:table-cell office:value-type="float" office:value="5.63477" calcext:value-type="float">
            <text:p>5.63477</text:p>
          </table:table-cell>
          <table:table-cell office:value-type="float" office:value="6.07127" calcext:value-type="float">
            <text:p>6.07127</text:p>
          </table:table-cell>
          <table:table-cell office:value-type="float" office:value="6.09012" calcext:value-type="float">
            <text:p>6.09012</text:p>
          </table:table-cell>
          <table:table-cell office:value-type="float" office:value="5.89422" calcext:value-type="float">
            <text:p>5.89422</text:p>
          </table:table-cell>
          <table:table-cell office:value-type="float" office:value="5.76042" calcext:value-type="float">
            <text:p>5.76042</text:p>
          </table:table-cell>
          <table:table-cell office:value-type="float" office:value="5.79523" calcext:value-type="float">
            <text:p>5.79523</text:p>
          </table:table-cell>
          <table:table-cell office:value-type="float" office:value="2.96695" calcext:value-type="float">
            <text:p>2.96695</text:p>
          </table:table-cell>
          <table:table-cell office:value-type="float" office:value="2.99429" calcext:value-type="float">
            <text:p>2.99429</text:p>
          </table:table-cell>
          <table:table-cell office:value-type="float" office:value="2.63937" calcext:value-type="float">
            <text:p>2.63937</text:p>
          </table:table-cell>
          <table:table-cell office:value-type="float" office:value="2.7279" calcext:value-type="float">
            <text:p>2.7279</text:p>
          </table:table-cell>
          <table:table-cell office:value-type="float" office:value="2.14579" calcext:value-type="float">
            <text:p>2.14579</text:p>
          </table:table-cell>
          <table:table-cell office:value-type="float" office:value="2.15634" calcext:value-type="float">
            <text:p>2.15634</text:p>
          </table:table-cell>
          <table:table-cell office:value-type="float" office:value="2.17142" calcext:value-type="float">
            <text:p>2.17142</text:p>
          </table:table-cell>
          <table:table-cell office:value-type="float" office:value="2.15668" calcext:value-type="float">
            <text:p>2.15668</text:p>
          </table:table-cell>
          <table:table-cell office:value-type="float" office:value="2.16921" calcext:value-type="float">
            <text:p>2.16921</text:p>
          </table:table-cell>
          <table:table-cell office:value-type="float" office:value="2.17293" calcext:value-type="float">
            <text:p>2.17293</text:p>
          </table:table-cell>
          <table:table-cell office:value-type="float" office:value="0.05863" calcext:value-type="float">
            <text:p>0.05863</text:p>
          </table:table-cell>
          <table:table-cell office:value-type="float" office:value="0.05896" calcext:value-type="float">
            <text:p>0.05896</text:p>
          </table:table-cell>
          <table:table-cell office:value-type="float" office:value="0.05868" calcext:value-type="float">
            <text:p>0.05868</text:p>
          </table:table-cell>
          <table:table-cell office:value-type="float" office:value="0.05955" calcext:value-type="float">
            <text:p>0.05955</text:p>
          </table:table-cell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NEP24-050</text:p>
          </table:table-cell>
          <table:table-cell office:value-type="float" office:value="0.00701" calcext:value-type="float">
            <text:p>0.00701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97" calcext:value-type="float">
            <text:p>0.00097</text:p>
          </table:table-cell>
          <table:table-cell office:value-type="string" calcext:value-type="string">
            <text:p>-0.00101 u</text:p>
          </table:table-cell>
          <table:table-cell office:value-type="string" calcext:value-type="string">
            <text:p>0.00068 u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83331" calcext:value-type="float">
            <text:p>0.83331</text:p>
          </table:table-cell>
          <table:table-cell office:value-type="float" office:value="0.86199" calcext:value-type="float">
            <text:p>0.86199</text:p>
          </table:table-cell>
          <table:table-cell office:value-type="float" office:value="0.84736" calcext:value-type="float">
            <text:p>0.84736</text:p>
          </table:table-cell>
          <table:table-cell office:value-type="string" calcext:value-type="string">
            <text:p>Uncal</text:p>
          </table:table-cell>
          <table:table-cell office:value-type="float" office:value="0.82521" calcext:value-type="float">
            <text:p>0.82521</text:p>
          </table:table-cell>
          <table:table-cell office:value-type="float" office:value="0.84554" calcext:value-type="float">
            <text:p>0.84554</text:p>
          </table:table-cell>
          <table:table-cell office:value-type="float" office:value="0.88553" calcext:value-type="float">
            <text:p>0.88553</text:p>
          </table:table-cell>
          <table:table-cell office:value-type="float" office:value="0.87573" calcext:value-type="float">
            <text:p>0.87573</text:p>
          </table:table-cell>
          <table:table-cell office:value-type="float" office:value="0.87893" calcext:value-type="float">
            <text:p>0.87893</text:p>
          </table:table-cell>
          <table:table-cell office:value-type="float" office:value="0.83213" calcext:value-type="float">
            <text:p>0.83213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012" calcext:value-type="float">
            <text:p>0.83012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447" calcext:value-type="float">
            <text:p>0.00447</text:p>
          </table:table-cell>
          <table:table-cell office:value-type="string" calcext:value-type="string">
            <text:p>0.00232 u</text:p>
          </table:table-cell>
          <table:table-cell office:value-type="string" calcext:value-type="string">
            <text:p>0.00360 u</text:p>
          </table:table-cell>
          <table:table-cell office:value-type="float" office:value="0.45951" calcext:value-type="float">
            <text:p>0.45951</text:p>
          </table:table-cell>
          <table:table-cell office:value-type="float" office:value="0.45901" calcext:value-type="float">
            <text:p>0.45901</text:p>
          </table:table-cell>
          <table:table-cell office:value-type="float" office:value="0.42944" calcext:value-type="float">
            <text:p>0.42944</text:p>
          </table:table-cell>
          <table:table-cell office:value-type="string" calcext:value-type="string">
            <text:p>-1.09830 u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002309" calcext:value-type="float">
            <text:p>0.002309</text:p>
          </table:table-cell>
          <table:table-cell office:value-type="float" office:value="0.15534" calcext:value-type="float">
            <text:p>0.15534</text:p>
          </table:table-cell>
          <table:table-cell office:value-type="float" office:value="0.15364" calcext:value-type="float">
            <text:p>0.15364</text:p>
          </table:table-cell>
          <table:table-cell office:value-type="float" office:value="0.15634" calcext:value-type="float">
            <text:p>0.15634</text:p>
          </table:table-cell>
          <table:table-cell office:value-type="float" office:value="0.15731" calcext:value-type="float">
            <text:p>0.15731</text:p>
          </table:table-cell>
          <table:table-cell office:value-type="float" office:value="0.15687" calcext:value-type="float">
            <text:p>0.15687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49" calcext:value-type="float">
            <text:p>0.00049</text:p>
          </table:table-cell>
          <table:table-cell office:value-type="string" calcext:value-type="string">
            <text:p>0.00042 u</text:p>
          </table:table-cell>
          <table:table-cell office:value-type="float" office:value="0.93725" calcext:value-type="float">
            <text:p>0.93725</text:p>
          </table:table-cell>
          <table:table-cell office:value-type="float" office:value="1.29792" calcext:value-type="float">
            <text:p>1.29792</text:p>
          </table:table-cell>
          <table:table-cell office:value-type="float" office:value="1.29299" calcext:value-type="float">
            <text:p>1.29299</text:p>
          </table:table-cell>
          <table:table-cell office:value-type="float" office:value="1.966" calcext:value-type="float">
            <text:p>1.966</text:p>
          </table:table-cell>
          <table:table-cell office:value-type="float" office:value="1.29838" calcext:value-type="float">
            <text:p>1.29838</text:p>
          </table:table-cell>
          <table:table-cell office:value-type="float" office:value="1.27608" calcext:value-type="float">
            <text:p>1.27608</text:p>
          </table:table-cell>
          <table:table-cell office:value-type="string" calcext:value-type="string">
            <text:p>0.05655 u</text:p>
          </table:table-cell>
          <table:table-cell office:value-type="float" office:value="0.08421" calcext:value-type="float">
            <text:p>0.08421</text:p>
          </table:table-cell>
          <table:table-cell office:value-type="float" office:value="0.10086" calcext:value-type="float">
            <text:p>0.10086</text:p>
          </table:table-cell>
          <table:table-cell office:value-type="float" office:value="0.07105" calcext:value-type="float">
            <text:p>0.07105</text:p>
          </table:table-cell>
          <table:table-cell office:value-type="float" office:value="5.13404" calcext:value-type="float">
            <text:p>5.13404</text:p>
          </table:table-cell>
          <table:table-cell office:value-type="float" office:value="5.1406" calcext:value-type="float">
            <text:p>5.1406</text:p>
          </table:table-cell>
          <table:table-cell office:value-type="float" office:value="5.17918" calcext:value-type="float">
            <text:p>5.17918</text:p>
          </table:table-cell>
          <table:table-cell office:value-type="float" office:value="5.13838" calcext:value-type="float">
            <text:p>5.13838</text:p>
          </table:table-cell>
          <table:table-cell office:value-type="float" office:value="5.07517" calcext:value-type="float">
            <text:p>5.07517</text:p>
          </table:table-cell>
          <table:table-cell office:value-type="float" office:value="5.07103" calcext:value-type="float">
            <text:p>5.07103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234" calcext:value-type="float">
            <text:p>0.01234</text:p>
          </table:table-cell>
          <table:table-cell table:number-columns-repeated="2" office:value-type="float" office:value="0.0124" calcext:value-type="float">
            <text:p>0.0124</text:p>
          </table:table-cell>
        </table:table-row>
        <table:table-row table:style-name="ro1">
          <table:table-cell office:value-type="time" office:time-value="PT02H13M00S" calcext:value-type="time">
            <text:p>02:13:00</text:p>
          </table:table-cell>
          <table:table-cell office:value-type="string" calcext:value-type="string">
            <text:p>MKS-11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2054" calcext:value-type="float">
            <text:p>0.02054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2006" calcext:value-type="float">
            <text:p>0.02006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0.02108" calcext:value-type="float">
            <text:p>0.02108</text:p>
          </table:table-cell>
          <table:table-cell office:value-type="float" office:value="0.02001" calcext:value-type="float">
            <text:p>0.02001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6.95106" calcext:value-type="float">
            <text:p>6.95106</text:p>
          </table:table-cell>
          <table:table-cell office:value-type="float" office:value="6.86231" calcext:value-type="float">
            <text:p>6.86231</text:p>
          </table:table-cell>
          <table:table-cell office:value-type="float" office:value="6.78002" calcext:value-type="float">
            <text:p>6.78002</text:p>
          </table:table-cell>
          <table:table-cell office:value-type="string" calcext:value-type="string">
            <text:p>Uncal</text:p>
          </table:table-cell>
          <table:table-cell office:value-type="float" office:value="6.53505" calcext:value-type="float">
            <text:p>6.53505</text:p>
          </table:table-cell>
          <table:table-cell office:value-type="float" office:value="6.881" calcext:value-type="float">
            <text:p>6.881</text:p>
          </table:table-cell>
          <table:table-cell office:value-type="float" office:value="6.98047" calcext:value-type="float">
            <text:p>6.98047</text:p>
          </table:table-cell>
          <table:table-cell office:value-type="float" office:value="6.94387" calcext:value-type="float">
            <text:p>6.94387</text:p>
          </table:table-cell>
          <table:table-cell office:value-type="float" office:value="6.88181" calcext:value-type="float">
            <text:p>6.88181</text:p>
          </table:table-cell>
          <table:table-cell office:value-type="float" office:value="6.65396" calcext:value-type="float">
            <text:p>6.65396</text:p>
          </table:table-cell>
          <table:table-cell office:value-type="float" office:value="6.66161" calcext:value-type="float">
            <text:p>6.66161</text:p>
          </table:table-cell>
          <table:table-cell office:value-type="float" office:value="6.62076" calcext:value-type="float">
            <text:p>6.62076</text:p>
          </table:table-cell>
          <table:table-cell office:value-type="string" calcext:value-type="string">
            <text:p>-0.00030 u</text:p>
          </table:table-cell>
          <table:table-cell office:value-type="float" office:value="0.00095" calcext:value-type="float">
            <text:p>0.00095</text:p>
          </table:table-cell>
          <table:table-cell office:value-type="string" calcext:value-type="string">
            <text:p>0.00013 u</text:p>
          </table:table-cell>
          <table:table-cell office:value-type="string" calcext:value-type="string">
            <text:p>0.00103 u</text:p>
          </table:table-cell>
          <table:table-cell office:value-type="string" calcext:value-type="string">
            <text:p>0.00080 u</text:p>
          </table:table-cell>
          <table:table-cell office:value-type="string" calcext:value-type="string">
            <text:p>0.00205 u</text:p>
          </table:table-cell>
          <table:table-cell office:value-type="float" office:value="2.76378" calcext:value-type="float">
            <text:p>2.76378</text:p>
          </table:table-cell>
          <table:table-cell office:value-type="float" office:value="2.60886" calcext:value-type="float">
            <text:p>2.60886</text:p>
          </table:table-cell>
          <table:table-cell office:value-type="float" office:value="2.60847" calcext:value-type="float">
            <text:p>2.60847</text:p>
          </table:table-cell>
          <table:table-cell office:value-type="float" office:value="4.09451" calcext:value-type="float">
            <text:p>4.09451</text:p>
          </table:table-cell>
          <table:table-cell office:value-type="float" office:value="0.000364" calcext:value-type="float">
            <text:p>0.000364</text:p>
          </table:table-cell>
          <table:table-cell office:value-type="string" calcext:value-type="string">
            <text:p>-0.000792 u</text:p>
          </table:table-cell>
          <table:table-cell office:value-type="float" office:value="1.0891" calcext:value-type="float">
            <text:p>1.0891</text:p>
          </table:table-cell>
          <table:table-cell office:value-type="float" office:value="1.0822" calcext:value-type="float">
            <text:p>1.0822</text:p>
          </table:table-cell>
          <table:table-cell office:value-type="float" office:value="1.10757" calcext:value-type="float">
            <text:p>1.10757</text:p>
          </table:table-cell>
          <table:table-cell office:value-type="float" office:value="1.11618" calcext:value-type="float">
            <text:p>1.11618</text:p>
          </table:table-cell>
          <table:table-cell office:value-type="float" office:value="1.09789" calcext:value-type="float">
            <text:p>1.09789</text:p>
          </table:table-cell>
          <table:table-cell office:value-type="float" office:value="1.08874" calcext:value-type="float">
            <text:p>1.08874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5.5092" calcext:value-type="float">
            <text:p>5.5092</text:p>
          </table:table-cell>
          <table:table-cell office:value-type="float" office:value="5.93729" calcext:value-type="float">
            <text:p>5.93729</text:p>
          </table:table-cell>
          <table:table-cell office:value-type="float" office:value="5.98052" calcext:value-type="float">
            <text:p>5.98052</text:p>
          </table:table-cell>
          <table:table-cell office:value-type="float" office:value="5.70195" calcext:value-type="float">
            <text:p>5.70195</text:p>
          </table:table-cell>
          <table:table-cell office:value-type="float" office:value="5.67019" calcext:value-type="float">
            <text:p>5.67019</text:p>
          </table:table-cell>
          <table:table-cell office:value-type="float" office:value="5.71478" calcext:value-type="float">
            <text:p>5.71478</text:p>
          </table:table-cell>
          <table:table-cell office:value-type="float" office:value="0.97317" calcext:value-type="float">
            <text:p>0.97317</text:p>
          </table:table-cell>
          <table:table-cell office:value-type="float" office:value="0.93398" calcext:value-type="float">
            <text:p>0.93398</text:p>
          </table:table-cell>
          <table:table-cell office:value-type="float" office:value="0.82264" calcext:value-type="float">
            <text:p>0.82264</text:p>
          </table:table-cell>
          <table:table-cell office:value-type="float" office:value="0.83003" calcext:value-type="float">
            <text:p>0.83003</text:p>
          </table:table-cell>
          <table:table-cell office:value-type="float" office:value="10.92036" calcext:value-type="float">
            <text:p>10.92036</text:p>
          </table:table-cell>
          <table:table-cell office:value-type="float" office:value="10.91457" calcext:value-type="float">
            <text:p>10.91457</text:p>
          </table:table-cell>
          <table:table-cell office:value-type="float" office:value="11.05238" calcext:value-type="float">
            <text:p>11.05238</text:p>
          </table:table-cell>
          <table:table-cell office:value-type="float" office:value="10.88573" calcext:value-type="float">
            <text:p>10.88573</text:p>
          </table:table-cell>
          <table:table-cell office:value-type="float" office:value="10.76658" calcext:value-type="float">
            <text:p>10.76658</text:p>
          </table:table-cell>
          <table:table-cell office:value-type="float" office:value="10.78853" calcext:value-type="float">
            <text:p>10.78853</text:p>
          </table:table-cell>
          <table:table-cell office:value-type="float" office:value="0.07132" calcext:value-type="float">
            <text:p>0.07132</text:p>
          </table:table-cell>
          <table:table-cell office:value-type="float" office:value="0.07122" calcext:value-type="float">
            <text:p>0.07122</text:p>
          </table:table-cell>
          <table:table-cell office:value-type="float" office:value="0.07116" calcext:value-type="float">
            <text:p>0.07116</text:p>
          </table:table-cell>
          <table:table-cell office:value-type="float" office:value="0.07149" calcext:value-type="float">
            <text:p>0.07149</text:p>
          </table:table-cell>
        </table:table-row>
        <table:table-row table:style-name="ro1">
          <table:table-cell office:value-type="time" office:time-value="PT02H14M00S" calcext:value-type="time">
            <text:p>02:14:00</text:p>
          </table:table-cell>
          <table:table-cell office:value-type="string" calcext:value-type="string">
            <text:p>MKS-11B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159" calcext:value-type="float">
            <text:p>0.01159</text:p>
          </table:table-cell>
          <table:table-cell office:value-type="float" office:value="0.02126" calcext:value-type="float">
            <text:p>0.02126</text:p>
          </table:table-cell>
          <table:table-cell office:value-type="float" office:value="0.02135" calcext:value-type="float">
            <text:p>0.02135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02078" calcext:value-type="float">
            <text:p>0.02078</text:p>
          </table:table-cell>
          <table:table-cell office:value-type="float" office:value="0.02237" calcext:value-type="float">
            <text:p>0.02237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2064" calcext:value-type="float">
            <text:p>0.02064</text:p>
          </table:table-cell>
          <table:table-cell office:value-type="float" office:value="6.98116" calcext:value-type="float">
            <text:p>6.98116</text:p>
          </table:table-cell>
          <table:table-cell office:value-type="float" office:value="6.88232" calcext:value-type="float">
            <text:p>6.88232</text:p>
          </table:table-cell>
          <table:table-cell office:value-type="float" office:value="6.80538" calcext:value-type="float">
            <text:p>6.80538</text:p>
          </table:table-cell>
          <table:table-cell office:value-type="string" calcext:value-type="string">
            <text:p>Uncal</text:p>
          </table:table-cell>
          <table:table-cell office:value-type="float" office:value="6.57398" calcext:value-type="float">
            <text:p>6.57398</text:p>
          </table:table-cell>
          <table:table-cell office:value-type="float" office:value="6.92" calcext:value-type="float">
            <text:p>6.92</text:p>
          </table:table-cell>
          <table:table-cell office:value-type="float" office:value="6.97776" calcext:value-type="float">
            <text:p>6.97776</text:p>
          </table:table-cell>
          <table:table-cell office:value-type="float" office:value="6.956" calcext:value-type="float">
            <text:p>6.956</text:p>
          </table:table-cell>
          <table:table-cell office:value-type="float" office:value="6.90839" calcext:value-type="float">
            <text:p>6.90839</text:p>
          </table:table-cell>
          <table:table-cell office:value-type="float" office:value="6.70266" calcext:value-type="float">
            <text:p>6.70266</text:p>
          </table:table-cell>
          <table:table-cell office:value-type="float" office:value="6.70932" calcext:value-type="float">
            <text:p>6.70932</text:p>
          </table:table-cell>
          <table:table-cell office:value-type="float" office:value="6.66896" calcext:value-type="float">
            <text:p>6.66896</text:p>
          </table:table-cell>
          <table:table-cell office:value-type="float" office:value="0.00813" calcext:value-type="float">
            <text:p>0.00813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896" calcext:value-type="float">
            <text:p>0.00896</text:p>
          </table:table-cell>
          <table:table-cell office:value-type="float" office:value="0.01056" calcext:value-type="float">
            <text:p>0.01056</text:p>
          </table:table-cell>
          <table:table-cell office:value-type="float" office:value="0.00983" calcext:value-type="float">
            <text:p>0.00983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2.79137" calcext:value-type="float">
            <text:p>2.79137</text:p>
          </table:table-cell>
          <table:table-cell office:value-type="float" office:value="2.63783" calcext:value-type="float">
            <text:p>2.63783</text:p>
          </table:table-cell>
          <table:table-cell office:value-type="float" office:value="2.62602" calcext:value-type="float">
            <text:p>2.62602</text:p>
          </table:table-cell>
          <table:table-cell office:value-type="float" office:value="0.79389" calcext:value-type="float">
            <text:p>0.79389</text:p>
          </table:table-cell>
          <table:table-cell office:value-type="float" office:value="0.000366" calcext:value-type="float">
            <text:p>0.000366</text:p>
          </table:table-cell>
          <table:table-cell office:value-type="string" calcext:value-type="string">
            <text:p>-0.001536 u</text:p>
          </table:table-cell>
          <table:table-cell office:value-type="float" office:value="1.10833" calcext:value-type="float">
            <text:p>1.10833</text:p>
          </table:table-cell>
          <table:table-cell office:value-type="float" office:value="1.10561" calcext:value-type="float">
            <text:p>1.10561</text:p>
          </table:table-cell>
          <table:table-cell office:value-type="float" office:value="1.12925" calcext:value-type="float">
            <text:p>1.12925</text:p>
          </table:table-cell>
          <table:table-cell office:value-type="float" office:value="1.13881" calcext:value-type="float">
            <text:p>1.13881</text:p>
          </table:table-cell>
          <table:table-cell office:value-type="float" office:value="1.12048" calcext:value-type="float">
            <text:p>1.12048</text:p>
          </table:table-cell>
          <table:table-cell office:value-type="float" office:value="1.10981" calcext:value-type="float">
            <text:p>1.10981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5.49319" calcext:value-type="float">
            <text:p>5.49319</text:p>
          </table:table-cell>
          <table:table-cell office:value-type="float" office:value="5.93034" calcext:value-type="float">
            <text:p>5.93034</text:p>
          </table:table-cell>
          <table:table-cell office:value-type="float" office:value="5.96772" calcext:value-type="float">
            <text:p>5.96772</text:p>
          </table:table-cell>
          <table:table-cell office:value-type="float" office:value="5.58355" calcext:value-type="float">
            <text:p>5.58355</text:p>
          </table:table-cell>
          <table:table-cell office:value-type="float" office:value="5.66671" calcext:value-type="float">
            <text:p>5.66671</text:p>
          </table:table-cell>
          <table:table-cell office:value-type="float" office:value="5.70652" calcext:value-type="float">
            <text:p>5.70652</text:p>
          </table:table-cell>
          <table:table-cell office:value-type="float" office:value="1.09266" calcext:value-type="float">
            <text:p>1.09266</text:p>
          </table:table-cell>
          <table:table-cell office:value-type="float" office:value="1.01518" calcext:value-type="float">
            <text:p>1.01518</text:p>
          </table:table-cell>
          <table:table-cell office:value-type="float" office:value="0.93191" calcext:value-type="float">
            <text:p>0.93191</text:p>
          </table:table-cell>
          <table:table-cell office:value-type="float" office:value="0.93032" calcext:value-type="float">
            <text:p>0.93032</text:p>
          </table:table-cell>
          <table:table-cell office:value-type="float" office:value="10.50002" calcext:value-type="float">
            <text:p>10.50002</text:p>
          </table:table-cell>
          <table:table-cell office:value-type="float" office:value="10.50815" calcext:value-type="float">
            <text:p>10.50815</text:p>
          </table:table-cell>
          <table:table-cell office:value-type="float" office:value="10.64242" calcext:value-type="float">
            <text:p>10.64242</text:p>
          </table:table-cell>
          <table:table-cell office:value-type="float" office:value="10.4667" calcext:value-type="float">
            <text:p>10.4667</text:p>
          </table:table-cell>
          <table:table-cell office:value-type="float" office:value="10.41092" calcext:value-type="float">
            <text:p>10.41092</text:p>
          </table:table-cell>
          <table:table-cell office:value-type="float" office:value="10.3911" calcext:value-type="float">
            <text:p>10.3911</text:p>
          </table:table-cell>
          <table:table-cell office:value-type="float" office:value="0.07254" calcext:value-type="float">
            <text:p>0.07254</text:p>
          </table:table-cell>
          <table:table-cell office:value-type="float" office:value="0.07244" calcext:value-type="float">
            <text:p>0.07244</text:p>
          </table:table-cell>
          <table:table-cell office:value-type="float" office:value="0.07238" calcext:value-type="float">
            <text:p>0.07238</text:p>
          </table:table-cell>
          <table:table-cell office:value-type="float" office:value="0.07272" calcext:value-type="float">
            <text:p>0.07272</text:p>
          </table:table-cell>
        </table:table-row>
        <table:table-row table:style-name="ro1"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MKS-12</text:p>
          </table:table-cell>
          <table:table-cell office:value-type="float" office:value="0.0028" calcext:value-type="float">
            <text:p>0.0028</text:p>
          </table:table-cell>
          <table:table-cell office:value-type="string" calcext:value-type="string">
            <text:p>0.00286 u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88" calcext:value-type="float">
            <text:p>0.00188</text:p>
          </table:table-cell>
          <table:table-cell office:value-type="string" calcext:value-type="string">
            <text:p>0.00239 u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5.21625" calcext:value-type="float">
            <text:p>5.21625</text:p>
          </table:table-cell>
          <table:table-cell office:value-type="float" office:value="5.18456" calcext:value-type="float">
            <text:p>5.18456</text:p>
          </table:table-cell>
          <table:table-cell office:value-type="float" office:value="5.07544" calcext:value-type="float">
            <text:p>5.07544</text:p>
          </table:table-cell>
          <table:table-cell office:value-type="string" calcext:value-type="string">
            <text:p>Uncal</text:p>
          </table:table-cell>
          <table:table-cell office:value-type="float" office:value="4.90138" calcext:value-type="float">
            <text:p>4.90138</text:p>
          </table:table-cell>
          <table:table-cell office:value-type="float" office:value="5.10808" calcext:value-type="float">
            <text:p>5.10808</text:p>
          </table:table-cell>
          <table:table-cell office:value-type="float" office:value="5.2135" calcext:value-type="float">
            <text:p>5.2135</text:p>
          </table:table-cell>
          <table:table-cell office:value-type="float" office:value="5.19223" calcext:value-type="float">
            <text:p>5.19223</text:p>
          </table:table-cell>
          <table:table-cell office:value-type="float" office:value="5.14727" calcext:value-type="float">
            <text:p>5.14727</text:p>
          </table:table-cell>
          <table:table-cell office:value-type="float" office:value="5.00902" calcext:value-type="float">
            <text:p>5.00902</text:p>
          </table:table-cell>
          <table:table-cell office:value-type="float" office:value="5.00987" calcext:value-type="float">
            <text:p>5.00987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-0.00019 u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38" calcext:value-type="float">
            <text:p>0.00138</text:p>
          </table:table-cell>
          <table:table-cell office:value-type="string" calcext:value-type="string">
            <text:p>-0.00040 u</text:p>
          </table:table-cell>
          <table:table-cell office:value-type="string" calcext:value-type="string">
            <text:p>0.00149 u</text:p>
          </table:table-cell>
          <table:table-cell office:value-type="string" calcext:value-type="string">
            <text:p>0.00199 u</text:p>
          </table:table-cell>
          <table:table-cell office:value-type="float" office:value="1.32544" calcext:value-type="float">
            <text:p>1.32544</text:p>
          </table:table-cell>
          <table:table-cell office:value-type="float" office:value="1.26519" calcext:value-type="float">
            <text:p>1.26519</text:p>
          </table:table-cell>
          <table:table-cell office:value-type="float" office:value="1.22392" calcext:value-type="float">
            <text:p>1.22392</text:p>
          </table:table-cell>
          <table:table-cell office:value-type="float" office:value="2.57309" calcext:value-type="float">
            <text:p>2.57309</text:p>
          </table:table-cell>
          <table:table-cell office:value-type="float" office:value="0.000768" calcext:value-type="float">
            <text:p>0.000768</text:p>
          </table:table-cell>
          <table:table-cell office:value-type="string" calcext:value-type="string">
            <text:p>-0.000537 u</text:p>
          </table:table-cell>
          <table:table-cell office:value-type="float" office:value="0.92844" calcext:value-type="float">
            <text:p>0.92844</text:p>
          </table:table-cell>
          <table:table-cell office:value-type="float" office:value="0.92853" calcext:value-type="float">
            <text:p>0.92853</text:p>
          </table:table-cell>
          <table:table-cell office:value-type="float" office:value="0.94506" calcext:value-type="float">
            <text:p>0.94506</text:p>
          </table:table-cell>
          <table:table-cell office:value-type="float" office:value="0.95053" calcext:value-type="float">
            <text:p>0.95053</text:p>
          </table:table-cell>
          <table:table-cell office:value-type="float" office:value="0.93645" calcext:value-type="float">
            <text:p>0.93645</text:p>
          </table:table-cell>
          <table:table-cell office:value-type="float" office:value="0.92451" calcext:value-type="float">
            <text:p>0.9245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39" calcext:value-type="float">
            <text:p>0.00039</text:p>
          </table:table-cell>
          <table:table-cell office:value-type="string" calcext:value-type="string">
            <text:p>0.00016 u</text:p>
          </table:table-cell>
          <table:table-cell office:value-type="float" office:value="3.13171" calcext:value-type="float">
            <text:p>3.13171</text:p>
          </table:table-cell>
          <table:table-cell office:value-type="float" office:value="3.6342" calcext:value-type="float">
            <text:p>3.6342</text:p>
          </table:table-cell>
          <table:table-cell office:value-type="float" office:value="3.61324" calcext:value-type="float">
            <text:p>3.61324</text:p>
          </table:table-cell>
          <table:table-cell office:value-type="float" office:value="3.70618" calcext:value-type="float">
            <text:p>3.70618</text:p>
          </table:table-cell>
          <table:table-cell office:value-type="float" office:value="3.46717" calcext:value-type="float">
            <text:p>3.46717</text:p>
          </table:table-cell>
          <table:table-cell office:value-type="float" office:value="3.49155" calcext:value-type="float">
            <text:p>3.49155</text:p>
          </table:table-cell>
          <table:table-cell office:value-type="float" office:value="0.97597" calcext:value-type="float">
            <text:p>0.97597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87846" calcext:value-type="float">
            <text:p>0.87846</text:p>
          </table:table-cell>
          <table:table-cell office:value-type="float" office:value="0.84564" calcext:value-type="float">
            <text:p>0.84564</text:p>
          </table:table-cell>
          <table:table-cell office:value-type="float" office:value="7.91411" calcext:value-type="float">
            <text:p>7.91411</text:p>
          </table:table-cell>
          <table:table-cell office:value-type="float" office:value="7.93382" calcext:value-type="float">
            <text:p>7.93382</text:p>
          </table:table-cell>
          <table:table-cell office:value-type="float" office:value="7.99175" calcext:value-type="float">
            <text:p>7.99175</text:p>
          </table:table-cell>
          <table:table-cell office:value-type="float" office:value="7.86251" calcext:value-type="float">
            <text:p>7.86251</text:p>
          </table:table-cell>
          <table:table-cell office:value-type="float" office:value="7.82761" calcext:value-type="float">
            <text:p>7.82761</text:p>
          </table:table-cell>
          <table:table-cell office:value-type="float" office:value="7.82328" calcext:value-type="float">
            <text:p>7.82328</text:p>
          </table:table-cell>
          <table:table-cell office:value-type="float" office:value="0.03146" calcext:value-type="float">
            <text:p>0.03146</text:p>
          </table:table-cell>
          <table:table-cell office:value-type="float" office:value="0.03189" calcext:value-type="float">
            <text:p>0.03189</text:p>
          </table:table-cell>
          <table:table-cell office:value-type="float" office:value="0.03167" calcext:value-type="float">
            <text:p>0.03167</text:p>
          </table:table-cell>
          <table:table-cell office:value-type="float" office:value="0.03179" calcext:value-type="float">
            <text:p>0.03179</text:p>
          </table:table-cell>
        </table:table-row>
        <table:table-row table:style-name="ro1">
          <table:table-cell office:value-type="time" office:time-value="PT02H16M00S" calcext:value-type="time">
            <text:p>02:16:00</text:p>
          </table:table-cell>
          <table:table-cell office:value-type="string" calcext:value-type="string">
            <text:p>MKS-13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0.00040 u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118" calcext:value-type="float">
            <text:p>0.00118</text:p>
          </table:table-cell>
          <table:table-cell table:number-columns-repeated="2" office:value-type="float" office:value="0.00124" calcext:value-type="float">
            <text:p>0.00124</text:p>
          </table:table-cell>
          <table:table-cell office:value-type="string" calcext:value-type="string">
            <text:p>0.00044 u</text:p>
          </table:table-cell>
          <table:table-cell office:value-type="string" calcext:value-type="string">
            <text:p>0.00101 u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1.3088" calcext:value-type="float">
            <text:p>1.3088</text:p>
          </table:table-cell>
          <table:table-cell office:value-type="float" office:value="1.3316" calcext:value-type="float">
            <text:p>1.3316</text:p>
          </table:table-cell>
          <table:table-cell office:value-type="float" office:value="1.30683" calcext:value-type="float">
            <text:p>1.30683</text:p>
          </table:table-cell>
          <table:table-cell office:value-type="string" calcext:value-type="string">
            <text:p>Uncal</text:p>
          </table:table-cell>
          <table:table-cell office:value-type="float" office:value="1.27708" calcext:value-type="float">
            <text:p>1.27708</text:p>
          </table:table-cell>
          <table:table-cell office:value-type="float" office:value="1.3148" calcext:value-type="float">
            <text:p>1.3148</text:p>
          </table:table-cell>
          <table:table-cell office:value-type="float" office:value="1.34163" calcext:value-type="float">
            <text:p>1.34163</text:p>
          </table:table-cell>
          <table:table-cell office:value-type="float" office:value="1.34935" calcext:value-type="float">
            <text:p>1.34935</text:p>
          </table:table-cell>
          <table:table-cell office:value-type="float" office:value="1.35581" calcext:value-type="float">
            <text:p>1.35581</text:p>
          </table:table-cell>
          <table:table-cell office:value-type="float" office:value="1.29627" calcext:value-type="float">
            <text:p>1.29627</text:p>
          </table:table-cell>
          <table:table-cell office:value-type="float" office:value="1.29988" calcext:value-type="float">
            <text:p>1.29988</text:p>
          </table:table-cell>
          <table:table-cell office:value-type="float" office:value="1.28277" calcext:value-type="float">
            <text:p>1.28277</text:p>
          </table:table-cell>
          <table:table-cell office:value-type="string" calcext:value-type="string">
            <text:p>-0.00025 u</text:p>
          </table:table-cell>
          <table:table-cell office:value-type="float" office:value="0.00169" calcext:value-type="float">
            <text:p>0.00169</text:p>
          </table:table-cell>
          <table:table-cell office:value-type="string" calcext:value-type="string">
            <text:p>0.00077 u</text:p>
          </table:table-cell>
          <table:table-cell office:value-type="string" calcext:value-type="string">
            <text:p>0.00203 u</text:p>
          </table:table-cell>
          <table:table-cell office:value-type="float" office:value="0.00292" calcext:value-type="float">
            <text:p>0.00292</text:p>
          </table:table-cell>
          <table:table-cell office:value-type="string" calcext:value-type="string">
            <text:p>0.00189 u</text:p>
          </table:table-cell>
          <table:table-cell office:value-type="float" office:value="0.39493" calcext:value-type="float">
            <text:p>0.39493</text:p>
          </table:table-cell>
          <table:table-cell office:value-type="float" office:value="0.39889" calcext:value-type="float">
            <text:p>0.39889</text:p>
          </table:table-cell>
          <table:table-cell office:value-type="float" office:value="0.37826" calcext:value-type="float">
            <text:p>0.37826</text:p>
          </table:table-cell>
          <table:table-cell office:value-type="string" calcext:value-type="string">
            <text:p>-1.13189 u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20974" calcext:value-type="float">
            <text:p>0.20974</text:p>
          </table:table-cell>
          <table:table-cell office:value-type="float" office:value="0.20757" calcext:value-type="float">
            <text:p>0.20757</text:p>
          </table:table-cell>
          <table:table-cell office:value-type="float" office:value="0.21132" calcext:value-type="float">
            <text:p>0.21132</text:p>
          </table:table-cell>
          <table:table-cell office:value-type="float" office:value="0.21339" calcext:value-type="float">
            <text:p>0.21339</text:p>
          </table:table-cell>
          <table:table-cell office:value-type="float" office:value="0.21267" calcext:value-type="float">
            <text:p>0.21267</text:p>
          </table:table-cell>
          <table:table-cell office:value-type="float" office:value="0.20771" calcext:value-type="float">
            <text:p>0.2077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3" calcext:value-type="float">
            <text:p>0.00033</text:p>
          </table:table-cell>
          <table:table-cell office:value-type="string" calcext:value-type="string">
            <text:p>0.00017 u</text:p>
          </table:table-cell>
          <table:table-cell office:value-type="float" office:value="1.83288" calcext:value-type="float">
            <text:p>1.83288</text:p>
          </table:table-cell>
          <table:table-cell office:value-type="float" office:value="2.21947" calcext:value-type="float">
            <text:p>2.21947</text:p>
          </table:table-cell>
          <table:table-cell office:value-type="float" office:value="2.20666" calcext:value-type="float">
            <text:p>2.20666</text:p>
          </table:table-cell>
          <table:table-cell office:value-type="float" office:value="2.93315" calcext:value-type="float">
            <text:p>2.93315</text:p>
          </table:table-cell>
          <table:table-cell office:value-type="float" office:value="2.19285" calcext:value-type="float">
            <text:p>2.19285</text:p>
          </table:table-cell>
          <table:table-cell office:value-type="float" office:value="2.18118" calcext:value-type="float">
            <text:p>2.18118</text:p>
          </table:table-cell>
          <table:table-cell office:value-type="float" office:value="0.03639" calcext:value-type="float">
            <text:p>0.03639</text:p>
          </table:table-cell>
          <table:table-cell office:value-type="string" calcext:value-type="string">
            <text:p>0.01216 u</text:p>
          </table:table-cell>
          <table:table-cell office:value-type="string" calcext:value-type="string">
            <text:p>0.02458 u</text:p>
          </table:table-cell>
          <table:table-cell office:value-type="string" calcext:value-type="string">
            <text:p>-0.00568 u</text:p>
          </table:table-cell>
          <table:table-cell office:value-type="float" office:value="6.68126" calcext:value-type="float">
            <text:p>6.68126</text:p>
          </table:table-cell>
          <table:table-cell office:value-type="float" office:value="6.69349" calcext:value-type="float">
            <text:p>6.69349</text:p>
          </table:table-cell>
          <table:table-cell office:value-type="float" office:value="6.73179" calcext:value-type="float">
            <text:p>6.73179</text:p>
          </table:table-cell>
          <table:table-cell office:value-type="float" office:value="6.66645" calcext:value-type="float">
            <text:p>6.66645</text:p>
          </table:table-cell>
          <table:table-cell office:value-type="float" office:value="6.61363" calcext:value-type="float">
            <text:p>6.61363</text:p>
          </table:table-cell>
          <table:table-cell office:value-type="float" office:value="6.59217" calcext:value-type="float">
            <text:p>6.59217</text:p>
          </table:table-cell>
          <table:table-cell office:value-type="float" office:value="0.01982" calcext:value-type="float">
            <text:p>0.01982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0.02002" calcext:value-type="float">
            <text:p>0.02002</text:p>
          </table:table-cell>
          <table:table-cell office:value-type="float" office:value="0.01998" calcext:value-type="float">
            <text:p>0.01998</text:p>
          </table:table-cell>
        </table:table-row>
        <table:table-row table:style-name="ro1">
          <table:table-cell office:value-type="time" office:time-value="PT02H17M00S" calcext:value-type="time">
            <text:p>02:17:00</text:p>
          </table:table-cell>
          <table:table-cell office:value-type="string" calcext:value-type="string">
            <text:p>MKS-15B</text:p>
          </table:table-cell>
          <table:table-cell office:value-type="float" office:value="0.00514" calcext:value-type="float">
            <text:p>0.00514</text:p>
          </table:table-cell>
          <table:table-cell office:value-type="string" calcext:value-type="string">
            <text:p>0.00117 u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39" calcext:value-type="float">
            <text:p>0.00239</text:p>
          </table:table-cell>
          <table:table-cell office:value-type="string" calcext:value-type="string">
            <text:p>0.00183 u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3.42135" calcext:value-type="float">
            <text:p>3.42135</text:p>
          </table:table-cell>
          <table:table-cell office:value-type="float" office:value="3.4078" calcext:value-type="float">
            <text:p>3.4078</text:p>
          </table:table-cell>
          <table:table-cell office:value-type="float" office:value="3.33766" calcext:value-type="float">
            <text:p>3.33766</text:p>
          </table:table-cell>
          <table:table-cell office:value-type="string" calcext:value-type="string">
            <text:p>Uncal</text:p>
          </table:table-cell>
          <table:table-cell office:value-type="float" office:value="3.25631" calcext:value-type="float">
            <text:p>3.25631</text:p>
          </table:table-cell>
          <table:table-cell office:value-type="float" office:value="3.36272" calcext:value-type="float">
            <text:p>3.36272</text:p>
          </table:table-cell>
          <table:table-cell office:value-type="float" office:value="3.42072" calcext:value-type="float">
            <text:p>3.42072</text:p>
          </table:table-cell>
          <table:table-cell office:value-type="float" office:value="3.43262" calcext:value-type="float">
            <text:p>3.43262</text:p>
          </table:table-cell>
          <table:table-cell office:value-type="float" office:value="3.40754" calcext:value-type="float">
            <text:p>3.40754</text:p>
          </table:table-cell>
          <table:table-cell office:value-type="float" office:value="3.27601" calcext:value-type="float">
            <text:p>3.27601</text:p>
          </table:table-cell>
          <table:table-cell office:value-type="float" office:value="3.27506" calcext:value-type="float">
            <text:p>3.27506</text:p>
          </table:table-cell>
          <table:table-cell office:value-type="float" office:value="3.26422" calcext:value-type="float">
            <text:p>3.26422</text:p>
          </table:table-cell>
          <table:table-cell office:value-type="string" calcext:value-type="string">
            <text:p>0.00056 u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0.00196 u</text:p>
          </table:table-cell>
          <table:table-cell office:value-type="string" calcext:value-type="string">
            <text:p>0.00217 u</text:p>
          </table:table-cell>
          <table:table-cell office:value-type="string" calcext:value-type="string">
            <text:p>0.00228 u</text:p>
          </table:table-cell>
          <table:table-cell office:value-type="float" office:value="1.75424" calcext:value-type="float">
            <text:p>1.75424</text:p>
          </table:table-cell>
          <table:table-cell office:value-type="float" office:value="1.66511" calcext:value-type="float">
            <text:p>1.66511</text:p>
          </table:table-cell>
          <table:table-cell office:value-type="float" office:value="1.72416" calcext:value-type="float">
            <text:p>1.72416</text:p>
          </table:table-cell>
          <table:table-cell office:value-type="float" office:value="3.12335" calcext:value-type="float">
            <text:p>3.12335</text:p>
          </table:table-cell>
          <table:table-cell office:value-type="float" office:value="0.000348" calcext:value-type="float">
            <text:p>0.000348</text:p>
          </table:table-cell>
          <table:table-cell office:value-type="string" calcext:value-type="string">
            <text:p>-0.002070 u</text:p>
          </table:table-cell>
          <table:table-cell office:value-type="float" office:value="0.80919" calcext:value-type="float">
            <text:p>0.80919</text:p>
          </table:table-cell>
          <table:table-cell office:value-type="float" office:value="0.80733" calcext:value-type="float">
            <text:p>0.80733</text:p>
          </table:table-cell>
          <table:table-cell office:value-type="float" office:value="0.82168" calcext:value-type="float">
            <text:p>0.82168</text:p>
          </table:table-cell>
          <table:table-cell office:value-type="float" office:value="0.82931" calcext:value-type="float">
            <text:p>0.82931</text:p>
          </table:table-cell>
          <table:table-cell office:value-type="float" office:value="0.81745" calcext:value-type="float">
            <text:p>0.81745</text:p>
          </table:table-cell>
          <table:table-cell office:value-type="float" office:value="0.80671" calcext:value-type="float">
            <text:p>0.80671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64" calcext:value-type="float">
            <text:p>0.00064</text:p>
          </table:table-cell>
          <table:table-cell office:value-type="string" calcext:value-type="string">
            <text:p>0.00054 u</text:p>
          </table:table-cell>
          <table:table-cell office:value-type="float" office:value="2.02957" calcext:value-type="float">
            <text:p>2.02957</text:p>
          </table:table-cell>
          <table:table-cell office:value-type="float" office:value="2.50364" calcext:value-type="float">
            <text:p>2.50364</text:p>
          </table:table-cell>
          <table:table-cell office:value-type="float" office:value="2.48809" calcext:value-type="float">
            <text:p>2.48809</text:p>
          </table:table-cell>
          <table:table-cell office:value-type="float" office:value="3.1383" calcext:value-type="float">
            <text:p>3.1383</text:p>
          </table:table-cell>
          <table:table-cell office:value-type="float" office:value="2.41049" calcext:value-type="float">
            <text:p>2.41049</text:p>
          </table:table-cell>
          <table:table-cell office:value-type="float" office:value="2.40672" calcext:value-type="float">
            <text:p>2.40672</text:p>
          </table:table-cell>
          <table:table-cell office:value-type="float" office:value="0.92668" calcext:value-type="float">
            <text:p>0.92668</text:p>
          </table:table-cell>
          <table:table-cell office:value-type="float" office:value="0.95372" calcext:value-type="float">
            <text:p>0.95372</text:p>
          </table:table-cell>
          <table:table-cell office:value-type="float" office:value="0.85934" calcext:value-type="float">
            <text:p>0.85934</text:p>
          </table:table-cell>
          <table:table-cell office:value-type="float" office:value="0.8518" calcext:value-type="float">
            <text:p>0.8518</text:p>
          </table:table-cell>
          <table:table-cell office:value-type="float" office:value="6.24637" calcext:value-type="float">
            <text:p>6.24637</text:p>
          </table:table-cell>
          <table:table-cell office:value-type="float" office:value="6.26361" calcext:value-type="float">
            <text:p>6.26361</text:p>
          </table:table-cell>
          <table:table-cell office:value-type="float" office:value="6.30924" calcext:value-type="float">
            <text:p>6.30924</text:p>
          </table:table-cell>
          <table:table-cell office:value-type="float" office:value="6.27127" calcext:value-type="float">
            <text:p>6.27127</text:p>
          </table:table-cell>
          <table:table-cell office:value-type="float" office:value="6.18955" calcext:value-type="float">
            <text:p>6.18955</text:p>
          </table:table-cell>
          <table:table-cell office:value-type="float" office:value="6.21005" calcext:value-type="float">
            <text:p>6.21005</text:p>
          </table:table-cell>
          <table:table-cell office:value-type="float" office:value="0.01983" calcext:value-type="float">
            <text:p>0.01983</text:p>
          </table:table-cell>
          <table:table-cell office:value-type="float" office:value="0.02007" calcext:value-type="float">
            <text:p>0.02007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0.02005" calcext:value-type="float">
            <text:p>0.02005</text:p>
          </table:table-cell>
        </table:table-row>
        <table:table-row table:style-name="ro1">
          <table:table-cell office:value-type="time" office:time-value="PT02H18M00S" calcext:value-type="time">
            <text:p>02:18:00</text:p>
          </table:table-cell>
          <table:table-cell office:value-type="string" calcext:value-type="string">
            <text:p>MKS-16</text:p>
          </table:table-cell>
          <table:table-cell office:value-type="float" office:value="0.0039" calcext:value-type="float">
            <text:p>0.0039</text:p>
          </table:table-cell>
          <table:table-cell office:value-type="string" calcext:value-type="string">
            <text:p>0.00364 u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12.31218" calcext:value-type="float">
            <text:p>12.31218</text:p>
          </table:table-cell>
          <table:table-cell office:value-type="float" office:value="12.0992" calcext:value-type="float">
            <text:p>12.0992</text:p>
          </table:table-cell>
          <table:table-cell office:value-type="float" office:value="11.97159" calcext:value-type="float">
            <text:p>11.97159</text:p>
          </table:table-cell>
          <table:table-cell office:value-type="string" calcext:value-type="string">
            <text:p>Uncal</text:p>
          </table:table-cell>
          <table:table-cell office:value-type="float" office:value="11.039" calcext:value-type="float">
            <text:p>11.039</text:p>
          </table:table-cell>
          <table:table-cell office:value-type="float" office:value="11.58246" calcext:value-type="float">
            <text:p>11.58246</text:p>
          </table:table-cell>
          <table:table-cell office:value-type="float" office:value="12.25717" calcext:value-type="float">
            <text:p>12.25717</text:p>
          </table:table-cell>
          <table:table-cell office:value-type="float" office:value="12.1921" calcext:value-type="float">
            <text:p>12.1921</text:p>
          </table:table-cell>
          <table:table-cell office:value-type="float" office:value="12.07612" calcext:value-type="float">
            <text:p>12.07612</text:p>
          </table:table-cell>
          <table:table-cell office:value-type="float" office:value="11.71565" calcext:value-type="float">
            <text:p>11.71565</text:p>
          </table:table-cell>
          <table:table-cell office:value-type="float" office:value="11.73501" calcext:value-type="float">
            <text:p>11.73501</text:p>
          </table:table-cell>
          <table:table-cell office:value-type="float" office:value="11.56444" calcext:value-type="float">
            <text:p>11.56444</text:p>
          </table:table-cell>
          <table:table-cell office:value-type="string" calcext:value-type="string">
            <text:p>-0.00035 u</text:p>
          </table:table-cell>
          <table:table-cell office:value-type="float" office:value="0.00115" calcext:value-type="float">
            <text:p>0.00115</text:p>
          </table:table-cell>
          <table:table-cell office:value-type="string" calcext:value-type="string">
            <text:p>0.00079 u</text:p>
          </table:table-cell>
          <table:table-cell office:value-type="string" calcext:value-type="string">
            <text:p>0.00042 u</text:p>
          </table:table-cell>
          <table:table-cell office:value-type="string" calcext:value-type="string">
            <text:p>0.00020 u</text:p>
          </table:table-cell>
          <table:table-cell office:value-type="string" calcext:value-type="string">
            <text:p>0.00281 u</text:p>
          </table:table-cell>
          <table:table-cell office:value-type="float" office:value="1.28882" calcext:value-type="float">
            <text:p>1.28882</text:p>
          </table:table-cell>
          <table:table-cell office:value-type="float" office:value="1.23185" calcext:value-type="float">
            <text:p>1.23185</text:p>
          </table:table-cell>
          <table:table-cell office:value-type="float" office:value="1.21371" calcext:value-type="float">
            <text:p>1.21371</text:p>
          </table:table-cell>
          <table:table-cell office:value-type="float" office:value="1.12413" calcext:value-type="float">
            <text:p>1.12413</text:p>
          </table:table-cell>
          <table:table-cell office:value-type="float" office:value="0.000235" calcext:value-type="float">
            <text:p>0.000235</text:p>
          </table:table-cell>
          <table:table-cell office:value-type="string" calcext:value-type="string">
            <text:p>-0.002551 u</text:p>
          </table:table-cell>
          <table:table-cell office:value-type="float" office:value="1.322" calcext:value-type="float">
            <text:p>1.322</text:p>
          </table:table-cell>
          <table:table-cell office:value-type="float" office:value="1.31644" calcext:value-type="float">
            <text:p>1.31644</text:p>
          </table:table-cell>
          <table:table-cell office:value-type="float" office:value="1.34491" calcext:value-type="float">
            <text:p>1.34491</text:p>
          </table:table-cell>
          <table:table-cell office:value-type="float" office:value="1.35511" calcext:value-type="float">
            <text:p>1.35511</text:p>
          </table:table-cell>
          <table:table-cell office:value-type="float" office:value="1.33089" calcext:value-type="float">
            <text:p>1.33089</text:p>
          </table:table-cell>
          <table:table-cell office:value-type="float" office:value="1.31465" calcext:value-type="float">
            <text:p>1.31465</text:p>
          </table:table-cell>
          <table:table-cell office:value-type="string" calcext:value-type="string">
            <text:p>0.00003 u</text:p>
          </table:table-cell>
          <table:table-cell office:value-type="string" calcext:value-type="string">
            <text:p>0.00010 u</text:p>
          </table:table-cell>
          <table:table-cell office:value-type="string" calcext:value-type="string">
            <text:p>0.00014 u</text:p>
          </table:table-cell>
          <table:table-cell office:value-type="string" calcext:value-type="string">
            <text:p>-0.00078 u</text:p>
          </table:table-cell>
          <table:table-cell office:value-type="float" office:value="1.4646" calcext:value-type="float">
            <text:p>1.4646</text:p>
          </table:table-cell>
          <table:table-cell office:value-type="float" office:value="1.78262" calcext:value-type="float">
            <text:p>1.78262</text:p>
          </table:table-cell>
          <table:table-cell office:value-type="float" office:value="1.77628" calcext:value-type="float">
            <text:p>1.77628</text:p>
          </table:table-cell>
          <table:table-cell office:value-type="float" office:value="2.63263" calcext:value-type="float">
            <text:p>2.63263</text:p>
          </table:table-cell>
          <table:table-cell office:value-type="float" office:value="1.69709" calcext:value-type="float">
            <text:p>1.69709</text:p>
          </table:table-cell>
          <table:table-cell office:value-type="float" office:value="1.68256" calcext:value-type="float">
            <text:p>1.68256</text:p>
          </table:table-cell>
          <table:table-cell office:value-type="float" office:value="0.72184" calcext:value-type="float">
            <text:p>0.72184</text:p>
          </table:table-cell>
          <table:table-cell office:value-type="float" office:value="0.60788" calcext:value-type="float">
            <text:p>0.60788</text:p>
          </table:table-cell>
          <table:table-cell office:value-type="float" office:value="0.58565" calcext:value-type="float">
            <text:p>0.58565</text:p>
          </table:table-cell>
          <table:table-cell office:value-type="float" office:value="0.55259" calcext:value-type="float">
            <text:p>0.55259</text:p>
          </table:table-cell>
          <table:table-cell office:value-type="float" office:value="6.97963" calcext:value-type="float">
            <text:p>6.97963</text:p>
          </table:table-cell>
          <table:table-cell office:value-type="float" office:value="6.98726" calcext:value-type="float">
            <text:p>6.98726</text:p>
          </table:table-cell>
          <table:table-cell office:value-type="float" office:value="7.04814" calcext:value-type="float">
            <text:p>7.04814</text:p>
          </table:table-cell>
          <table:table-cell office:value-type="float" office:value="6.98158" calcext:value-type="float">
            <text:p>6.98158</text:p>
          </table:table-cell>
          <table:table-cell office:value-type="float" office:value="6.93885" calcext:value-type="float">
            <text:p>6.93885</text:p>
          </table:table-cell>
          <table:table-cell office:value-type="float" office:value="6.92594" calcext:value-type="float">
            <text:p>6.92594</text:p>
          </table:table-cell>
          <table:table-cell office:value-type="float" office:value="0.03221" calcext:value-type="float">
            <text:p>0.03221</text:p>
          </table:table-cell>
          <table:table-cell office:value-type="float" office:value="0.03305" calcext:value-type="float">
            <text:p>0.03305</text:p>
          </table:table-cell>
          <table:table-cell office:value-type="float" office:value="0.03235" calcext:value-type="float">
            <text:p>0.03235</text:p>
          </table:table-cell>
          <table:table-cell office:value-type="float" office:value="0.03294" calcext:value-type="float">
            <text:p>0.03294</text:p>
          </table:table-cell>
        </table:table-row>
        <table:table-row table:style-name="ro1"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MKS-17</text:p>
          </table:table-cell>
          <table:table-cell office:value-type="float" office:value="0.00504" calcext:value-type="float">
            <text:p>0.00504</text:p>
          </table:table-cell>
          <table:table-cell office:value-type="float" office:value="0.00491" calcext:value-type="float">
            <text:p>0.00491</text:p>
          </table:table-cell>
          <table:table-cell office:value-type="string" calcext:value-type="string">
            <text:p>-0.00014 u</text:p>
          </table:table-cell>
          <table:table-cell office:value-type="string" calcext:value-type="string">
            <text:p>0.00012 u</text:p>
          </table:table-cell>
          <table:table-cell table:number-columns-repeated="2" office:value-type="float" office:value="0.00009" calcext:value-type="float">
            <text:p>9E-05</text:p>
          </table:table-cell>
          <table:table-cell office:value-type="string" calcext:value-type="string">
            <text:p>0.00115 u</text:p>
          </table:table-cell>
          <table:table-cell office:value-type="string" calcext:value-type="string">
            <text:p>-0.00074 u</text:p>
          </table:table-cell>
          <table:table-cell office:value-type="float" office:value="0.00016" calcext:value-type="float">
            <text:p>0.00016</text:p>
          </table:table-cell>
          <table:table-cell office:value-type="string" calcext:value-type="string">
            <text:p>0.00003 u</text:p>
          </table:table-cell>
          <table:table-cell office:value-type="float" office:value="2.48561" calcext:value-type="float">
            <text:p>2.48561</text:p>
          </table:table-cell>
          <table:table-cell office:value-type="float" office:value="2.47939" calcext:value-type="float">
            <text:p>2.47939</text:p>
          </table:table-cell>
          <table:table-cell office:value-type="float" office:value="2.43332" calcext:value-type="float">
            <text:p>2.43332</text:p>
          </table:table-cell>
          <table:table-cell office:value-type="string" calcext:value-type="string">
            <text:p>Uncal</text:p>
          </table:table-cell>
          <table:table-cell office:value-type="float" office:value="2.38262" calcext:value-type="float">
            <text:p>2.38262</text:p>
          </table:table-cell>
          <table:table-cell office:value-type="float" office:value="2.43131" calcext:value-type="float">
            <text:p>2.43131</text:p>
          </table:table-cell>
          <table:table-cell office:value-type="float" office:value="2.50567" calcext:value-type="float">
            <text:p>2.50567</text:p>
          </table:table-cell>
          <table:table-cell office:value-type="float" office:value="2.50389" calcext:value-type="float">
            <text:p>2.50389</text:p>
          </table:table-cell>
          <table:table-cell office:value-type="float" office:value="2.50449" calcext:value-type="float">
            <text:p>2.50449</text:p>
          </table:table-cell>
          <table:table-cell office:value-type="float" office:value="2.42919" calcext:value-type="float">
            <text:p>2.42919</text:p>
          </table:table-cell>
          <table:table-cell office:value-type="float" office:value="2.39068" calcext:value-type="float">
            <text:p>2.39068</text:p>
          </table:table-cell>
          <table:table-cell office:value-type="float" office:value="2.38256" calcext:value-type="float">
            <text:p>2.38256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0.00464" calcext:value-type="float">
            <text:p>0.00464</text:p>
          </table:table-cell>
          <table:table-cell office:value-type="string" calcext:value-type="string">
            <text:p>0.00712 u</text:p>
          </table:table-cell>
          <table:table-cell office:value-type="float" office:value="0.00482" calcext:value-type="float">
            <text:p>0.00482</text:p>
          </table:table-cell>
          <table:table-cell office:value-type="string" calcext:value-type="string">
            <text:p>0.00495 u</text:p>
          </table:table-cell>
          <table:table-cell office:value-type="float" office:value="0.67625" calcext:value-type="float">
            <text:p>0.67625</text:p>
          </table:table-cell>
          <table:table-cell office:value-type="float" office:value="0.65626" calcext:value-type="float">
            <text:p>0.65626</text:p>
          </table:table-cell>
          <table:table-cell office:value-type="float" office:value="0.62583" calcext:value-type="float">
            <text:p>0.62583</text:p>
          </table:table-cell>
          <table:table-cell office:value-type="string" calcext:value-type="string">
            <text:p>-0.88585 u</text:p>
          </table:table-cell>
          <table:table-cell office:value-type="float" office:value="0.000286" calcext:value-type="float">
            <text:p>0.000286</text:p>
          </table:table-cell>
          <table:table-cell office:value-type="string" calcext:value-type="string">
            <text:p>-0.002442 u</text:p>
          </table:table-cell>
          <table:table-cell office:value-type="float" office:value="0.70616" calcext:value-type="float">
            <text:p>0.70616</text:p>
          </table:table-cell>
          <table:table-cell office:value-type="float" office:value="0.70452" calcext:value-type="float">
            <text:p>0.70452</text:p>
          </table:table-cell>
          <table:table-cell office:value-type="float" office:value="0.71592" calcext:value-type="float">
            <text:p>0.71592</text:p>
          </table:table-cell>
          <table:table-cell office:value-type="float" office:value="0.72255" calcext:value-type="float">
            <text:p>0.72255</text:p>
          </table:table-cell>
          <table:table-cell office:value-type="float" office:value="0.71282" calcext:value-type="float">
            <text:p>0.71282</text:p>
          </table:table-cell>
          <table:table-cell office:value-type="float" office:value="0.70354" calcext:value-type="float">
            <text:p>0.70354</text:p>
          </table:table-cell>
          <table:table-cell office:value-type="string" calcext:value-type="string">
            <text:p>0.00006 u</text:p>
          </table:table-cell>
          <table:table-cell office:value-type="string" calcext:value-type="string">
            <text:p>0.00012 u</text:p>
          </table:table-cell>
          <table:table-cell office:value-type="string" calcext:value-type="string">
            <text:p>0.00014 u</text:p>
          </table:table-cell>
          <table:table-cell office:value-type="string" calcext:value-type="string">
            <text:p>0.00022 u</text:p>
          </table:table-cell>
          <table:table-cell office:value-type="float" office:value="1.6725" calcext:value-type="float">
            <text:p>1.6725</text:p>
          </table:table-cell>
          <table:table-cell office:value-type="float" office:value="2.07719" calcext:value-type="float">
            <text:p>2.07719</text:p>
          </table:table-cell>
          <table:table-cell office:value-type="float" office:value="2.06357" calcext:value-type="float">
            <text:p>2.06357</text:p>
          </table:table-cell>
          <table:table-cell office:value-type="float" office:value="2.86694" calcext:value-type="float">
            <text:p>2.86694</text:p>
          </table:table-cell>
          <table:table-cell office:value-type="float" office:value="2.02674" calcext:value-type="float">
            <text:p>2.02674</text:p>
          </table:table-cell>
          <table:table-cell office:value-type="float" office:value="2.02638" calcext:value-type="float">
            <text:p>2.02638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62936" calcext:value-type="float">
            <text:p>0.62936</text:p>
          </table:table-cell>
          <table:table-cell office:value-type="float" office:value="0.58808" calcext:value-type="float">
            <text:p>0.58808</text:p>
          </table:table-cell>
          <table:table-cell office:value-type="float" office:value="0.56653" calcext:value-type="float">
            <text:p>0.56653</text:p>
          </table:table-cell>
          <table:table-cell office:value-type="float" office:value="5.894" calcext:value-type="float">
            <text:p>5.894</text:p>
          </table:table-cell>
          <table:table-cell office:value-type="float" office:value="5.89875" calcext:value-type="float">
            <text:p>5.89875</text:p>
          </table:table-cell>
          <table:table-cell office:value-type="float" office:value="5.93822" calcext:value-type="float">
            <text:p>5.93822</text:p>
          </table:table-cell>
          <table:table-cell office:value-type="float" office:value="5.87731" calcext:value-type="float">
            <text:p>5.87731</text:p>
          </table:table-cell>
          <table:table-cell office:value-type="float" office:value="5.83773" calcext:value-type="float">
            <text:p>5.83773</text:p>
          </table:table-cell>
          <table:table-cell office:value-type="float" office:value="5.83689" calcext:value-type="float">
            <text:p>5.83689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603" calcext:value-type="float">
            <text:p>0.00603</text:p>
          </table:table-cell>
          <table:table-cell office:value-type="float" office:value="0.00635" calcext:value-type="float">
            <text:p>0.00635</text:p>
          </table:table-cell>
        </table:table-row>
        <table:table-row table:style-name="ro1">
          <table:table-cell office:value-type="time" office:time-value="PT02H20M00S" calcext:value-type="time">
            <text:p>02:20:00</text:p>
          </table:table-cell>
          <table:table-cell office:value-type="string" calcext:value-type="string">
            <text:p>MKS-19</text:p>
          </table:table-cell>
          <table:table-cell office:value-type="float" office:value="0.00204" calcext:value-type="float">
            <text:p>0.00204</text:p>
          </table:table-cell>
          <table:table-cell office:value-type="string" calcext:value-type="string">
            <text:p>0.00335 u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23" calcext:value-type="float">
            <text:p>0.00123</text:p>
          </table:table-cell>
          <table:table-cell office:value-type="string" calcext:value-type="string">
            <text:p>0.00073 u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2.36779" calcext:value-type="float">
            <text:p>2.36779</text:p>
          </table:table-cell>
          <table:table-cell office:value-type="float" office:value="2.36478" calcext:value-type="float">
            <text:p>2.36478</text:p>
          </table:table-cell>
          <table:table-cell office:value-type="float" office:value="2.32662" calcext:value-type="float">
            <text:p>2.32662</text:p>
          </table:table-cell>
          <table:table-cell office:value-type="string" calcext:value-type="string">
            <text:p>Uncal</text:p>
          </table:table-cell>
          <table:table-cell office:value-type="float" office:value="2.28701" calcext:value-type="float">
            <text:p>2.28701</text:p>
          </table:table-cell>
          <table:table-cell office:value-type="float" office:value="2.33158" calcext:value-type="float">
            <text:p>2.33158</text:p>
          </table:table-cell>
          <table:table-cell office:value-type="float" office:value="2.3963" calcext:value-type="float">
            <text:p>2.3963</text:p>
          </table:table-cell>
          <table:table-cell office:value-type="float" office:value="2.39038" calcext:value-type="float">
            <text:p>2.39038</text:p>
          </table:table-cell>
          <table:table-cell office:value-type="float" office:value="2.38374" calcext:value-type="float">
            <text:p>2.38374</text:p>
          </table:table-cell>
          <table:table-cell office:value-type="float" office:value="2.30467" calcext:value-type="float">
            <text:p>2.30467</text:p>
          </table:table-cell>
          <table:table-cell office:value-type="float" office:value="2.29308" calcext:value-type="float">
            <text:p>2.29308</text:p>
          </table:table-cell>
          <table:table-cell office:value-type="float" office:value="2.27397" calcext:value-type="float">
            <text:p>2.27397</text:p>
          </table:table-cell>
          <table:table-cell office:value-type="string" calcext:value-type="string">
            <text:p>0.00107 u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214" calcext:value-type="float">
            <text:p>0.00214</text:p>
          </table:table-cell>
          <table:table-cell office:value-type="string" calcext:value-type="string">
            <text:p>0.00564 u</text:p>
          </table:table-cell>
          <table:table-cell office:value-type="float" office:value="0.00444" calcext:value-type="float">
            <text:p>0.00444</text:p>
          </table:table-cell>
          <table:table-cell office:value-type="string" calcext:value-type="string">
            <text:p>0.00169 u</text:p>
          </table:table-cell>
          <table:table-cell office:value-type="float" office:value="0.53131" calcext:value-type="float">
            <text:p>0.53131</text:p>
          </table:table-cell>
          <table:table-cell office:value-type="float" office:value="0.52842" calcext:value-type="float">
            <text:p>0.52842</text:p>
          </table:table-cell>
          <table:table-cell office:value-type="float" office:value="0.48705" calcext:value-type="float">
            <text:p>0.48705</text:p>
          </table:table-cell>
          <table:table-cell office:value-type="string" calcext:value-type="string">
            <text:p>-0.99149 u</text:p>
          </table:table-cell>
          <table:table-cell office:value-type="float" office:value="0.000248" calcext:value-type="float">
            <text:p>0.000248</text:p>
          </table:table-cell>
          <table:table-cell office:value-type="string" calcext:value-type="string">
            <text:p>-0.001253 u</text:p>
          </table:table-cell>
          <table:table-cell office:value-type="float" office:value="0.41197" calcext:value-type="float">
            <text:p>0.41197</text:p>
          </table:table-cell>
          <table:table-cell office:value-type="float" office:value="0.40624" calcext:value-type="float">
            <text:p>0.40624</text:p>
          </table:table-cell>
          <table:table-cell office:value-type="float" office:value="0.41356" calcext:value-type="float">
            <text:p>0.41356</text:p>
          </table:table-cell>
          <table:table-cell office:value-type="float" office:value="0.41784" calcext:value-type="float">
            <text:p>0.41784</text:p>
          </table:table-cell>
          <table:table-cell office:value-type="float" office:value="0.41356" calcext:value-type="float">
            <text:p>0.41356</text:p>
          </table:table-cell>
          <table:table-cell office:value-type="float" office:value="0.40763" calcext:value-type="float">
            <text:p>0.40763</text:p>
          </table:table-cell>
          <table:table-cell office:value-type="string" calcext:value-type="string">
            <text:p>-0.00002 u</text:p>
          </table:table-cell>
          <table:table-cell office:value-type="string" calcext:value-type="string">
            <text:p>0.00001 u</text:p>
          </table:table-cell>
          <table:table-cell office:value-type="string" calcext:value-type="string">
            <text:p>0.00018 u</text:p>
          </table:table-cell>
          <table:table-cell office:value-type="string" calcext:value-type="string">
            <text:p>0.00043 u</text:p>
          </table:table-cell>
          <table:table-cell office:value-type="float" office:value="2.0605" calcext:value-type="float">
            <text:p>2.0605</text:p>
          </table:table-cell>
          <table:table-cell office:value-type="float" office:value="2.5068" calcext:value-type="float">
            <text:p>2.5068</text:p>
          </table:table-cell>
          <table:table-cell office:value-type="float" office:value="2.48922" calcext:value-type="float">
            <text:p>2.48922</text:p>
          </table:table-cell>
          <table:table-cell office:value-type="float" office:value="3.15707" calcext:value-type="float">
            <text:p>3.15707</text:p>
          </table:table-cell>
          <table:table-cell office:value-type="float" office:value="2.44298" calcext:value-type="float">
            <text:p>2.44298</text:p>
          </table:table-cell>
          <table:table-cell office:value-type="float" office:value="2.44332" calcext:value-type="float">
            <text:p>2.44332</text:p>
          </table:table-cell>
          <table:table-cell office:value-type="float" office:value="0.11373" calcext:value-type="float">
            <text:p>0.11373</text:p>
          </table:table-cell>
          <table:table-cell office:value-type="float" office:value="0.06796" calcext:value-type="float">
            <text:p>0.06796</text:p>
          </table:table-cell>
          <table:table-cell office:value-type="string" calcext:value-type="string">
            <text:p>0.06432 u</text:p>
          </table:table-cell>
          <table:table-cell office:value-type="float" office:value="0.06058" calcext:value-type="float">
            <text:p>0.06058</text:p>
          </table:table-cell>
          <table:table-cell office:value-type="float" office:value="7.75994" calcext:value-type="float">
            <text:p>7.75994</text:p>
          </table:table-cell>
          <table:table-cell office:value-type="float" office:value="7.76502" calcext:value-type="float">
            <text:p>7.76502</text:p>
          </table:table-cell>
          <table:table-cell office:value-type="float" office:value="7.83817" calcext:value-type="float">
            <text:p>7.83817</text:p>
          </table:table-cell>
          <table:table-cell office:value-type="float" office:value="7.76003" calcext:value-type="float">
            <text:p>7.76003</text:p>
          </table:table-cell>
          <table:table-cell office:value-type="float" office:value="7.6949" calcext:value-type="float">
            <text:p>7.6949</text:p>
          </table:table-cell>
          <table:table-cell office:value-type="float" office:value="7.68877" calcext:value-type="float">
            <text:p>7.68877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2867" calcext:value-type="float">
            <text:p>0.02867</text:p>
          </table:table-cell>
          <table:table-cell office:value-type="float" office:value="0.02872" calcext:value-type="float">
            <text:p>0.02872</text:p>
          </table:table-cell>
          <table:table-cell office:value-type="float" office:value="0.02855" calcext:value-type="float">
            <text:p>0.02855</text:p>
          </table:table-cell>
        </table:table-row>
        <table:table-row table:style-name="ro1"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MKS-20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242" calcext:value-type="float">
            <text:p>0.00242</text:p>
          </table:table-cell>
          <table:table-cell office:value-type="string" calcext:value-type="string">
            <text:p>0.00218 u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1.12681" calcext:value-type="float">
            <text:p>1.12681</text:p>
          </table:table-cell>
          <table:table-cell office:value-type="float" office:value="1.14761" calcext:value-type="float">
            <text:p>1.14761</text:p>
          </table:table-cell>
          <table:table-cell office:value-type="float" office:value="1.12648" calcext:value-type="float">
            <text:p>1.12648</text:p>
          </table:table-cell>
          <table:table-cell office:value-type="string" calcext:value-type="string">
            <text:p>Uncal</text:p>
          </table:table-cell>
          <table:table-cell office:value-type="float" office:value="1.09783" calcext:value-type="float">
            <text:p>1.09783</text:p>
          </table:table-cell>
          <table:table-cell office:value-type="float" office:value="1.12554" calcext:value-type="float">
            <text:p>1.12554</text:p>
          </table:table-cell>
          <table:table-cell office:value-type="float" office:value="1.16122" calcext:value-type="float">
            <text:p>1.16122</text:p>
          </table:table-cell>
          <table:table-cell office:value-type="float" office:value="1.16952" calcext:value-type="float">
            <text:p>1.16952</text:p>
          </table:table-cell>
          <table:table-cell office:value-type="float" office:value="1.16007" calcext:value-type="float">
            <text:p>1.16007</text:p>
          </table:table-cell>
          <table:table-cell office:value-type="float" office:value="1.11714" calcext:value-type="float">
            <text:p>1.11714</text:p>
          </table:table-cell>
          <table:table-cell office:value-type="float" office:value="1.11923" calcext:value-type="float">
            <text:p>1.11923</text:p>
          </table:table-cell>
          <table:table-cell office:value-type="float" office:value="1.10631" calcext:value-type="float">
            <text:p>1.10631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.01118" calcext:value-type="float">
            <text:p>0.01118</text:p>
          </table:table-cell>
          <table:table-cell office:value-type="float" office:value="0.00894" calcext:value-type="float">
            <text:p>0.00894</text:p>
          </table:table-cell>
          <table:table-cell office:value-type="float" office:value="0.01119" calcext:value-type="float">
            <text:p>0.01119</text:p>
          </table:table-cell>
          <table:table-cell office:value-type="float" office:value="0.01034" calcext:value-type="float">
            <text:p>0.01034</text:p>
          </table:table-cell>
          <table:table-cell office:value-type="float" office:value="0.14379" calcext:value-type="float">
            <text:p>0.14379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18785" calcext:value-type="float">
            <text:p>0.18785</text:p>
          </table:table-cell>
          <table:table-cell office:value-type="string" calcext:value-type="string">
            <text:p>-1.49117 u</text:p>
          </table:table-cell>
          <table:table-cell office:value-type="float" office:value="0.000334" calcext:value-type="float">
            <text:p>0.000334</text:p>
          </table:table-cell>
          <table:table-cell office:value-type="string" calcext:value-type="string">
            <text:p>-0.001635 u</text:p>
          </table:table-cell>
          <table:table-cell office:value-type="float" office:value="0.21509" calcext:value-type="float">
            <text:p>0.21509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724" calcext:value-type="float">
            <text:p>0.21724</text:p>
          </table:table-cell>
          <table:table-cell office:value-type="float" office:value="0.21903" calcext:value-type="float">
            <text:p>0.21903</text:p>
          </table:table-cell>
          <table:table-cell office:value-type="float" office:value="0.21716" calcext:value-type="float">
            <text:p>0.21716</text:p>
          </table:table-cell>
          <table:table-cell office:value-type="float" office:value="0.21403" calcext:value-type="float">
            <text:p>0.21403</text:p>
          </table:table-cell>
          <table:table-cell office:value-type="float" office:value="0.00874" calcext:value-type="float">
            <text:p>0.00874</text:p>
          </table:table-cell>
          <table:table-cell office:value-type="float" office:value="0.00881" calcext:value-type="float">
            <text:p>0.00881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1.26715" calcext:value-type="float">
            <text:p>1.26715</text:p>
          </table:table-cell>
          <table:table-cell office:value-type="float" office:value="1.56603" calcext:value-type="float">
            <text:p>1.56603</text:p>
          </table:table-cell>
          <table:table-cell office:value-type="float" office:value="1.55908" calcext:value-type="float">
            <text:p>1.55908</text:p>
          </table:table-cell>
          <table:table-cell office:value-type="float" office:value="2.37341" calcext:value-type="float">
            <text:p>2.37341</text:p>
          </table:table-cell>
          <table:table-cell office:value-type="float" office:value="1.57212" calcext:value-type="float">
            <text:p>1.57212</text:p>
          </table:table-cell>
          <table:table-cell office:value-type="float" office:value="1.54484" calcext:value-type="float">
            <text:p>1.54484</text:p>
          </table:table-cell>
          <table:table-cell office:value-type="string" calcext:value-type="string">
            <text:p>0.00393 u</text:p>
          </table:table-cell>
          <table:table-cell office:value-type="string" calcext:value-type="string">
            <text:p>0.01460 u</text:p>
          </table:table-cell>
          <table:table-cell office:value-type="string" calcext:value-type="string">
            <text:p>0.08062 u</text:p>
          </table:table-cell>
          <table:table-cell office:value-type="string" calcext:value-type="string">
            <text:p>-0.01795 u</text:p>
          </table:table-cell>
          <table:table-cell office:value-type="float" office:value="5.61382" calcext:value-type="float">
            <text:p>5.61382</text:p>
          </table:table-cell>
          <table:table-cell office:value-type="float" office:value="5.60577" calcext:value-type="float">
            <text:p>5.60577</text:p>
          </table:table-cell>
          <table:table-cell office:value-type="float" office:value="5.65655" calcext:value-type="float">
            <text:p>5.65655</text:p>
          </table:table-cell>
          <table:table-cell office:value-type="float" office:value="5.60479" calcext:value-type="float">
            <text:p>5.60479</text:p>
          </table:table-cell>
          <table:table-cell office:value-type="float" office:value="5.54868" calcext:value-type="float">
            <text:p>5.54868</text:p>
          </table:table-cell>
          <table:table-cell office:value-type="float" office:value="5.55873" calcext:value-type="float">
            <text:p>5.55873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1625" calcext:value-type="float">
            <text:p>0.01625</text:p>
          </table:table-cell>
        </table:table-row>
        <table:table-row table:style-name="ro1">
          <table:table-cell office:value-type="time" office:time-value="PT01H01M00S" calcext:value-type="time">
            <text:p>01:01:00</text:p>
          </table:table-cell>
          <table:table-cell office:value-type="string" calcext:value-type="string">
            <text:p>MKS-21B</text:p>
          </table:table-cell>
          <table:table-cell office:value-type="string" calcext:value-type="string">
            <text:p>0.10573 o</text:p>
          </table:table-cell>
          <table:table-cell office:value-type="string" calcext:value-type="string">
            <text:p>0.10563 o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827" calcext:value-type="float">
            <text:p>0.00827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642" calcext:value-type="float">
            <text:p>0.00642</text:p>
          </table:table-cell>
          <table:table-cell office:value-type="float" office:value="0.53633" calcext:value-type="float">
            <text:p>0.53633</text:p>
          </table:table-cell>
          <table:table-cell office:value-type="float" office:value="0.57791" calcext:value-type="float">
            <text:p>0.57791</text:p>
          </table:table-cell>
          <table:table-cell office:value-type="float" office:value="0.57552" calcext:value-type="float">
            <text:p>0.57552</text:p>
          </table:table-cell>
          <table:table-cell office:value-type="string" calcext:value-type="string">
            <text:p>Uncal</text:p>
          </table:table-cell>
          <table:table-cell office:value-type="float" office:value="0.55438" calcext:value-type="float">
            <text:p>0.55438</text:p>
          </table:table-cell>
          <table:table-cell office:value-type="float" office:value="0.56843" calcext:value-type="float">
            <text:p>0.56843</text:p>
          </table:table-cell>
          <table:table-cell office:value-type="float" office:value="0.59704" calcext:value-type="float">
            <text:p>0.59704</text:p>
          </table:table-cell>
          <table:table-cell office:value-type="float" office:value="0.60055" calcext:value-type="float">
            <text:p>0.60055</text:p>
          </table:table-cell>
          <table:table-cell office:value-type="float" office:value="0.59845" calcext:value-type="float">
            <text:p>0.59845</text:p>
          </table:table-cell>
          <table:table-cell office:value-type="float" office:value="0.56057" calcext:value-type="float">
            <text:p>0.56057</text:p>
          </table:table-cell>
          <table:table-cell office:value-type="float" office:value="0.56062" calcext:value-type="float">
            <text:p>0.56062</text:p>
          </table:table-cell>
          <table:table-cell office:value-type="float" office:value="0.55951" calcext:value-type="float">
            <text:p>0.55951</text:p>
          </table:table-cell>
          <table:table-cell office:value-type="string" calcext:value-type="string">
            <text:p>0.12746 o</text:p>
          </table:table-cell>
          <table:table-cell office:value-type="string" calcext:value-type="string">
            <text:p>0.13007 o</text:p>
          </table:table-cell>
          <table:table-cell office:value-type="string" calcext:value-type="string">
            <text:p>0.12909 o</text:p>
          </table:table-cell>
          <table:table-cell office:value-type="string" calcext:value-type="string">
            <text:p>0.11786 o</text:p>
          </table:table-cell>
          <table:table-cell office:value-type="string" calcext:value-type="string">
            <text:p>0.12701 o</text:p>
          </table:table-cell>
          <table:table-cell office:value-type="string" calcext:value-type="string">
            <text:p>0.13652 o</text:p>
          </table:table-cell>
          <table:table-cell office:value-type="float" office:value="0.52499" calcext:value-type="float">
            <text:p>0.52499</text:p>
          </table:table-cell>
          <table:table-cell office:value-type="float" office:value="0.52212" calcext:value-type="float">
            <text:p>0.52212</text:p>
          </table:table-cell>
          <table:table-cell office:value-type="float" office:value="0.51693" calcext:value-type="float">
            <text:p>0.51693</text:p>
          </table:table-cell>
          <table:table-cell office:value-type="string" calcext:value-type="string">
            <text:p>-0.07881 u</text:p>
          </table:table-cell>
          <table:table-cell office:value-type="float" office:value="0.00026" calcext:value-type="float">
            <text:p>0.00026</text:p>
          </table:table-cell>
          <table:table-cell office:value-type="string" calcext:value-type="string">
            <text:p>-0.002378 u</text:p>
          </table:table-cell>
          <table:table-cell office:value-type="float" office:value="0.2291" calcext:value-type="float">
            <text:p>0.2291</text:p>
          </table:table-cell>
          <table:table-cell office:value-type="float" office:value="0.22643" calcext:value-type="float">
            <text:p>0.22643</text:p>
          </table:table-cell>
          <table:table-cell office:value-type="float" office:value="0.23015" calcext:value-type="float">
            <text:p>0.23015</text:p>
          </table:table-cell>
          <table:table-cell office:value-type="float" office:value="0.23338" calcext:value-type="float">
            <text:p>0.23338</text:p>
          </table:table-cell>
          <table:table-cell office:value-type="float" office:value="0.2313" calcext:value-type="float">
            <text:p>0.2313</text:p>
          </table:table-cell>
          <table:table-cell office:value-type="float" office:value="0.22692" calcext:value-type="float">
            <text:p>0.22692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67573" calcext:value-type="float">
            <text:p>0.67573</text:p>
          </table:table-cell>
          <table:table-cell office:value-type="float" office:value="0.98995" calcext:value-type="float">
            <text:p>0.98995</text:p>
          </table:table-cell>
          <table:table-cell office:value-type="float" office:value="0.99305" calcext:value-type="float">
            <text:p>0.99305</text:p>
          </table:table-cell>
          <table:table-cell office:value-type="float" office:value="1.889" calcext:value-type="float">
            <text:p>1.889</text:p>
          </table:table-cell>
          <table:table-cell office:value-type="float" office:value="1.00969" calcext:value-type="float">
            <text:p>1.00969</text:p>
          </table:table-cell>
          <table:table-cell office:value-type="float" office:value="0.98958" calcext:value-type="float">
            <text:p>0.98958</text:p>
          </table:table-cell>
          <table:table-cell office:value-type="string" calcext:value-type="string">
            <text:p>0.01562 u</text:p>
          </table:table-cell>
          <table:table-cell office:value-type="float" office:value="0.08608" calcext:value-type="float">
            <text:p>0.08608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04488" calcext:value-type="float">
            <text:p>0.04488</text:p>
          </table:table-cell>
          <table:table-cell office:value-type="float" office:value="3.88558" calcext:value-type="float">
            <text:p>3.88558</text:p>
          </table:table-cell>
          <table:table-cell office:value-type="float" office:value="3.85798" calcext:value-type="float">
            <text:p>3.85798</text:p>
          </table:table-cell>
          <table:table-cell office:value-type="float" office:value="3.90164" calcext:value-type="float">
            <text:p>3.90164</text:p>
          </table:table-cell>
          <table:table-cell office:value-type="float" office:value="3.8691" calcext:value-type="float">
            <text:p>3.8691</text:p>
          </table:table-cell>
          <table:table-cell office:value-type="float" office:value="3.84437" calcext:value-type="float">
            <text:p>3.84437</text:p>
          </table:table-cell>
          <table:table-cell office:value-type="float" office:value="3.85997" calcext:value-type="float">
            <text:p>3.85997</text:p>
          </table:table-cell>
          <table:table-cell office:value-type="float" office:value="0.00389" calcext:value-type="float">
            <text:p>0.00389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403" calcext:value-type="float">
            <text:p>0.00403</text:p>
          </table:table-cell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 10%</text:p>
          </table:table-cell>
          <table:table-cell office:value-type="float" office:value="0.02065" calcext:value-type="float">
            <text:p>0.02065</text:p>
          </table:table-cell>
          <table:table-cell office:value-type="float" office:value="0.01969" calcext:value-type="float">
            <text:p>0.01969</text:p>
          </table:table-cell>
          <table:table-cell office:value-type="float" office:value="0.02396" calcext:value-type="float">
            <text:p>0.02396</text:p>
          </table:table-cell>
          <table:table-cell office:value-type="float" office:value="0.02467" calcext:value-type="float">
            <text:p>0.02467</text:p>
          </table:table-cell>
          <table:table-cell table:number-columns-repeated="2" office:value-type="float" office:value="0.02362" calcext:value-type="float">
            <text:p>0.02362</text:p>
          </table:table-cell>
          <table:table-cell office:value-type="float" office:value="0.02618" calcext:value-type="float">
            <text:p>0.02618</text:p>
          </table:table-cell>
          <table:table-cell office:value-type="float" office:value="0.02545" calcext:value-type="float">
            <text:p>0.02545</text:p>
          </table:table-cell>
          <table:table-cell office:value-type="float" office:value="0.02373" calcext:value-type="float">
            <text:p>0.02373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1.08566" calcext:value-type="float">
            <text:p>1.08566</text:p>
          </table:table-cell>
          <table:table-cell office:value-type="float" office:value="1.11456" calcext:value-type="float">
            <text:p>1.11456</text:p>
          </table:table-cell>
          <table:table-cell office:value-type="float" office:value="1.09253" calcext:value-type="float">
            <text:p>1.09253</text:p>
          </table:table-cell>
          <table:table-cell office:value-type="string" calcext:value-type="string">
            <text:p>Uncal</text:p>
          </table:table-cell>
          <table:table-cell office:value-type="float" office:value="1.06634" calcext:value-type="float">
            <text:p>1.06634</text:p>
          </table:table-cell>
          <table:table-cell office:value-type="float" office:value="1.09319" calcext:value-type="float">
            <text:p>1.09319</text:p>
          </table:table-cell>
          <table:table-cell office:value-type="float" office:value="1.13145" calcext:value-type="float">
            <text:p>1.13145</text:p>
          </table:table-cell>
          <table:table-cell office:value-type="float" office:value="1.14164" calcext:value-type="float">
            <text:p>1.14164</text:p>
          </table:table-cell>
          <table:table-cell office:value-type="float" office:value="1.13471" calcext:value-type="float">
            <text:p>1.13471</text:p>
          </table:table-cell>
          <table:table-cell office:value-type="float" office:value="1.09005" calcext:value-type="float">
            <text:p>1.09005</text:p>
          </table:table-cell>
          <table:table-cell office:value-type="float" office:value="1.09035" calcext:value-type="float">
            <text:p>1.09035</text:p>
          </table:table-cell>
          <table:table-cell office:value-type="float" office:value="1.07828" calcext:value-type="float">
            <text:p>1.07828</text:p>
          </table:table-cell>
          <table:table-cell office:value-type="float" office:value="0.01187" calcext:value-type="float">
            <text:p>0.01187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0959" calcext:value-type="float">
            <text:p>0.00959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10331" calcext:value-type="float">
            <text:p>0.10331</text:p>
          </table:table-cell>
          <table:table-cell office:value-type="float" office:value="0.11451" calcext:value-type="float">
            <text:p>0.11451</text:p>
          </table:table-cell>
          <table:table-cell office:value-type="float" office:value="0.17852" calcext:value-type="float">
            <text:p>0.17852</text:p>
          </table:table-cell>
          <table:table-cell office:value-type="string" calcext:value-type="string">
            <text:p>-1.29747 u</text:p>
          </table:table-cell>
          <table:table-cell office:value-type="float" office:value="0.000148" calcext:value-type="float">
            <text:p>0.000148</text:p>
          </table:table-cell>
          <table:table-cell office:value-type="string" calcext:value-type="string">
            <text:p>-0.002187 u</text:p>
          </table:table-cell>
          <table:table-cell office:value-type="float" office:value="0.21275" calcext:value-type="float">
            <text:p>0.21275</text:p>
          </table:table-cell>
          <table:table-cell office:value-type="float" office:value="0.2106" calcext:value-type="float">
            <text:p>0.2106</text:p>
          </table:table-cell>
          <table:table-cell office:value-type="float" office:value="0.21446" calcext:value-type="float">
            <text:p>0.21446</text:p>
          </table:table-cell>
          <table:table-cell office:value-type="float" office:value="0.21717" calcext:value-type="float">
            <text:p>0.21717</text:p>
          </table:table-cell>
          <table:table-cell office:value-type="float" office:value="0.21621" calcext:value-type="float">
            <text:p>0.21621</text:p>
          </table:table-cell>
          <table:table-cell office:value-type="float" office:value="0.21209" calcext:value-type="float">
            <text:p>0.21209</text:p>
          </table:table-cell>
          <table:table-cell office:value-type="float" office:value="0.00494" calcext:value-type="float">
            <text:p>0.00494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79264" calcext:value-type="float">
            <text:p>0.79264</text:p>
          </table:table-cell>
          <table:table-cell office:value-type="float" office:value="1.04583" calcext:value-type="float">
            <text:p>1.04583</text:p>
          </table:table-cell>
          <table:table-cell office:value-type="float" office:value="1.06412" calcext:value-type="float">
            <text:p>1.06412</text:p>
          </table:table-cell>
          <table:table-cell office:value-type="float" office:value="2.04544" calcext:value-type="float">
            <text:p>2.04544</text:p>
          </table:table-cell>
          <table:table-cell office:value-type="float" office:value="1.06899" calcext:value-type="float">
            <text:p>1.06899</text:p>
          </table:table-cell>
          <table:table-cell office:value-type="float" office:value="1.09014" calcext:value-type="float">
            <text:p>1.09014</text:p>
          </table:table-cell>
          <table:table-cell office:value-type="float" office:value="1.12103" calcext:value-type="float">
            <text:p>1.12103</text:p>
          </table:table-cell>
          <table:table-cell office:value-type="float" office:value="1.21865" calcext:value-type="float">
            <text:p>1.21865</text:p>
          </table:table-cell>
          <table:table-cell office:value-type="float" office:value="1.03262" calcext:value-type="float">
            <text:p>1.03262</text:p>
          </table:table-cell>
          <table:table-cell office:value-type="float" office:value="1.0737" calcext:value-type="float">
            <text:p>1.0737</text:p>
          </table:table-cell>
          <table:table-cell office:value-type="float" office:value="0.54489" calcext:value-type="float">
            <text:p>0.54489</text:p>
          </table:table-cell>
          <table:table-cell office:value-type="float" office:value="0.53487" calcext:value-type="float">
            <text:p>0.53487</text:p>
          </table:table-cell>
          <table:table-cell office:value-type="float" office:value="0.54669" calcext:value-type="float">
            <text:p>0.54669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53874" calcext:value-type="float">
            <text:p>0.53874</text:p>
          </table:table-cell>
          <table:table-cell office:value-type="float" office:value="0.53371" calcext:value-type="float">
            <text:p>0.53371</text:p>
          </table:table-cell>
          <table:table-cell office:value-type="float" office:value="0.02628" calcext:value-type="float">
            <text:p>0.02628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2669" calcext:value-type="float">
            <text:p>0.02669</text:p>
          </table:table-cell>
          <table:table-cell office:value-type="float" office:value="0.02641" calcext:value-type="float">
            <text:p>0.02641</text:p>
          </table:table-cell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5</text:p>
          </table:table-cell>
          <table:table-cell office:value-type="float" office:value="0.04629" calcext:value-type="float">
            <text:p>0.04629</text:p>
          </table:table-cell>
          <table:table-cell office:value-type="float" office:value="0.04644" calcext:value-type="float">
            <text:p>0.04644</text:p>
          </table:table-cell>
          <table:table-cell table:number-columns-repeated="2" office:value-type="float" office:value="0.01505" calcext:value-type="float">
            <text:p>0.01505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586" calcext:value-type="float">
            <text:p>0.01586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12.21836" calcext:value-type="float">
            <text:p>12.21836</text:p>
          </table:table-cell>
          <table:table-cell office:value-type="float" office:value="12.06441" calcext:value-type="float">
            <text:p>12.06441</text:p>
          </table:table-cell>
          <table:table-cell office:value-type="float" office:value="11.93508" calcext:value-type="float">
            <text:p>11.93508</text:p>
          </table:table-cell>
          <table:table-cell office:value-type="string" calcext:value-type="string">
            <text:p>Uncal</text:p>
          </table:table-cell>
          <table:table-cell office:value-type="float" office:value="11.03545" calcext:value-type="float">
            <text:p>11.03545</text:p>
          </table:table-cell>
          <table:table-cell office:value-type="float" office:value="11.91767" calcext:value-type="float">
            <text:p>11.91767</text:p>
          </table:table-cell>
          <table:table-cell office:value-type="float" office:value="12.18672" calcext:value-type="float">
            <text:p>12.18672</text:p>
          </table:table-cell>
          <table:table-cell office:value-type="float" office:value="12.1275" calcext:value-type="float">
            <text:p>12.1275</text:p>
          </table:table-cell>
          <table:table-cell office:value-type="float" office:value="12.01022" calcext:value-type="float">
            <text:p>12.01022</text:p>
          </table:table-cell>
          <table:table-cell office:value-type="float" office:value="11.77252" calcext:value-type="float">
            <text:p>11.77252</text:p>
          </table:table-cell>
          <table:table-cell office:value-type="float" office:value="11.79246" calcext:value-type="float">
            <text:p>11.79246</text:p>
          </table:table-cell>
          <table:table-cell office:value-type="float" office:value="11.70589" calcext:value-type="float">
            <text:p>11.70589</text:p>
          </table:table-cell>
          <table:table-cell office:value-type="float" office:value="0.09632" calcext:value-type="float">
            <text:p>0.09632</text:p>
          </table:table-cell>
          <table:table-cell office:value-type="float" office:value="0.09771" calcext:value-type="float">
            <text:p>0.09771</text:p>
          </table:table-cell>
          <table:table-cell office:value-type="float" office:value="0.09623" calcext:value-type="float">
            <text:p>0.09623</text:p>
          </table:table-cell>
          <table:table-cell office:value-type="float" office:value="0.09101" calcext:value-type="float">
            <text:p>0.09101</text:p>
          </table:table-cell>
          <table:table-cell office:value-type="float" office:value="0.09389" calcext:value-type="float">
            <text:p>0.09389</text:p>
          </table:table-cell>
          <table:table-cell office:value-type="string" calcext:value-type="string">
            <text:p>0.09891 o</text:p>
          </table:table-cell>
          <table:table-cell office:value-type="float" office:value="1.04018" calcext:value-type="float">
            <text:p>1.04018</text:p>
          </table:table-cell>
          <table:table-cell office:value-type="float" office:value="1.00099" calcext:value-type="float">
            <text:p>1.00099</text:p>
          </table:table-cell>
          <table:table-cell office:value-type="float" office:value="0.88663" calcext:value-type="float">
            <text:p>0.88663</text:p>
          </table:table-cell>
          <table:table-cell office:value-type="float" office:value="0.51472" calcext:value-type="float">
            <text:p>0.51472</text:p>
          </table:table-cell>
          <table:table-cell office:value-type="float" office:value="0.000653" calcext:value-type="float">
            <text:p>0.000653</text:p>
          </table:table-cell>
          <table:table-cell office:value-type="string" calcext:value-type="string">
            <text:p>-0.000931 u</text:p>
          </table:table-cell>
          <table:table-cell office:value-type="float" office:value="2.85959" calcext:value-type="float">
            <text:p>2.85959</text:p>
          </table:table-cell>
          <table:table-cell office:value-type="float" office:value="2.84576" calcext:value-type="float">
            <text:p>2.84576</text:p>
          </table:table-cell>
          <table:table-cell office:value-type="float" office:value="2.92292" calcext:value-type="float">
            <text:p>2.92292</text:p>
          </table:table-cell>
          <table:table-cell office:value-type="float" office:value="2.9187" calcext:value-type="float">
            <text:p>2.9187</text:p>
          </table:table-cell>
          <table:table-cell office:value-type="float" office:value="2.8913" calcext:value-type="float">
            <text:p>2.8913</text:p>
          </table:table-cell>
          <table:table-cell office:value-type="float" office:value="2.86669" calcext:value-type="float">
            <text:p>2.86669</text:p>
          </table:table-cell>
          <table:table-cell office:value-type="float" office:value="0.00438" calcext:value-type="float">
            <text:p>0.00438</text:p>
          </table:table-cell>
          <table:table-cell office:value-type="float" office:value="0.00458" calcext:value-type="float">
            <text:p>0.00458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48" calcext:value-type="float">
            <text:p>0.0048</text:p>
          </table:table-cell>
          <table:table-cell office:value-type="float" office:value="5.56605" calcext:value-type="float">
            <text:p>5.56605</text:p>
          </table:table-cell>
          <table:table-cell office:value-type="float" office:value="6.03825" calcext:value-type="float">
            <text:p>6.03825</text:p>
          </table:table-cell>
          <table:table-cell office:value-type="float" office:value="6.06535" calcext:value-type="float">
            <text:p>6.06535</text:p>
          </table:table-cell>
          <table:table-cell office:value-type="float" office:value="5.84422" calcext:value-type="float">
            <text:p>5.84422</text:p>
          </table:table-cell>
          <table:table-cell office:value-type="float" office:value="5.72308" calcext:value-type="float">
            <text:p>5.72308</text:p>
          </table:table-cell>
          <table:table-cell office:value-type="float" office:value="5.76631" calcext:value-type="float">
            <text:p>5.76631</text:p>
          </table:table-cell>
          <table:table-cell office:value-type="float" office:value="3.01346" calcext:value-type="float">
            <text:p>3.01346</text:p>
          </table:table-cell>
          <table:table-cell office:value-type="float" office:value="2.99088" calcext:value-type="float">
            <text:p>2.99088</text:p>
          </table:table-cell>
          <table:table-cell office:value-type="float" office:value="2.68529" calcext:value-type="float">
            <text:p>2.68529</text:p>
          </table:table-cell>
          <table:table-cell office:value-type="float" office:value="2.70961" calcext:value-type="float">
            <text:p>2.70961</text:p>
          </table:table-cell>
          <table:table-cell office:value-type="float" office:value="2.14099" calcext:value-type="float">
            <text:p>2.14099</text:p>
          </table:table-cell>
          <table:table-cell office:value-type="float" office:value="2.1429" calcext:value-type="float">
            <text:p>2.1429</text:p>
          </table:table-cell>
          <table:table-cell office:value-type="float" office:value="2.1633" calcext:value-type="float">
            <text:p>2.1633</text:p>
          </table:table-cell>
          <table:table-cell office:value-type="float" office:value="2.15264" calcext:value-type="float">
            <text:p>2.15264</text:p>
          </table:table-cell>
          <table:table-cell office:value-type="float" office:value="2.16325" calcext:value-type="float">
            <text:p>2.16325</text:p>
          </table:table-cell>
          <table:table-cell office:value-type="float" office:value="2.16097" calcext:value-type="float">
            <text:p>2.16097</text:p>
          </table:table-cell>
          <table:table-cell office:value-type="float" office:value="0.05831" calcext:value-type="float">
            <text:p>0.05831</text:p>
          </table:table-cell>
          <table:table-cell office:value-type="float" office:value="0.05876" calcext:value-type="float">
            <text:p>0.05876</text:p>
          </table:table-cell>
          <table:table-cell office:value-type="float" office:value="0.05824" calcext:value-type="float">
            <text:p>0.05824</text:p>
          </table:table-cell>
          <table:table-cell office:value-type="float" office:value="0.05919" calcext:value-type="float">
            <text:p>0.05919</text:p>
          </table:table-cell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NEP24-050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0.00741" calcext:value-type="float">
            <text:p>0.0074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95" calcext:value-type="float">
            <text:p>0.00095</text:p>
          </table:table-cell>
          <table:table-cell table:number-columns-repeated="2" office:value-type="float" office:value="0.00102" calcext:value-type="float">
            <text:p>0.00102</text:p>
          </table:table-cell>
          <table:table-cell office:value-type="string" calcext:value-type="string">
            <text:p>0.00027 u</text:p>
          </table:table-cell>
          <table:table-cell office:value-type="string" calcext:value-type="string">
            <text:p>0.00018 u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84652" calcext:value-type="float">
            <text:p>0.84652</text:p>
          </table:table-cell>
          <table:table-cell office:value-type="float" office:value="0.88594" calcext:value-type="float">
            <text:p>0.88594</text:p>
          </table:table-cell>
          <table:table-cell office:value-type="float" office:value="0.87041" calcext:value-type="float">
            <text:p>0.87041</text:p>
          </table:table-cell>
          <table:table-cell office:value-type="string" calcext:value-type="string">
            <text:p>Uncal</text:p>
          </table:table-cell>
          <table:table-cell office:value-type="float" office:value="0.84919" calcext:value-type="float">
            <text:p>0.84919</text:p>
          </table:table-cell>
          <table:table-cell office:value-type="float" office:value="0.87073" calcext:value-type="float">
            <text:p>0.87073</text:p>
          </table:table-cell>
          <table:table-cell office:value-type="float" office:value="0.62871" calcext:value-type="float">
            <text:p>0.62871</text:p>
          </table:table-cell>
          <table:table-cell office:value-type="float" office:value="0.599" calcext:value-type="float">
            <text:p>0.599</text:p>
          </table:table-cell>
          <table:table-cell office:value-type="string" calcext:value-type="string">
            <text:p>0.60034 u</text:p>
          </table:table-cell>
          <table:table-cell office:value-type="string" calcext:value-type="string">
            <text:p>0.57875 u</text:p>
          </table:table-cell>
          <table:table-cell office:value-type="string" calcext:value-type="string">
            <text:p>0.57894 u</text:p>
          </table:table-cell>
          <table:table-cell office:value-type="string" calcext:value-type="string">
            <text:p>0.59389 u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0.00378" calcext:value-type="float">
            <text:p>0.00378</text:p>
          </table:table-cell>
          <table:table-cell office:value-type="string" calcext:value-type="string">
            <text:p>0.00012 u</text:p>
          </table:table-cell>
          <table:table-cell office:value-type="float" office:value="0.00371" calcext:value-type="float">
            <text:p>0.00371</text:p>
          </table:table-cell>
          <table:table-cell office:value-type="string" calcext:value-type="string">
            <text:p>0.00236 u</text:p>
          </table:table-cell>
          <table:table-cell office:value-type="float" office:value="0.47406" calcext:value-type="float">
            <text:p>0.47406</text:p>
          </table:table-cell>
          <table:table-cell office:value-type="float" office:value="0.4733" calcext:value-type="float">
            <text:p>0.4733</text:p>
          </table:table-cell>
          <table:table-cell office:value-type="float" office:value="0.32671" calcext:value-type="float">
            <text:p>0.32671</text:p>
          </table:table-cell>
          <table:table-cell office:value-type="string" calcext:value-type="string">
            <text:p>-0.67568 u</text:p>
          </table:table-cell>
          <table:table-cell office:value-type="float" office:value="0.000219" calcext:value-type="float">
            <text:p>0.000219</text:p>
          </table:table-cell>
          <table:table-cell office:value-type="string" calcext:value-type="string">
            <text:p>-0.000925 u</text:p>
          </table:table-cell>
          <table:table-cell office:value-type="float" office:value="0.15984" calcext:value-type="float">
            <text:p>0.15984</text:p>
          </table:table-cell>
          <table:table-cell office:value-type="float" office:value="0.15838" calcext:value-type="float">
            <text:p>0.15838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10816" calcext:value-type="float">
            <text:p>0.10816</text:p>
          </table:table-cell>
          <table:table-cell office:value-type="float" office:value="0.10802" calcext:value-type="float">
            <text:p>0.10802</text:p>
          </table:table-cell>
          <table:table-cell office:value-type="string" calcext:value-type="string">
            <text:p>0.10912 u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43" calcext:value-type="float">
            <text:p>0.00043</text:p>
          </table:table-cell>
          <table:table-cell office:value-type="string" calcext:value-type="string">
            <text:p>0.00037 u</text:p>
          </table:table-cell>
          <table:table-cell office:value-type="string" calcext:value-type="string">
            <text:p>0.00035 u</text:p>
          </table:table-cell>
          <table:table-cell office:value-type="float" office:value="1.00208" calcext:value-type="float">
            <text:p>1.00208</text:p>
          </table:table-cell>
          <table:table-cell office:value-type="float" office:value="1.34006" calcext:value-type="float">
            <text:p>1.34006</text:p>
          </table:table-cell>
          <table:table-cell office:value-type="float" office:value="1.33489" calcext:value-type="float">
            <text:p>1.33489</text:p>
          </table:table-cell>
          <table:table-cell office:value-type="float" office:value="1.54338" calcext:value-type="float">
            <text:p>1.54338</text:p>
          </table:table-cell>
          <table:table-cell office:value-type="float" office:value="0.95008" calcext:value-type="float">
            <text:p>0.95008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09761" calcext:value-type="float">
            <text:p>0.09761</text:p>
          </table:table-cell>
          <table:table-cell office:value-type="float" office:value="0.09048" calcext:value-type="float">
            <text:p>0.09048</text:p>
          </table:table-cell>
          <table:table-cell office:value-type="float" office:value="0.08985" calcext:value-type="float">
            <text:p>0.08985</text:p>
          </table:table-cell>
          <table:table-cell office:value-type="float" office:value="0.05426" calcext:value-type="float">
            <text:p>0.05426</text:p>
          </table:table-cell>
          <table:table-cell office:value-type="float" office:value="5.27581" calcext:value-type="float">
            <text:p>5.27581</text:p>
          </table:table-cell>
          <table:table-cell office:value-type="float" office:value="5.28713" calcext:value-type="float">
            <text:p>5.28713</text:p>
          </table:table-cell>
          <table:table-cell office:value-type="float" office:value="5.3321" calcext:value-type="float">
            <text:p>5.3321</text:p>
          </table:table-cell>
          <table:table-cell office:value-type="string" calcext:value-type="string">
            <text:p>3.55590 u</text:p>
          </table:table-cell>
          <table:table-cell office:value-type="float" office:value="3.55724" calcext:value-type="float">
            <text:p>3.55724</text:p>
          </table:table-cell>
          <table:table-cell office:value-type="string" calcext:value-type="string">
            <text:p>3.54308 u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873" calcext:value-type="float">
            <text:p>0.00873</text:p>
          </table:table-cell>
        </table:table-row>
        <table:table-row table:style-name="ro1">
          <table:table-cell office:value-type="time" office:time-value="PT01H02M00S" calcext:value-type="time">
            <text:p>01:02:00</text:p>
          </table:table-cell>
          <table:table-cell office:value-type="string" calcext:value-type="string">
            <text:p>MKS-23</text:p>
          </table:table-cell>
          <table:table-cell office:value-type="float" office:value="0.00279" calcext:value-type="float">
            <text:p>0.00279</text:p>
          </table:table-cell>
          <table:table-cell office:value-type="string" calcext:value-type="string">
            <text:p>0.00234 u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104" calcext:value-type="float">
            <text:p>0.00104</text:p>
          </table:table-cell>
          <table:table-cell table:number-columns-repeated="2" office:value-type="float" office:value="0.00114" calcext:value-type="float">
            <text:p>0.00114</text:p>
          </table:table-cell>
          <table:table-cell office:value-type="string" calcext:value-type="string">
            <text:p>0.00069 u</text:p>
          </table:table-cell>
          <table:table-cell office:value-type="string" calcext:value-type="string">
            <text:p>0.00173 u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55872" calcext:value-type="float">
            <text:p>0.55872</text:p>
          </table:table-cell>
          <table:table-cell office:value-type="float" office:value="0.59241" calcext:value-type="float">
            <text:p>0.59241</text:p>
          </table:table-cell>
          <table:table-cell office:value-type="float" office:value="0.58571" calcext:value-type="float">
            <text:p>0.58571</text:p>
          </table:table-cell>
          <table:table-cell office:value-type="string" calcext:value-type="string">
            <text:p>Uncal</text:p>
          </table:table-cell>
          <table:table-cell office:value-type="float" office:value="0.56584" calcext:value-type="float">
            <text:p>0.56584</text:p>
          </table:table-cell>
          <table:table-cell office:value-type="float" office:value="0.58091" calcext:value-type="float">
            <text:p>0.58091</text:p>
          </table:table-cell>
          <table:table-cell office:value-type="float" office:value="0.60995" calcext:value-type="float">
            <text:p>0.60995</text:p>
          </table:table-cell>
          <table:table-cell office:value-type="float" office:value="0.61086" calcext:value-type="float">
            <text:p>0.61086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57556" calcext:value-type="float">
            <text:p>0.57556</text:p>
          </table:table-cell>
          <table:table-cell office:value-type="float" office:value="0.57495" calcext:value-type="float">
            <text:p>0.57495</text:p>
          </table:table-cell>
          <table:table-cell office:value-type="float" office:value="0.57611" calcext:value-type="float">
            <text:p>0.57611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0282" calcext:value-type="float">
            <text:p>0.00282</text:p>
          </table:table-cell>
          <table:table-cell office:value-type="string" calcext:value-type="string">
            <text:p>0.00295 u</text:p>
          </table:table-cell>
          <table:table-cell office:value-type="string" calcext:value-type="string">
            <text:p>0.00250 u</text:p>
          </table:table-cell>
          <table:table-cell office:value-type="string" calcext:value-type="string">
            <text:p>0.00001 u</text:p>
          </table:table-cell>
          <table:table-cell office:value-type="float" office:value="0.15936" calcext:value-type="float">
            <text:p>0.15936</text:p>
          </table:table-cell>
          <table:table-cell office:value-type="float" office:value="0.16985" calcext:value-type="float">
            <text:p>0.16985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-1.25528 u</text:p>
          </table:table-cell>
          <table:table-cell office:value-type="float" office:value="0.000271" calcext:value-type="float">
            <text:p>0.000271</text:p>
          </table:table-cell>
          <table:table-cell office:value-type="string" calcext:value-type="string">
            <text:p>-0.001207 u</text:p>
          </table:table-cell>
          <table:table-cell office:value-type="float" office:value="0.07906" calcext:value-type="float">
            <text:p>0.07906</text:p>
          </table:table-cell>
          <table:table-cell office:value-type="float" office:value="0.07818" calcext:value-type="float">
            <text:p>0.07818</text:p>
          </table:table-cell>
          <table:table-cell office:value-type="float" office:value="0.07963" calcext:value-type="float">
            <text:p>0.07963</text:p>
          </table:table-cell>
          <table:table-cell office:value-type="float" office:value="0.08057" calcext:value-type="float">
            <text:p>0.08057</text:p>
          </table:table-cell>
          <table:table-cell office:value-type="float" office:value="0.08139" calcext:value-type="float">
            <text:p>0.08139</text:p>
          </table:table-cell>
          <table:table-cell office:value-type="float" office:value="0.07814" calcext:value-type="float">
            <text:p>0.07814</text:p>
          </table:table-cell>
          <table:table-cell office:value-type="string" calcext:value-type="string">
            <text:p>0.00006 u</text:p>
          </table:table-cell>
          <table:table-cell office:value-type="float" office:value="0.00017" calcext:value-type="float">
            <text:p>0.00017</text:p>
          </table:table-cell>
          <table:table-cell office:value-type="string" calcext:value-type="string">
            <text:p>0.00012 u</text:p>
          </table:table-cell>
          <table:table-cell office:value-type="string" calcext:value-type="string">
            <text:p>0.00029 u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59048" calcext:value-type="float">
            <text:p>0.59048</text:p>
          </table:table-cell>
          <table:table-cell office:value-type="float" office:value="0.58873" calcext:value-type="float">
            <text:p>0.58873</text:p>
          </table:table-cell>
          <table:table-cell office:value-type="float" office:value="1.5407" calcext:value-type="float">
            <text:p>1.5407</text:p>
          </table:table-cell>
          <table:table-cell office:value-type="float" office:value="0.62201" calcext:value-type="float">
            <text:p>0.62201</text:p>
          </table:table-cell>
          <table:table-cell office:value-type="float" office:value="0.59111" calcext:value-type="float">
            <text:p>0.59111</text:p>
          </table:table-cell>
          <table:table-cell office:value-type="string" calcext:value-type="string">
            <text:p>0.10225 u</text:p>
          </table:table-cell>
          <table:table-cell office:value-type="float" office:value="0.12662" calcext:value-type="float">
            <text:p>0.12662</text:p>
          </table:table-cell>
          <table:table-cell office:value-type="float" office:value="0.12516" calcext:value-type="float">
            <text:p>0.12516</text:p>
          </table:table-cell>
          <table:table-cell office:value-type="float" office:value="0.09455" calcext:value-type="float">
            <text:p>0.09455</text:p>
          </table:table-cell>
          <table:table-cell office:value-type="float" office:value="3.39782" calcext:value-type="float">
            <text:p>3.39782</text:p>
          </table:table-cell>
          <table:table-cell office:value-type="float" office:value="3.398" calcext:value-type="float">
            <text:p>3.398</text:p>
          </table:table-cell>
          <table:table-cell office:value-type="float" office:value="3.43466" calcext:value-type="float">
            <text:p>3.43466</text:p>
          </table:table-cell>
          <table:table-cell office:value-type="float" office:value="3.42409" calcext:value-type="float">
            <text:p>3.42409</text:p>
          </table:table-cell>
          <table:table-cell office:value-type="float" office:value="3.40457" calcext:value-type="float">
            <text:p>3.40457</text:p>
          </table:table-cell>
          <table:table-cell office:value-type="float" office:value="3.41576" calcext:value-type="float">
            <text:p>3.41576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0.00501" calcext:value-type="float">
            <text:p>0.00501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time" office:time-value="PT01H03M00S" calcext:value-type="time">
            <text:p>01:03:00</text:p>
          </table:table-cell>
          <table:table-cell office:value-type="string" calcext:value-type="string">
            <text:p>MKS-24B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02222" calcext:value-type="float">
            <text:p>0.02222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48.0262" calcext:value-type="float">
            <text:p>48.0262</text:p>
          </table:table-cell>
          <table:table-cell office:value-type="float" office:value="48.02829" calcext:value-type="float">
            <text:p>48.02829</text:p>
          </table:table-cell>
          <table:table-cell office:value-type="float" office:value="46.98606" calcext:value-type="float">
            <text:p>46.98606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####</text:p>
          </table:table-cell>
          <table:table-cell office:value-type="float" office:value="43.48453" calcext:value-type="float">
            <text:p>43.48453</text:p>
          </table:table-cell>
          <table:table-cell office:value-type="float" office:value="47.36894" calcext:value-type="float">
            <text:p>47.36894</text:p>
          </table:table-cell>
          <table:table-cell office:value-type="float" office:value="47.16308" calcext:value-type="float">
            <text:p>47.16308</text:p>
          </table:table-cell>
          <table:table-cell office:value-type="float" office:value="46.77158" calcext:value-type="float">
            <text:p>46.77158</text:p>
          </table:table-cell>
          <table:table-cell office:value-type="float" office:value="45.3229" calcext:value-type="float">
            <text:p>45.3229</text:p>
          </table:table-cell>
          <table:table-cell office:value-type="float" office:value="44.97738" calcext:value-type="float">
            <text:p>44.97738</text:p>
          </table:table-cell>
          <table:table-cell office:value-type="float" office:value="44.85561" calcext:value-type="float">
            <text:p>44.85561</text:p>
          </table:table-cell>
          <table:table-cell office:value-type="float" office:value="0.01694" calcext:value-type="float">
            <text:p>0.01694</text:p>
          </table:table-cell>
          <table:table-cell office:value-type="float" office:value="0.01753" calcext:value-type="float">
            <text:p>0.01753</text:p>
          </table:table-cell>
          <table:table-cell office:value-type="float" office:value="0.01637" calcext:value-type="float">
            <text:p>0.01637</text:p>
          </table:table-cell>
          <table:table-cell office:value-type="float" office:value="0.02011" calcext:value-type="float">
            <text:p>0.02011</text:p>
          </table:table-cell>
          <table:table-cell office:value-type="float" office:value="0.01793" calcext:value-type="float">
            <text:p>0.01793</text:p>
          </table:table-cell>
          <table:table-cell office:value-type="float" office:value="0.01791" calcext:value-type="float">
            <text:p>0.01791</text:p>
          </table:table-cell>
          <table:table-cell office:value-type="float" office:value="4.17875" calcext:value-type="float">
            <text:p>4.17875</text:p>
          </table:table-cell>
          <table:table-cell office:value-type="float" office:value="3.95386" calcext:value-type="float">
            <text:p>3.95386</text:p>
          </table:table-cell>
          <table:table-cell office:value-type="float" office:value="3.59663" calcext:value-type="float">
            <text:p>3.59663</text:p>
          </table:table-cell>
          <table:table-cell office:value-type="float" office:value="3.49115" calcext:value-type="float">
            <text:p>3.49115</text:p>
          </table:table-cell>
          <table:table-cell office:value-type="float" office:value="0.004116" calcext:value-type="float">
            <text:p>0.004116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4.52633" calcext:value-type="float">
            <text:p>4.52633</text:p>
          </table:table-cell>
          <table:table-cell office:value-type="float" office:value="4.50699" calcext:value-type="float">
            <text:p>4.50699</text:p>
          </table:table-cell>
          <table:table-cell office:value-type="float" office:value="4.65678" calcext:value-type="float">
            <text:p>4.65678</text:p>
          </table:table-cell>
          <table:table-cell office:value-type="float" office:value="4.65701" calcext:value-type="float">
            <text:p>4.65701</text:p>
          </table:table-cell>
          <table:table-cell office:value-type="float" office:value="4.62052" calcext:value-type="float">
            <text:p>4.62052</text:p>
          </table:table-cell>
          <table:table-cell office:value-type="float" office:value="4.58134" calcext:value-type="float">
            <text:p>4.58134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9.82314" calcext:value-type="float">
            <text:p>9.82314</text:p>
          </table:table-cell>
          <table:table-cell office:value-type="float" office:value="10.4947" calcext:value-type="float">
            <text:p>10.4947</text:p>
          </table:table-cell>
          <table:table-cell office:value-type="float" office:value="10.43294" calcext:value-type="float">
            <text:p>10.43294</text:p>
          </table:table-cell>
          <table:table-cell office:value-type="float" office:value="9.51249" calcext:value-type="float">
            <text:p>9.51249</text:p>
          </table:table-cell>
          <table:table-cell office:value-type="float" office:value="9.37889" calcext:value-type="float">
            <text:p>9.37889</text:p>
          </table:table-cell>
          <table:table-cell office:value-type="float" office:value="9.41119" calcext:value-type="float">
            <text:p>9.41119</text:p>
          </table:table-cell>
          <table:table-cell office:value-type="float" office:value="5.90495" calcext:value-type="float">
            <text:p>5.90495</text:p>
          </table:table-cell>
          <table:table-cell office:value-type="float" office:value="5.54261" calcext:value-type="float">
            <text:p>5.54261</text:p>
          </table:table-cell>
          <table:table-cell office:value-type="float" office:value="5.01022" calcext:value-type="float">
            <text:p>5.01022</text:p>
          </table:table-cell>
          <table:table-cell office:value-type="float" office:value="5.01272" calcext:value-type="float">
            <text:p>5.01272</text:p>
          </table:table-cell>
          <table:table-cell office:value-type="float" office:value="16.86573" calcext:value-type="float">
            <text:p>16.86573</text:p>
          </table:table-cell>
          <table:table-cell office:value-type="float" office:value="16.92089" calcext:value-type="float">
            <text:p>16.92089</text:p>
          </table:table-cell>
          <table:table-cell office:value-type="float" office:value="17.08759" calcext:value-type="float">
            <text:p>17.08759</text:p>
          </table:table-cell>
          <table:table-cell office:value-type="float" office:value="16.76648" calcext:value-type="float">
            <text:p>16.76648</text:p>
          </table:table-cell>
          <table:table-cell office:value-type="float" office:value="16.68502" calcext:value-type="float">
            <text:p>16.68502</text:p>
          </table:table-cell>
          <table:table-cell office:value-type="float" office:value="16.69559" calcext:value-type="float">
            <text:p>16.69559</text:p>
          </table:table-cell>
          <table:table-cell office:value-type="float" office:value="0.04819" calcext:value-type="float">
            <text:p>0.04819</text:p>
          </table:table-cell>
          <table:table-cell office:value-type="float" office:value="0.05035" calcext:value-type="float">
            <text:p>0.05035</text:p>
          </table:table-cell>
          <table:table-cell office:value-type="float" office:value="0.04804" calcext:value-type="float">
            <text:p>0.04804</text:p>
          </table:table-cell>
          <table:table-cell office:value-type="float" office:value="0.05099" calcext:value-type="float">
            <text:p>0.05099</text:p>
          </table:table-cell>
        </table:table-row>
        <table:table-row table:style-name="ro1"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TIMESERIESNA</text:p>
          </table:table-cell>
          <table:table-cell table:number-columns-repeated="64"/>
        </table:table-row>
        <table:table-row table:style-name="ro1">
          <table:table-cell office:value-type="time" office:time-value="PT01H05M00S" calcext:value-type="time">
            <text:p>01:05:00</text:p>
          </table:table-cell>
          <table:table-cell office:value-type="string" calcext:value-type="string">
            <text:p>TIMESERIESNA</text:p>
          </table:table-cell>
          <table:table-cell table:number-columns-repeated="64"/>
        </table:table-row>
        <table:table-row table:style-name="ro1">
          <table:table-cell office:value-type="time" office:time-value="PT01H06M00S" calcext:value-type="time">
            <text:p>01:06:00</text:p>
          </table:table-cell>
          <table:table-cell office:value-type="string" calcext:value-type="string">
            <text:p>TIMESERIESNA</text:p>
          </table:table-cell>
          <table:table-cell table:number-columns-repeated="64"/>
        </table:table-row>
        <table:table-row table:style-name="ro1">
          <table:table-cell office:value-type="time" office:time-value="PT01H07M00S" calcext:value-type="time">
            <text:p>01:07:00</text:p>
          </table:table-cell>
          <table:table-cell office:value-type="string" calcext:value-type="string">
            <text:p>TIMESERIESNA</text:p>
          </table:table-cell>
          <table:table-cell table:number-columns-repeated="64"/>
        </table:table-row>
        <table:table-row table:style-name="ro1">
          <table:table-cell office:value-type="time" office:time-value="PT01H08M00S" calcext:value-type="time">
            <text:p>01:08:00</text:p>
          </table:table-cell>
          <table:table-cell office:value-type="string" calcext:value-type="string">
            <text:p>TIMESERIESNA</text:p>
          </table:table-cell>
          <table:table-cell table:number-columns-repeated="64"/>
        </table:table-row>
        <table:table-row table:style-name="ro1">
          <table:table-cell office:value-type="time" office:time-value="PT01H09M00S" calcext:value-type="time">
            <text:p>01:09:00</text:p>
          </table:table-cell>
          <table:table-cell office:value-type="string" calcext:value-type="string">
            <text:p>TIMESERIESNA</text:p>
          </table:table-cell>
          <table:table-cell table:number-columns-repeated="64"/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-10%</text:p>
          </table:table-cell>
          <table:table-cell table:number-columns-repeated="64"/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table:number-columns-repeated="64"/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NEP24-050</text:p>
          </table:table-cell>
          <table:table-cell table:number-columns-repeated="64"/>
        </table:table-row>
        <table:table-row table:style-name="ro1"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TIMESERIESNA</text:p>
          </table:table-cell>
          <table:table-cell table:number-columns-repeated="64"/>
        </table:table-row>
        <table:table-row table:style-name="ro1"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TIMESERIESNA</text:p>
          </table:table-cell>
          <table:table-cell table:number-columns-repeated="64"/>
        </table:table-row>
        <table:table-row table:style-name="ro1"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TIMESERIESNA</text:p>
          </table:table-cell>
          <table:table-cell table:number-columns-repeated="64"/>
        </table:table-row>
        <table:table-row table:style-name="ro1"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TIMESERIESNA</text:p>
          </table:table-cell>
          <table:table-cell table:number-columns-repeated="64"/>
        </table:table-row>
        <table:table-row table:style-name="ro1"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TIMESERIESNA</text:p>
          </table:table-cell>
          <table:table-cell table:number-columns-repeated="64"/>
        </table:table-row>
        <table:table-row table:style-name="ro1"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TIMESERIESNA</text:p>
          </table:table-cell>
          <table:table-cell table:number-columns-repeated="64"/>
        </table:table-row>
        <table:table-row table:style-name="ro1"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TIMESERIESNA</text:p>
          </table:table-cell>
          <table:table-cell table:number-columns-repeated="64"/>
        </table:table-row>
        <table:table-row table:style-name="ro1"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TIMESERIESNA</text:p>
          </table:table-cell>
          <table:table-cell table:number-columns-repeated="64"/>
        </table:table-row>
        <table:table-row table:style-name="ro1"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Thalo 01 September</text:p>
          </table:table-cell>
          <table:table-cell table:number-columns-repeated="64"/>
        </table:table-row>
        <table:table-row table:style-name="ro1"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Thalo 18 september</text:p>
          </table:table-cell>
          <table:table-cell table:number-columns-repeated="64"/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-10%</text:p>
          </table:table-cell>
          <table:table-cell table:number-columns-repeated="64"/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table:number-columns-repeated="64"/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NIST1640a</text:p>
          </table:table-cell>
          <table:table-cell table:number-columns-repeated="64"/>
        </table:table-row>
        <table:table-row table:style-name="ro1">
          <table:table-cell office:value-type="time" office:time-value="PT02H02M00S" calcext:value-type="time">
            <text:p>02:02:00</text:p>
          </table:table-cell>
          <table:table-cell office:value-type="string" calcext:value-type="string">
            <text:p>Thalo 02 October</text:p>
          </table:table-cell>
          <table:table-cell table:number-columns-repeated="64"/>
        </table:table-row>
        <table:table-row table:style-name="ro1"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Kyul 05 May</text:p>
          </table:table-cell>
          <table:table-cell table:number-columns-repeated="64"/>
        </table:table-row>
        <table:table-row table:style-name="ro1"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Kyul 15 May</text:p>
          </table:table-cell>
          <table:table-cell table:number-columns-repeated="64"/>
        </table:table-row>
        <table:table-row table:style-name="ro1"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Kyul 29 May</text:p>
          </table:table-cell>
          <table:table-cell table:number-columns-repeated="64"/>
        </table:table-row>
        <table:table-row table:style-name="ro1"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Kyul 16 June</text:p>
          </table:table-cell>
          <table:table-cell table:number-columns-repeated="64"/>
        </table:table-row>
        <table:table-row table:style-name="ro1"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Kyul 30 June</text:p>
          </table:table-cell>
          <table:table-cell table:number-columns-repeated="64"/>
        </table:table-row>
        <table:table-row table:style-name="ro1">
          <table:table-cell office:value-type="time" office:time-value="PT02H08M00S" calcext:value-type="time">
            <text:p>02:08:00</text:p>
          </table:table-cell>
          <table:table-cell office:value-type="string" calcext:value-type="string">
            <text:p>Kyul 17 July</text:p>
          </table:table-cell>
          <table:table-cell table:number-columns-repeated="64"/>
        </table:table-row>
        <table:table-row table:style-name="ro1"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Kyul 31 July</text:p>
          </table:table-cell>
          <table:table-cell table:number-columns-repeated="64"/>
        </table:table-row>
        <table:table-row table:style-name="ro1">
          <table:table-cell office:value-type="time" office:time-value="PT02H10M00S" calcext:value-type="time">
            <text:p>02:10:00</text:p>
          </table:table-cell>
          <table:table-cell office:value-type="string" calcext:value-type="string">
            <text:p>Kyul 18 August</text:p>
          </table:table-cell>
          <table:table-cell table:number-columns-repeated="64"/>
        </table:table-row>
        <table:table-row table:style-name="ro1">
          <table:table-cell office:value-type="time" office:time-value="PT02H11M00S" calcext:value-type="time">
            <text:p>02:11:00</text:p>
          </table:table-cell>
          <table:table-cell office:value-type="string" calcext:value-type="string">
            <text:p>Kyul 01 September</text:p>
          </table:table-cell>
          <table:table-cell table:number-columns-repeated="64"/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-10%</text:p>
          </table:table-cell>
          <table:table-cell table:number-columns-repeated="64"/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table:number-columns-repeated="64"/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NIST1640a</text:p>
          </table:table-cell>
          <table:table-cell table:number-columns-repeated="64"/>
        </table:table-row>
        <table:table-row table:style-name="ro1">
          <table:table-cell office:value-type="time" office:time-value="PT02H12M00S" calcext:value-type="time">
            <text:p>02:12:00</text:p>
          </table:table-cell>
          <table:table-cell office:value-type="string" calcext:value-type="string">
            <text:p>Kyul 18 September</text:p>
          </table:table-cell>
          <table:table-cell table:number-columns-repeated="64"/>
        </table:table-row>
        <table:table-row table:style-name="ro1">
          <table:table-cell office:value-type="time" office:time-value="PT02H13M00S" calcext:value-type="time">
            <text:p>02:13:00</text:p>
          </table:table-cell>
          <table:table-cell office:value-type="string" calcext:value-type="string">
            <text:p>Kyul 02 October</text:p>
          </table:table-cell>
          <table:table-cell table:number-columns-repeated="64"/>
        </table:table-row>
        <table:table-row table:style-name="ro1">
          <table:table-cell office:value-type="time" office:time-value="PT02H14M00S" calcext:value-type="time">
            <text:p>02:14:00</text:p>
          </table:table-cell>
          <table:table-cell office:value-type="string" calcext:value-type="string">
            <text:p>Nep23-101R</text:p>
          </table:table-cell>
          <table:table-cell table:number-columns-repeated="64"/>
        </table:table-row>
        <table:table-row table:style-name="ro1"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Nep23-110R</text:p>
          </table:table-cell>
          <table:table-cell table:number-columns-repeated="64"/>
        </table:table-row>
        <table:table-row table:style-name="ro1">
          <table:table-cell office:value-type="time" office:time-value="PT02H16M00S" calcext:value-type="time">
            <text:p>02:16:00</text:p>
          </table:table-cell>
          <table:table-cell office:value-type="string" calcext:value-type="string">
            <text:p>Nep23-120R</text:p>
          </table:table-cell>
          <table:table-cell table:number-columns-repeated="64"/>
        </table:table-row>
        <table:table-row table:style-name="ro1">
          <table:table-cell office:value-type="time" office:time-value="PT02H17M00S" calcext:value-type="time">
            <text:p>02:17:00</text:p>
          </table:table-cell>
          <table:table-cell office:value-type="string" calcext:value-type="string">
            <text:p>Nep23-130R</text:p>
          </table:table-cell>
          <table:table-cell table:number-columns-repeated="64"/>
        </table:table-row>
        <table:table-row table:style-name="ro1">
          <table:table-cell office:value-type="time" office:time-value="PT02H18M00S" calcext:value-type="time">
            <text:p>02:18:00</text:p>
          </table:table-cell>
          <table:table-cell office:value-type="string" calcext:value-type="string">
            <text:p>Nep23-140R</text:p>
          </table:table-cell>
          <table:table-cell table:number-columns-repeated="64"/>
        </table:table-row>
        <table:table-row table:style-name="ro1"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Nep23-110R</text:p>
          </table:table-cell>
          <table:table-cell table:number-columns-repeated="64"/>
        </table:table-row>
        <table:table-row table:style-name="ro1">
          <table:table-cell office:value-type="time" office:time-value="PT02H20M00S" calcext:value-type="time">
            <text:p>02:20:00</text:p>
          </table:table-cell>
          <table:table-cell office:value-type="string" calcext:value-type="string">
            <text:p>Nep23-111R</text:p>
          </table:table-cell>
          <table:table-cell table:number-columns-repeated="64"/>
        </table:table-row>
        <table:table-row table:style-name="ro1"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Nep23-132</text:p>
          </table:table-cell>
          <table:table-cell table:number-columns-repeated="64"/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-10%</text:p>
          </table:table-cell>
          <table:table-cell table:number-columns-repeated="64"/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table:number-columns-repeated="64"/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NIST1640a</text:p>
          </table:table-cell>
          <table:table-cell table:number-columns-repeated="64"/>
        </table:table-row>
        <table:table-row table:style-name="ro1">
          <table:table-cell office:value-type="time" office:time-value="PT01H01M00S" calcext:value-type="time">
            <text:p>01:01:00</text:p>
          </table:table-cell>
          <table:table-cell office:value-type="string" calcext:value-type="string">
            <text:p>Nep23-123R</text:p>
          </table:table-cell>
          <table:table-cell table:number-columns-repeated="64"/>
        </table:table-row>
        <table:table-row table:style-name="ro1">
          <table:table-cell office:value-type="time" office:time-value="PT01H02M00S" calcext:value-type="time">
            <text:p>01:02:00</text:p>
          </table:table-cell>
          <table:table-cell office:value-type="string" calcext:value-type="string">
            <text:p>Sea2007-07</text:p>
          </table:table-cell>
          <table:table-cell table:number-columns-repeated="64"/>
        </table:table-row>
        <table:table-row table:style-name="ro1">
          <table:table-cell office:value-type="time" office:time-value="PT01H03M00S" calcext:value-type="time">
            <text:p>01:03:00</text:p>
          </table:table-cell>
          <table:table-cell office:value-type="string" calcext:value-type="string">
            <text:p>Sea2007-08</text:p>
          </table:table-cell>
          <table:table-cell table:number-columns-repeated="64"/>
        </table:table-row>
        <table:table-row table:style-name="ro1"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Sea2007-09</text:p>
          </table:table-cell>
          <table:table-cell table:number-columns-repeated="64"/>
        </table:table-row>
        <table:table-row table:style-name="ro1">
          <table:table-cell office:value-type="time" office:time-value="PT06H01M00S" calcext:value-type="time">
            <text:p>06:01:00</text:p>
          </table:table-cell>
          <table:table-cell office:value-type="string" calcext:value-type="string">
            <text:p>Sample 95</text:p>
          </table:table-cell>
          <table:table-cell table:number-columns-repeated="64"/>
        </table:table-row>
        <table:table-row table:style-name="ro1">
          <table:table-cell office:value-type="time" office:time-value="PT06H02M00S" calcext:value-type="time">
            <text:p>06:02:00</text:p>
          </table:table-cell>
          <table:table-cell office:value-type="string" calcext:value-type="string">
            <text:p>Sample 96</text:p>
          </table:table-cell>
          <table:table-cell table:number-columns-repeated="64"/>
        </table:table-row>
        <table:table-row table:style-name="ro1">
          <table:table-cell office:value-type="time" office:time-value="PT06H03M00S" calcext:value-type="time">
            <text:p>06:03:00</text:p>
          </table:table-cell>
          <table:table-cell office:value-type="string" calcext:value-type="string">
            <text:p>Sample 97</text:p>
          </table:table-cell>
          <table:table-cell table:number-columns-repeated="64"/>
        </table:table-row>
        <table:table-row table:style-name="ro1">
          <table:table-cell office:value-type="time" office:time-value="PT06H04M00S" calcext:value-type="time">
            <text:p>06:04:00</text:p>
          </table:table-cell>
          <table:table-cell office:value-type="string" calcext:value-type="string">
            <text:p>Sample 98</text:p>
          </table:table-cell>
          <table:table-cell table:number-columns-repeated="64"/>
        </table:table-row>
        <table:table-row table:style-name="ro1">
          <table:table-cell office:value-type="time" office:time-value="PT06H05M00S" calcext:value-type="time">
            <text:p>06:05:00</text:p>
          </table:table-cell>
          <table:table-cell office:value-type="string" calcext:value-type="string">
            <text:p>Sample 99</text:p>
          </table:table-cell>
          <table:table-cell table:number-columns-repeated="64"/>
        </table:table-row>
        <table:table-row table:style-name="ro1">
          <table:table-cell office:value-type="time" office:time-value="PT06H06M00S" calcext:value-type="time">
            <text:p>06:06:00</text:p>
          </table:table-cell>
          <table:table-cell office:value-type="string" calcext:value-type="string">
            <text:p>Sample 100</text:p>
          </table:table-cell>
          <table:table-cell table:number-columns-repeated="64"/>
        </table:table-row>
        <table:table-row table:style-name="ro1">
          <table:table-cell office:value-type="time" office:time-value="PT06H07M00S" calcext:value-type="time">
            <text:p>06:07:00</text:p>
          </table:table-cell>
          <table:table-cell office:value-type="string" calcext:value-type="string">
            <text:p>Sample 101</text:p>
          </table:table-cell>
          <table:table-cell table:number-columns-repeated="64"/>
        </table:table-row>
        <table:table-row table:style-name="ro1">
          <table:table-cell office:value-type="time" office:time-value="PT06H08M00S" calcext:value-type="time">
            <text:p>06:08:00</text:p>
          </table:table-cell>
          <table:table-cell office:value-type="string" calcext:value-type="string">
            <text:p>Sample 102</text:p>
          </table:table-cell>
          <table:table-cell table:number-columns-repeated="64"/>
        </table:table-row>
        <table:table-row table:style-name="ro1">
          <table:table-cell office:value-type="time" office:time-value="PT06H09M00S" calcext:value-type="time">
            <text:p>06:09:00</text:p>
          </table:table-cell>
          <table:table-cell office:value-type="string" calcext:value-type="string">
            <text:p>Sample 103</text:p>
          </table:table-cell>
          <table:table-cell table:number-columns-repeated="64"/>
        </table:table-row>
        <table:table-row table:style-name="ro1">
          <table:table-cell office:value-type="time" office:time-value="PT06H10M00S" calcext:value-type="time">
            <text:p>06:10:00</text:p>
          </table:table-cell>
          <table:table-cell office:value-type="string" calcext:value-type="string">
            <text:p>Sample 104</text:p>
          </table:table-cell>
          <table:table-cell table:number-columns-repeated="64"/>
        </table:table-row>
        <table:table-row table:style-name="ro1">
          <table:table-cell office:value-type="time" office:time-value="PT06H11M00S" calcext:value-type="time">
            <text:p>06:11:00</text:p>
          </table:table-cell>
          <table:table-cell office:value-type="string" calcext:value-type="string">
            <text:p>Sample 105</text:p>
          </table:table-cell>
          <table:table-cell table:number-columns-repeated="64"/>
        </table:table-row>
        <table:table-row table:style-name="ro1">
          <table:table-cell office:value-type="time" office:time-value="PT06H12M00S" calcext:value-type="time">
            <text:p>06:12:00</text:p>
          </table:table-cell>
          <table:table-cell office:value-type="string" calcext:value-type="string">
            <text:p>Sample 106</text:p>
          </table:table-cell>
          <table:table-cell table:number-columns-repeated="64"/>
        </table:table-row>
        <table:table-row table:style-name="ro1">
          <table:table-cell office:value-type="time" office:time-value="PT06H13M00S" calcext:value-type="time">
            <text:p>06:13:00</text:p>
          </table:table-cell>
          <table:table-cell office:value-type="string" calcext:value-type="string">
            <text:p>Sample 107</text:p>
          </table:table-cell>
          <table:table-cell table:number-columns-repeated="64"/>
        </table:table-row>
        <table:table-row table:style-name="ro1">
          <table:table-cell office:value-type="time" office:time-value="PT06H14M00S" calcext:value-type="time">
            <text:p>06:14:00</text:p>
          </table:table-cell>
          <table:table-cell office:value-type="string" calcext:value-type="string">
            <text:p>Sample 108</text:p>
          </table:table-cell>
          <table:table-cell table:number-columns-repeated="64"/>
        </table:table-row>
        <table:table-row table:style-name="ro1">
          <table:table-cell office:value-type="time" office:time-value="PT06H15M00S" calcext:value-type="time">
            <text:p>06:15:00</text:p>
          </table:table-cell>
          <table:table-cell office:value-type="string" calcext:value-type="string">
            <text:p>Sample 109</text:p>
          </table:table-cell>
          <table:table-cell table:number-columns-repeated="64"/>
        </table:table-row>
        <table:table-row table:style-name="ro1">
          <table:table-cell office:value-type="time" office:time-value="PT06H16M00S" calcext:value-type="time">
            <text:p>06:16:00</text:p>
          </table:table-cell>
          <table:table-cell office:value-type="string" calcext:value-type="string">
            <text:p>Sample 110</text:p>
          </table:table-cell>
          <table:table-cell table:number-columns-repeated="64"/>
        </table:table-row>
        <table:table-row table:style-name="ro1">
          <table:table-cell office:value-type="time" office:time-value="PT06H17M00S" calcext:value-type="time">
            <text:p>06:17:00</text:p>
          </table:table-cell>
          <table:table-cell office:value-type="string" calcext:value-type="string">
            <text:p>Sample 111</text:p>
          </table:table-cell>
          <table:table-cell table:number-columns-repeated="64"/>
        </table:table-row>
        <table:table-row table:style-name="ro1">
          <table:table-cell office:value-type="time" office:time-value="PT06H18M00S" calcext:value-type="time">
            <text:p>06:18:00</text:p>
          </table:table-cell>
          <table:table-cell office:value-type="string" calcext:value-type="string">
            <text:p>Sample 112</text:p>
          </table:table-cell>
          <table:table-cell table:number-columns-repeated="64"/>
        </table:table-row>
        <table:table-row table:style-name="ro1">
          <table:table-cell office:value-type="time" office:time-value="PT06H19M00S" calcext:value-type="time">
            <text:p>06:19:00</text:p>
          </table:table-cell>
          <table:table-cell office:value-type="string" calcext:value-type="string">
            <text:p>Sample 113</text:p>
          </table:table-cell>
          <table:table-cell table:number-columns-repeated="64"/>
        </table:table-row>
        <table:table-row table:style-name="ro1">
          <table:table-cell office:value-type="time" office:time-value="PT06H20M00S" calcext:value-type="time">
            <text:p>06:20:00</text:p>
          </table:table-cell>
          <table:table-cell office:value-type="string" calcext:value-type="string">
            <text:p>Sample 114</text:p>
          </table:table-cell>
          <table:table-cell table:number-columns-repeated="64"/>
        </table:table-row>
        <table:table-row table:style-name="ro1">
          <table:table-cell office:value-type="time" office:time-value="PT06H21M00S" calcext:value-type="time">
            <text:p>06:21:00</text:p>
          </table:table-cell>
          <table:table-cell office:value-type="string" calcext:value-type="string">
            <text:p>Sample 115</text:p>
          </table:table-cell>
          <table:table-cell table:number-columns-repeated="64"/>
        </table:table-row>
        <table:table-row table:style-name="ro1">
          <table:table-cell office:value-type="time" office:time-value="PT06H22M00S" calcext:value-type="time">
            <text:p>06:22:00</text:p>
          </table:table-cell>
          <table:table-cell office:value-type="string" calcext:value-type="string">
            <text:p>Sample 116</text:p>
          </table:table-cell>
          <table:table-cell table:number-columns-repeated="64"/>
        </table:table-row>
        <table:table-row table:style-name="ro1">
          <table:table-cell office:value-type="time" office:time-value="PT06H23M00S" calcext:value-type="time">
            <text:p>06:23:00</text:p>
          </table:table-cell>
          <table:table-cell office:value-type="string" calcext:value-type="string">
            <text:p>Sample 117</text:p>
          </table:table-cell>
          <table:table-cell table:number-columns-repeated="64"/>
        </table:table-row>
        <table:table-row table:style-name="ro1">
          <table:table-cell office:value-type="time" office:time-value="PT06H24M00S" calcext:value-type="time">
            <text:p>06:24:00</text:p>
          </table:table-cell>
          <table:table-cell office:value-type="string" calcext:value-type="string">
            <text:p>Sample 118</text:p>
          </table:table-cell>
          <table:table-cell table:number-columns-repeated="64"/>
        </table:table-row>
        <table:table-row table:style-name="ro1">
          <table:table-cell office:value-type="time" office:time-value="PT06H25M00S" calcext:value-type="time">
            <text:p>06:25:00</text:p>
          </table:table-cell>
          <table:table-cell office:value-type="string" calcext:value-type="string">
            <text:p>Sample 119</text:p>
          </table:table-cell>
          <table:table-cell table:number-columns-repeated="64"/>
        </table:table-row>
        <table:table-row table:style-name="ro1">
          <table:table-cell office:value-type="time" office:time-value="PT06H26M00S" calcext:value-type="time">
            <text:p>06:26:00</text:p>
          </table:table-cell>
          <table:table-cell office:value-type="string" calcext:value-type="string">
            <text:p>Sample 120</text:p>
          </table:table-cell>
          <table:table-cell table:number-columns-repeated="64"/>
        </table:table-row>
        <table:table-row table:style-name="ro1">
          <table:table-cell office:value-type="time" office:time-value="PT06H27M00S" calcext:value-type="time">
            <text:p>06:27:00</text:p>
          </table:table-cell>
          <table:table-cell office:value-type="string" calcext:value-type="string">
            <text:p>Sample 121</text:p>
          </table:table-cell>
          <table:table-cell table:number-columns-repeated="64"/>
        </table:table-row>
        <table:table-row table:style-name="ro1">
          <table:table-cell office:value-type="time" office:time-value="PT06H28M00S" calcext:value-type="time">
            <text:p>06:28:00</text:p>
          </table:table-cell>
          <table:table-cell office:value-type="string" calcext:value-type="string">
            <text:p>Sample 122</text:p>
          </table:table-cell>
          <table:table-cell table:number-columns-repeated="64"/>
        </table:table-row>
        <table:table-row table:style-name="ro1">
          <table:table-cell office:value-type="time" office:time-value="PT06H29M00S" calcext:value-type="time">
            <text:p>06:29:00</text:p>
          </table:table-cell>
          <table:table-cell office:value-type="string" calcext:value-type="string">
            <text:p>Sample 123</text:p>
          </table:table-cell>
          <table:table-cell table:number-columns-repeated="64"/>
        </table:table-row>
        <table:table-row table:style-name="ro1">
          <table:table-cell office:value-type="time" office:time-value="PT06H30M00S" calcext:value-type="time">
            <text:p>06:30:00</text:p>
          </table:table-cell>
          <table:table-cell office:value-type="string" calcext:value-type="string">
            <text:p>Sample 124</text:p>
          </table:table-cell>
          <table:table-cell table:number-columns-repeated="64"/>
        </table:table-row>
        <table:table-row table:style-name="ro1">
          <table:table-cell office:value-type="time" office:time-value="PT06H31M00S" calcext:value-type="time">
            <text:p>06:31:00</text:p>
          </table:table-cell>
          <table:table-cell office:value-type="string" calcext:value-type="string">
            <text:p>Sample 125</text:p>
          </table:table-cell>
          <table:table-cell table:number-columns-repeated="64"/>
        </table:table-row>
        <table:table-row table:style-name="ro1">
          <table:table-cell office:value-type="time" office:time-value="PT06H32M00S" calcext:value-type="time">
            <text:p>06:32:00</text:p>
          </table:table-cell>
          <table:table-cell office:value-type="string" calcext:value-type="string">
            <text:p>Sample 126</text:p>
          </table:table-cell>
          <table:table-cell table:number-columns-repeated="64"/>
        </table:table-row>
        <table:table-row table:style-name="ro1">
          <table:table-cell office:value-type="time" office:time-value="PT06H33M00S" calcext:value-type="time">
            <text:p>06:33:00</text:p>
          </table:table-cell>
          <table:table-cell office:value-type="string" calcext:value-type="string">
            <text:p>Sample 127</text:p>
          </table:table-cell>
          <table:table-cell table:number-columns-repeated="64"/>
        </table:table-row>
        <table:table-row table:style-name="ro1">
          <table:table-cell office:value-type="time" office:time-value="PT06H34M00S" calcext:value-type="time">
            <text:p>06:34:00</text:p>
          </table:table-cell>
          <table:table-cell office:value-type="string" calcext:value-type="string">
            <text:p>Sample 128</text:p>
          </table:table-cell>
          <table:table-cell table:number-columns-repeated="64"/>
        </table:table-row>
        <table:table-row table:style-name="ro1">
          <table:table-cell office:value-type="time" office:time-value="PT06H35M00S" calcext:value-type="time">
            <text:p>06:35:00</text:p>
          </table:table-cell>
          <table:table-cell office:value-type="string" calcext:value-type="string">
            <text:p>Sample 129</text:p>
          </table:table-cell>
          <table:table-cell table:number-columns-repeated="64"/>
        </table:table-row>
        <table:table-row table:style-name="ro1">
          <table:table-cell office:value-type="time" office:time-value="PT06H36M00S" calcext:value-type="time">
            <text:p>06:36:00</text:p>
          </table:table-cell>
          <table:table-cell office:value-type="string" calcext:value-type="string">
            <text:p>Sample 130</text:p>
          </table:table-cell>
          <table:table-cell table:number-columns-repeated="64"/>
        </table:table-row>
        <table:table-row table:style-name="ro1">
          <table:table-cell office:value-type="time" office:time-value="PT06H37M00S" calcext:value-type="time">
            <text:p>06:37:00</text:p>
          </table:table-cell>
          <table:table-cell office:value-type="string" calcext:value-type="string">
            <text:p>Sample 131</text:p>
          </table:table-cell>
          <table:table-cell table:number-columns-repeated="64"/>
        </table:table-row>
        <table:table-row table:style-name="ro1">
          <table:table-cell office:value-type="time" office:time-value="PT06H38M00S" calcext:value-type="time">
            <text:p>06:38:00</text:p>
          </table:table-cell>
          <table:table-cell office:value-type="string" calcext:value-type="string">
            <text:p>Sample 132</text:p>
          </table:table-cell>
          <table:table-cell table:number-columns-repeated="64"/>
        </table:table-row>
        <table:table-row table:style-name="ro1">
          <table:table-cell office:value-type="time" office:time-value="PT06H39M00S" calcext:value-type="time">
            <text:p>06:39:00</text:p>
          </table:table-cell>
          <table:table-cell office:value-type="string" calcext:value-type="string">
            <text:p>Sample 133</text:p>
          </table:table-cell>
          <table:table-cell table:number-columns-repeated="64"/>
        </table:table-row>
        <table:table-row table:style-name="ro1">
          <table:table-cell office:value-type="time" office:time-value="PT06H40M00S" calcext:value-type="time">
            <text:p>06:40:00</text:p>
          </table:table-cell>
          <table:table-cell office:value-type="string" calcext:value-type="string">
            <text:p>Sample 134</text:p>
          </table:table-cell>
          <table:table-cell table:number-columns-repeated="64"/>
        </table:table-row>
        <table:table-row table:style-name="ro1">
          <table:table-cell office:value-type="time" office:time-value="PT06H41M00S" calcext:value-type="time">
            <text:p>06:41:00</text:p>
          </table:table-cell>
          <table:table-cell office:value-type="string" calcext:value-type="string">
            <text:p>Sample 135</text:p>
          </table:table-cell>
          <table:table-cell table:number-columns-repeated="64"/>
        </table:table-row>
        <table:table-row table:style-name="ro1">
          <table:table-cell office:value-type="time" office:time-value="PT06H42M00S" calcext:value-type="time">
            <text:p>06:42:00</text:p>
          </table:table-cell>
          <table:table-cell office:value-type="string" calcext:value-type="string">
            <text:p>Sample 136</text:p>
          </table:table-cell>
          <table:table-cell table:number-columns-repeated="64"/>
        </table:table-row>
        <table:table-row table:style-name="ro1">
          <table:table-cell office:value-type="time" office:time-value="PT06H43M00S" calcext:value-type="time">
            <text:p>06:43:00</text:p>
          </table:table-cell>
          <table:table-cell office:value-type="string" calcext:value-type="string">
            <text:p>Sample 137</text:p>
          </table:table-cell>
          <table:table-cell table:number-columns-repeated="64"/>
        </table:table-row>
        <table:table-row table:style-name="ro1">
          <table:table-cell office:value-type="time" office:time-value="PT06H44M00S" calcext:value-type="time">
            <text:p>06:44:00</text:p>
          </table:table-cell>
          <table:table-cell office:value-type="string" calcext:value-type="string">
            <text:p>Sample 138</text:p>
          </table:table-cell>
          <table:table-cell table:number-columns-repeated="64"/>
        </table:table-row>
        <table:table-row table:style-name="ro1">
          <table:table-cell office:value-type="time" office:time-value="PT06H45M00S" calcext:value-type="time">
            <text:p>06:45:00</text:p>
          </table:table-cell>
          <table:table-cell office:value-type="string" calcext:value-type="string">
            <text:p>Sample 139</text:p>
          </table:table-cell>
          <table:table-cell table:number-columns-repeated="64"/>
        </table:table-row>
        <table:table-row table:style-name="ro1">
          <table:table-cell office:value-type="time" office:time-value="PT06H46M00S" calcext:value-type="time">
            <text:p>06:46:00</text:p>
          </table:table-cell>
          <table:table-cell office:value-type="string" calcext:value-type="string">
            <text:p>Sample 140</text:p>
          </table:table-cell>
          <table:table-cell table:number-columns-repeated="64"/>
        </table:table-row>
        <table:table-row table:style-name="ro1">
          <table:table-cell office:value-type="time" office:time-value="PT06H47M00S" calcext:value-type="time">
            <text:p>06:47:00</text:p>
          </table:table-cell>
          <table:table-cell office:value-type="string" calcext:value-type="string">
            <text:p>Sample 141</text:p>
          </table:table-cell>
          <table:table-cell table:number-columns-repeated="64"/>
        </table:table-row>
        <table:table-row table:style-name="ro1">
          <table:table-cell office:value-type="time" office:time-value="PT06H48M00S" calcext:value-type="time">
            <text:p>06:48:00</text:p>
          </table:table-cell>
          <table:table-cell office:value-type="string" calcext:value-type="string">
            <text:p>Sample 142</text:p>
          </table:table-cell>
          <table:table-cell table:number-columns-repeated="64"/>
        </table:table-row>
        <table:table-row table:style-name="ro1">
          <table:table-cell office:value-type="time" office:time-value="PT06H49M00S" calcext:value-type="time">
            <text:p>06:49:00</text:p>
          </table:table-cell>
          <table:table-cell office:value-type="string" calcext:value-type="string">
            <text:p>Sample 143</text:p>
          </table:table-cell>
          <table:table-cell table:number-columns-repeated="64"/>
        </table:table-row>
        <table:table-row table:style-name="ro1">
          <table:table-cell office:value-type="time" office:time-value="PT06H50M00S" calcext:value-type="time">
            <text:p>06:50:00</text:p>
          </table:table-cell>
          <table:table-cell office:value-type="string" calcext:value-type="string">
            <text:p>Sample 144</text:p>
          </table:table-cell>
          <table:table-cell table:number-columns-repeated="64"/>
        </table:table-row>
        <table:table-row table:style-name="ro1">
          <table:table-cell office:value-type="time" office:time-value="PT06H51M00S" calcext:value-type="time">
            <text:p>06:51:00</text:p>
          </table:table-cell>
          <table:table-cell office:value-type="string" calcext:value-type="string">
            <text:p>Sample 145</text:p>
          </table:table-cell>
          <table:table-cell table:number-columns-repeated="64"/>
        </table:table-row>
        <table:table-row table:style-name="ro1">
          <table:table-cell office:value-type="time" office:time-value="PT06H52M00S" calcext:value-type="time">
            <text:p>06:52:00</text:p>
          </table:table-cell>
          <table:table-cell office:value-type="string" calcext:value-type="string">
            <text:p>Sample 146</text:p>
          </table:table-cell>
          <table:table-cell table:number-columns-repeated="64"/>
        </table:table-row>
        <table:table-row table:style-name="ro1">
          <table:table-cell office:value-type="time" office:time-value="PT06H53M00S" calcext:value-type="time">
            <text:p>06:53:00</text:p>
          </table:table-cell>
          <table:table-cell office:value-type="string" calcext:value-type="string">
            <text:p>Sample 147</text:p>
          </table:table-cell>
          <table:table-cell table:number-columns-repeated="64"/>
        </table:table-row>
        <table:table-row table:style-name="ro1">
          <table:table-cell office:value-type="time" office:time-value="PT06H54M00S" calcext:value-type="time">
            <text:p>06:54:00</text:p>
          </table:table-cell>
          <table:table-cell office:value-type="string" calcext:value-type="string">
            <text:p>Sample 148</text:p>
          </table:table-cell>
          <table:table-cell table:number-columns-repeated="64"/>
        </table:table-row>
        <table:table-row table:style-name="ro1">
          <table:table-cell office:value-type="time" office:time-value="PT06H55M00S" calcext:value-type="time">
            <text:p>06:55:00</text:p>
          </table:table-cell>
          <table:table-cell office:value-type="string" calcext:value-type="string">
            <text:p>Sample 149</text:p>
          </table:table-cell>
          <table:table-cell table:number-columns-repeated="64"/>
        </table:table-row>
        <table:table-row table:style-name="ro1">
          <table:table-cell office:value-type="time" office:time-value="PT06H56M00S" calcext:value-type="time">
            <text:p>06:56:00</text:p>
          </table:table-cell>
          <table:table-cell office:value-type="string" calcext:value-type="string">
            <text:p>Sample 150</text:p>
          </table:table-cell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1-21T12:51:18.509000000</meta:creation-date>
    <dc:date>2024-11-21T12:52:13.740000000</dc:date>
    <meta:editing-duration>PT55S</meta:editing-duration>
    <meta:editing-cycles>1</meta:editing-cycles>
    <meta:document-statistic meta:table-count="1" meta:cell-count="3846" meta:object-count="0"/>
    <meta:generator>LibreOffice/6.4.5.2$Windows_X86_64 LibreOffice_project/a726b36747cf2001e06b58ad5db1aa3a9a1872d6</meta:generator>
  </office:meta>
</office:document-meta>
</file>